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180.96pt"/>
    </style:style>
    <style:style style:name="co4" style:family="table-column">
      <style:table-column-properties fo:break-before="auto" style:column-width="166.71pt"/>
    </style:style>
    <style:style style:name="co5" style:family="table-column">
      <style:table-column-properties fo:break-before="auto" style:column-width="134.96pt"/>
    </style:style>
    <style:style style:name="co6" style:family="table-column">
      <style:table-column-properties fo:break-before="auto" style:column-width="244.4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woluwe-saint-pierr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72777d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'woluwe-saint-pierre'.F1"/>
      </table:content-validations>
      <table:table table:name="woluwe-saint-pierr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1" office:value-type="string" calcext:value-type="string">
            <text:p>wikidata (personne/persoon)</text:p>
          </table:table-cell>
          <table:table-cell table:style-name="ce1" table:content-validation-name="val1" office:value-type="string" calcext:value-type="string">
            <text:p>Genre/Gender</text:p>
          </table:table-cell>
          <table:table-cell table:style-name="ce1" office:value-type="string" calcext:value-type="string">
            <text:p>Link Wikipedia (si pas Wikidata/Indien geen Wikidata</text:p>
          </table:table-cell>
          <table:table-cell table:style-name="ce1" office:value-type="string" calcext:value-type="string">
            <text:p>Note/Nota</text:p>
          </table:table-cell>
          <table:table-cell table:style-name="ce1" office:value-type="string" calcext:value-type="string">
            <text:p>OpenStreetMap</text:p>
          </table:table-cell>
          <table:table-cell table:style-name="ce8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4251" calcext:value-type="float">
            <text:p>2994251</text:p>
          </table:table-cell>
          <table:table-cell table:style-name="ce2" office:value-type="string" calcext:value-type="string">
            <text:p>Avenue de Broqueville</text:p>
          </table:table-cell>
          <table:table-cell table:style-name="ce2" office:value-type="string" calcext:value-type="string">
            <text:p>de Broquevillelaan</text:p>
          </table:table-cell>
          <table:table-cell table:style-name="ce2" office:value-type="string" calcext:value-type="string">
            <text:p>Q70510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2];&quot;/&quot;;[.B2])" office:value-type="string" office:string-value="https://osm.org/relation/2994251" calcext:value-type="string">
            <text:p>https://osm.org/relation/29942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98836" calcext:value-type="float">
            <text:p>2998836</text:p>
          </table:table-cell>
          <table:table-cell table:style-name="ce2" office:value-type="string" calcext:value-type="string">
            <text:p>Rue Georges et Jacques Martin</text:p>
          </table:table-cell>
          <table:table-cell table:style-name="ce2" office:value-type="string" calcext:value-type="string">
            <text:p>Georges en Jacques Martinstraat</text:p>
          </table:table-cell>
          <table:table-cell table:style-name="ce2" office:value-type="string" calcext:value-type="string">
            <text:p>Q8509106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6" table:formula="of:=CONCATENATE(&quot;https://osm.org/&quot;;[.A3];&quot;/&quot;;[.B3])" office:value-type="string" office:string-value="https://osm.org/relation/2998836" calcext:value-type="string">
            <text:p>https://osm.org/relation/29988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00201" calcext:value-type="float">
            <text:p>3000201</text:p>
          </table:table-cell>
          <table:table-cell table:style-name="ce2" office:value-type="string" calcext:value-type="string">
            <text:p>Rue de la Cambre</text:p>
          </table:table-cell>
          <table:table-cell table:style-name="ce2" office:value-type="string" calcext:value-type="string">
            <text:p>Terkame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4];&quot;/&quot;;[.B4])" office:value-type="string" office:string-value="https://osm.org/relation/3000201" calcext:value-type="string">
            <text:p>https://osm.org/relation/30002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639" calcext:value-type="float">
            <text:p>3011639</text:p>
          </table:table-cell>
          <table:table-cell table:style-name="ce2" office:value-type="string" calcext:value-type="string">
            <text:p>Avenue des Paradisiers</text:p>
          </table:table-cell>
          <table:table-cell table:style-name="ce2" office:value-type="string" calcext:value-type="string">
            <text:p>Paradijsvogel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5];&quot;/&quot;;[.B5])" office:value-type="string" office:string-value="https://osm.org/relation/3011639" calcext:value-type="string">
            <text:p>https://osm.org/relation/30116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648" calcext:value-type="float">
            <text:p>3011648</text:p>
          </table:table-cell>
          <table:table-cell table:style-name="ce2" office:value-type="string" calcext:value-type="string">
            <text:p>Avenue du Chant d'Oiseau</text:p>
          </table:table-cell>
          <table:table-cell table:style-name="ce2" office:value-type="string" calcext:value-type="string">
            <text:p>Vogelzan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6];&quot;/&quot;;[.B6])" office:value-type="string" office:string-value="https://osm.org/relation/3011648" calcext:value-type="string">
            <text:p>https://osm.org/relation/30116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1825" calcext:value-type="float">
            <text:p>3011825</text:p>
          </table:table-cell>
          <table:table-cell table:style-name="ce2" office:value-type="string" calcext:value-type="string">
            <text:p>Avenue des Traquets</text:p>
          </table:table-cell>
          <table:table-cell table:style-name="ce2" office:value-type="string" calcext:value-type="string">
            <text:p>Zwartkeeltj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7];&quot;/&quot;;[.B7])" office:value-type="string" office:string-value="https://osm.org/relation/3011825" calcext:value-type="string">
            <text:p>https://osm.org/relation/30118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2040" calcext:value-type="float">
            <text:p>3012040</text:p>
          </table:table-cell>
          <table:table-cell table:style-name="ce2" office:value-type="string" calcext:value-type="string">
            <text:p>Avenue Gabriel Emile Lebon</text:p>
          </table:table-cell>
          <table:table-cell table:style-name="ce2" office:value-type="string" calcext:value-type="string">
            <text:p>Gabriel Emile Lebonlaan</text:p>
          </table:table-cell>
          <table:table-cell table:style-name="ce3" office:value-type="string" calcext:value-type="string">
            <text:p>Q309354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8];&quot;/&quot;;[.B8])" office:value-type="string" office:string-value="https://osm.org/relation/3012040" calcext:value-type="string">
            <text:p>https://osm.org/relation/30120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590" calcext:value-type="float">
            <text:p>3015590</text:p>
          </table:table-cell>
          <table:table-cell table:style-name="ce2" office:value-type="string" calcext:value-type="string">
            <text:p>Rue Sombre</text:p>
          </table:table-cell>
          <table:table-cell table:style-name="ce2" office:value-type="string" calcext:value-type="string">
            <text:p>Donk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9];&quot;/&quot;;[.B9])" office:value-type="string" office:string-value="https://osm.org/relation/3015590" calcext:value-type="string">
            <text:p>https://osm.org/relation/30155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15625" calcext:value-type="float">
            <text:p>3015625</text:p>
          </table:table-cell>
          <table:table-cell table:style-name="ce2" office:value-type="string" calcext:value-type="string">
            <text:p>Rue Vandenhoven</text:p>
          </table:table-cell>
          <table:table-cell table:style-name="ce2" office:value-type="string" calcext:value-type="string">
            <text:p>Vandenhov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0];&quot;/&quot;;[.B10])" office:value-type="string" office:string-value="https://osm.org/relation/3015625" calcext:value-type="string">
            <text:p>https://osm.org/relation/30156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1891" calcext:value-type="float">
            <text:p>3061891</text:p>
          </table:table-cell>
          <table:table-cell table:style-name="ce2" office:value-type="string" calcext:value-type="string">
            <text:p>Avenue Emmanuel Mounier</text:p>
          </table:table-cell>
          <table:table-cell table:style-name="ce2" office:value-type="string" calcext:value-type="string">
            <text:p>Emmanuel Mounierlaan</text:p>
          </table:table-cell>
          <table:table-cell table:style-name="ce2" office:value-type="string" calcext:value-type="string">
            <text:p>Q35135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1];&quot;/&quot;;[.B11])" office:value-type="string" office:string-value="https://osm.org/relation/3061891" calcext:value-type="string">
            <text:p>https://osm.org/relation/30618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6501" calcext:value-type="float">
            <text:p>3066501</text:p>
          </table:table-cell>
          <table:table-cell table:style-name="ce2" office:value-type="string" calcext:value-type="string">
            <text:p>Avenue Albert Dumont</text:p>
          </table:table-cell>
          <table:table-cell table:style-name="ce2" office:value-type="string" calcext:value-type="string">
            <text:p>Albert Dumon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two possibilities</text:p>
          </table:table-cell>
          <table:table-cell/>
          <table:table-cell table:style-name="ce6" table:formula="of:=CONCATENATE(&quot;https://osm.org/&quot;;[.A12];&quot;/&quot;;[.B12])" office:value-type="string" office:string-value="https://osm.org/relation/3066501" calcext:value-type="string">
            <text:p>https://osm.org/relation/30665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9153" calcext:value-type="float">
            <text:p>3069153</text:p>
          </table:table-cell>
          <table:table-cell table:style-name="ce2" office:value-type="string" calcext:value-type="string">
            <text:p>Avenue de Wezembeek</text:p>
          </table:table-cell>
          <table:table-cell table:style-name="ce2" office:value-type="string" calcext:value-type="string">
            <text:p>Wezembee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3];&quot;/&quot;;[.B13])" office:value-type="string" office:string-value="https://osm.org/relation/3069153" calcext:value-type="string">
            <text:p>https://osm.org/relation/30691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69305" calcext:value-type="float">
            <text:p>3069305</text:p>
          </table:table-cell>
          <table:table-cell table:style-name="ce2" office:value-type="string" calcext:value-type="string">
            <text:p>Chaussée de Stockel</text:p>
          </table:table-cell>
          <table:table-cell table:style-name="ce2" office:value-type="string" calcext:value-type="string">
            <text:p>Stokkel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4];&quot;/&quot;;[.B14])" office:value-type="string" office:string-value="https://osm.org/relation/3069305" calcext:value-type="string">
            <text:p>https://osm.org/relation/30693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651" calcext:value-type="float">
            <text:p>3075651</text:p>
          </table:table-cell>
          <table:table-cell table:style-name="ce2" office:value-type="string" calcext:value-type="string">
            <text:p>Avenue du Bleuet</text:p>
          </table:table-cell>
          <table:table-cell table:style-name="ce2" office:value-type="string" calcext:value-type="string">
            <text:p>Roggebloe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5];&quot;/&quot;;[.B15])" office:value-type="string" office:string-value="https://osm.org/relation/3075651" calcext:value-type="string">
            <text:p>https://osm.org/relation/30756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699" calcext:value-type="float">
            <text:p>3075699</text:p>
          </table:table-cell>
          <table:table-cell table:style-name="ce2" office:value-type="string" calcext:value-type="string">
            <text:p>Clos André Rappe</text:p>
          </table:table-cell>
          <table:table-cell table:style-name="ce2" office:value-type="string" calcext:value-type="string">
            <text:p>André Rappegaard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6" table:formula="of:=CONCATENATE(&quot;https://osm.org/&quot;;[.A16];&quot;/&quot;;[.B16])" office:value-type="string" office:string-value="https://osm.org/relation/3075699" calcext:value-type="string">
            <text:p>https://osm.org/relation/30756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715" calcext:value-type="float">
            <text:p>3075715</text:p>
          </table:table-cell>
          <table:table-cell table:style-name="ce2" office:value-type="string" calcext:value-type="string">
            <text:p>Rue Konkel</text:p>
          </table:table-cell>
          <table:table-cell table:style-name="ce2" office:value-type="string" calcext:value-type="string">
            <text:p>Konk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6" table:formula="of:=CONCATENATE(&quot;https://osm.org/&quot;;[.A17];&quot;/&quot;;[.B17])" office:value-type="string" office:string-value="https://osm.org/relation/3075715" calcext:value-type="string">
            <text:p>https://osm.org/relation/30757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850" calcext:value-type="float">
            <text:p>3075850</text:p>
          </table:table-cell>
          <table:table-cell table:style-name="ce2" office:value-type="string" calcext:value-type="string">
            <text:p>Rue de la Station de Woluwe</text:p>
          </table:table-cell>
          <table:table-cell table:style-name="ce2" office:value-type="string" calcext:value-type="string">
            <text:p>Stationsstraat van Woluw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8];&quot;/&quot;;[.B18])" office:value-type="string" office:string-value="https://osm.org/relation/3075850" calcext:value-type="string">
            <text:p>https://osm.org/relation/30758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873" calcext:value-type="float">
            <text:p>3075873</text:p>
          </table:table-cell>
          <table:table-cell table:style-name="ce2" office:value-type="string" calcext:value-type="string">
            <text:p>Rue de la Station</text:p>
          </table:table-cell>
          <table:table-cell table:style-name="ce2" office:value-type="string" calcext:value-type="string">
            <text:p>Station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9];&quot;/&quot;;[.B19])" office:value-type="string" office:string-value="https://osm.org/relation/3075873" calcext:value-type="string">
            <text:p>https://osm.org/relation/30758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5883" calcext:value-type="float">
            <text:p>3075883</text:p>
          </table:table-cell>
          <table:table-cell table:style-name="ce2" office:value-type="string" calcext:value-type="string">
            <text:p>Rue Kelle</text:p>
          </table:table-cell>
          <table:table-cell table:style-name="ce2" office:value-type="string" calcext:value-type="string">
            <text:p>Kell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0];&quot;/&quot;;[.B20])" office:value-type="string" office:string-value="https://osm.org/relation/3075883" calcext:value-type="string">
            <text:p>https://osm.org/relation/30758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919" calcext:value-type="float">
            <text:p>3077919</text:p>
          </table:table-cell>
          <table:table-cell table:style-name="ce2" office:value-type="string" calcext:value-type="string">
            <text:p>Rue du Collège Saint-Michel</text:p>
          </table:table-cell>
          <table:table-cell table:style-name="ce2" office:value-type="string" calcext:value-type="string">
            <text:p>Sint-Michielskolleg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1];&quot;/&quot;;[.B21])" office:value-type="string" office:string-value="https://osm.org/relation/3077919" calcext:value-type="string">
            <text:p>https://osm.org/relation/30779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939" calcext:value-type="float">
            <text:p>3077939</text:p>
          </table:table-cell>
          <table:table-cell table:style-name="ce2" office:value-type="string" calcext:value-type="string">
            <text:p>Allée de la Minerva</text:p>
          </table:table-cell>
          <table:table-cell table:style-name="ce2" office:value-type="string" calcext:value-type="string">
            <text:p>Minvervalei</text:p>
          </table:table-cell>
          <table:table-cell table:style-name="ce3" office:value-type="string" calcext:value-type="string">
            <text:p>Q126916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6" table:formula="of:=CONCATENATE(&quot;https://osm.org/&quot;;[.A22];&quot;/&quot;;[.B22])" office:value-type="string" office:string-value="https://osm.org/relation/3077939" calcext:value-type="string">
            <text:p>https://osm.org/relation/30779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077943" calcext:value-type="float">
            <text:p>3077943</text:p>
          </table:table-cell>
          <table:table-cell table:style-name="ce2" office:value-type="string" calcext:value-type="string">
            <text:p>Rue Paul Bossu</text:p>
          </table:table-cell>
          <table:table-cell table:style-name="ce2" office:value-type="string" calcext:value-type="string">
            <text:p>Paul Bossu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6" table:formula="of:=CONCATENATE(&quot;https://osm.org/&quot;;[.A23];&quot;/&quot;;[.B23])" office:value-type="string" office:string-value="https://osm.org/relation/3077943" calcext:value-type="string">
            <text:p>https://osm.org/relation/30779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2373" calcext:value-type="float">
            <text:p>3112373</text:p>
          </table:table-cell>
          <table:table-cell table:style-name="ce2" office:value-type="string" calcext:value-type="string">
            <text:p>Avenue des Volontaires</text:p>
          </table:table-cell>
          <table:table-cell table:style-name="ce2" office:value-type="string" calcext:value-type="string">
            <text:p>Vrijwillig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4];&quot;/&quot;;[.B24])" office:value-type="string" office:string-value="https://osm.org/relation/3112373" calcext:value-type="string">
            <text:p>https://osm.org/relation/31123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12605" calcext:value-type="float">
            <text:p>3112605</text:p>
          </table:table-cell>
          <table:table-cell table:style-name="ce2" office:value-type="string" calcext:value-type="string">
            <text:p>Avenue de Tervueren</text:p>
          </table:table-cell>
          <table:table-cell table:style-name="ce2" office:value-type="string" calcext:value-type="string">
            <text:p>Tervur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5];&quot;/&quot;;[.B25])" office:value-type="string" office:string-value="https://osm.org/relation/3112605" calcext:value-type="string">
            <text:p>https://osm.org/relation/31126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29194" calcext:value-type="float">
            <text:p>3129194</text:p>
          </table:table-cell>
          <table:table-cell table:style-name="ce2" office:value-type="string" calcext:value-type="string">
            <text:p>Avenue Commandant Lothaire</text:p>
          </table:table-cell>
          <table:table-cell table:style-name="ce2" office:value-type="string" calcext:value-type="string">
            <text:p>Kommandant Lothaire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robably: https://en.wikipedia.org/wiki/Hubert_Lothaire</text:p>
          </table:table-cell>
          <table:table-cell/>
          <table:table-cell table:style-name="ce6" table:formula="of:=CONCATENATE(&quot;https://osm.org/&quot;;[.A26];&quot;/&quot;;[.B26])" office:value-type="string" office:string-value="https://osm.org/relation/3129194" calcext:value-type="string">
            <text:p>https://osm.org/relation/31291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3035" calcext:value-type="float">
            <text:p>3133035</text:p>
          </table:table-cell>
          <table:table-cell table:style-name="ce2" office:value-type="string" calcext:value-type="string">
            <text:p>Avenue Edmond Mesens</text:p>
          </table:table-cell>
          <table:table-cell table:style-name="ce2" office:value-type="string" calcext:value-type="string">
            <text:p>Edmond Mesenslaan</text:p>
          </table:table-cell>
          <table:table-cell table:style-name="ce3" office:value-type="string" calcext:value-type="string">
            <text:p>Q1131672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27];&quot;/&quot;;[.B27])" office:value-type="string" office:string-value="https://osm.org/relation/3133035" calcext:value-type="string">
            <text:p>https://osm.org/relation/31330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3334" calcext:value-type="float">
            <text:p>3133334</text:p>
          </table:table-cell>
          <table:table-cell table:style-name="ce2" office:value-type="string" calcext:value-type="string">
            <text:p>Avenue Joseph Vandersmissen</text:p>
          </table:table-cell>
          <table:table-cell table:style-name="ce2" office:value-type="string" calcext:value-type="string">
            <text:p>Joseph Vandersmisse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robably: https://fr.wikipedia.org/wiki/Liste_des_bourgmestres_d%27Etterbeek</text:p>
          </table:table-cell>
          <table:table-cell/>
          <table:table-cell table:style-name="ce6" table:formula="of:=CONCATENATE(&quot;https://osm.org/&quot;;[.A28];&quot;/&quot;;[.B28])" office:value-type="string" office:string-value="https://osm.org/relation/3133334" calcext:value-type="string">
            <text:p>https://osm.org/relation/31333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3371" calcext:value-type="float">
            <text:p>3133371</text:p>
          </table:table-cell>
          <table:table-cell table:style-name="ce2" office:value-type="string" calcext:value-type="string">
            <text:p>Avenue Nestor Plissart</text:p>
          </table:table-cell>
          <table:table-cell table:style-name="ce2" office:value-type="string" calcext:value-type="string">
            <text:p>Nestor Plissartlaan</text:p>
          </table:table-cell>
          <table:table-cell table:style-name="ce3" office:value-type="string" calcext:value-type="string">
            <text:p>Q333846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29];&quot;/&quot;;[.B29])" office:value-type="string" office:string-value="https://osm.org/relation/3133371" calcext:value-type="string">
            <text:p>https://osm.org/relation/31333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3573" calcext:value-type="float">
            <text:p>3133573</text:p>
          </table:table-cell>
          <table:table-cell table:style-name="ce2" office:value-type="string" calcext:value-type="string">
            <text:p>Boulevard Saint-Michel</text:p>
          </table:table-cell>
          <table:table-cell table:style-name="ce2" office:value-type="string" calcext:value-type="string">
            <text:p>Sint-Michiel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30];&quot;/&quot;;[.B30])" office:value-type="string" office:string-value="https://osm.org/relation/3133573" calcext:value-type="string">
            <text:p>https://osm.org/relation/31335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5959" calcext:value-type="float">
            <text:p>3135959</text:p>
          </table:table-cell>
          <table:table-cell table:style-name="ce2" office:value-type="string" calcext:value-type="string">
            <text:p>Rue des Atrébates</text:p>
          </table:table-cell>
          <table:table-cell table:style-name="ce2" office:value-type="string" calcext:value-type="string">
            <text:p>Atrebatenstraat</text:p>
          </table:table-cell>
          <table:table-cell table:style-name="ce3" office:value-type="string" calcext:value-type="string">
            <text:p>Q164811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1];&quot;/&quot;;[.B31])" office:value-type="string" office:string-value="https://osm.org/relation/3135959" calcext:value-type="string">
            <text:p>https://osm.org/relation/31359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549" calcext:value-type="float">
            <text:p>3138549</text:p>
          </table:table-cell>
          <table:table-cell table:style-name="ce2" office:value-type="string" calcext:value-type="string">
            <text:p>Rue de la Duchesse</text:p>
          </table:table-cell>
          <table:table-cell table:style-name="ce2" office:value-type="string" calcext:value-type="string">
            <text:p>Hertogin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6" table:formula="of:=CONCATENATE(&quot;https://osm.org/&quot;;[.A32];&quot;/&quot;;[.B32])" office:value-type="string" office:string-value="https://osm.org/relation/3138549" calcext:value-type="string">
            <text:p>https://osm.org/relation/31385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138555" calcext:value-type="float">
            <text:p>3138555</text:p>
          </table:table-cell>
          <table:table-cell table:style-name="ce2" office:value-type="string" calcext:value-type="string">
            <text:p>Rue Bâtonnier Braffort</text:p>
          </table:table-cell>
          <table:table-cell table:style-name="ce2" office:value-type="string" calcext:value-type="string">
            <text:p>Stafhouder Braffortstraat</text:p>
          </table:table-cell>
          <table:table-cell table:style-name="ce2" office:value-type="string" calcext:value-type="string">
            <text:p>Q326134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33];&quot;/&quot;;[.B33])" office:value-type="string" office:string-value="https://osm.org/relation/3138555" calcext:value-type="string">
            <text:p>https://osm.org/relation/31385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791" calcext:value-type="float">
            <text:p>3258791</text:p>
          </table:table-cell>
          <table:table-cell table:style-name="ce2" office:value-type="string" calcext:value-type="string">
            <text:p>Avenue Éléonore</text:p>
          </table:table-cell>
          <table:table-cell table:style-name="ce2" office:value-type="string" calcext:value-type="string">
            <text:p>Eleonorelaa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6" table:formula="of:=CONCATENATE(&quot;https://osm.org/&quot;;[.A34];&quot;/&quot;;[.B34])" office:value-type="string" office:string-value="https://osm.org/relation/3258791" calcext:value-type="string">
            <text:p>https://osm.org/relation/32587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792" calcext:value-type="float">
            <text:p>3258792</text:p>
          </table:table-cell>
          <table:table-cell table:style-name="ce2" office:value-type="string" calcext:value-type="string">
            <text:p>Rue des Palmiers</text:p>
          </table:table-cell>
          <table:table-cell table:style-name="ce2" office:value-type="string" calcext:value-type="string">
            <text:p>Palmboo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5];&quot;/&quot;;[.B35])" office:value-type="string" office:string-value="https://osm.org/relation/3258792" calcext:value-type="string">
            <text:p>https://osm.org/relation/32587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801" calcext:value-type="float">
            <text:p>3258801</text:p>
          </table:table-cell>
          <table:table-cell table:style-name="ce2" office:value-type="string" calcext:value-type="string">
            <text:p>Avenue des Volontaires</text:p>
          </table:table-cell>
          <table:table-cell table:style-name="ce2" office:value-type="string" calcext:value-type="string">
            <text:p>Vrijwillig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6];&quot;/&quot;;[.B36])" office:value-type="string" office:string-value="https://osm.org/relation/3258801" calcext:value-type="string">
            <text:p>https://osm.org/relation/32588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802" calcext:value-type="float">
            <text:p>3258802</text:p>
          </table:table-cell>
          <table:table-cell table:style-name="ce2" office:value-type="string" calcext:value-type="string">
            <text:p>Clos Manuel</text:p>
          </table:table-cell>
          <table:table-cell table:style-name="ce2" office:value-type="string" calcext:value-type="string">
            <text:p>Manuelgaard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37];&quot;/&quot;;[.B37])" office:value-type="string" office:string-value="https://osm.org/relation/3258802" calcext:value-type="string">
            <text:p>https://osm.org/relation/32588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803" calcext:value-type="float">
            <text:p>3258803</text:p>
          </table:table-cell>
          <table:table-cell table:style-name="ce2" office:value-type="string" calcext:value-type="string">
            <text:p>Square de l'Europe</text:p>
          </table:table-cell>
          <table:table-cell table:style-name="ce2" office:value-type="string" calcext:value-type="string">
            <text:p>Europa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8];&quot;/&quot;;[.B38])" office:value-type="string" office:string-value="https://osm.org/relation/3258803" calcext:value-type="string">
            <text:p>https://osm.org/relation/32588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821" calcext:value-type="float">
            <text:p>3258821</text:p>
          </table:table-cell>
          <table:table-cell table:style-name="ce2" office:value-type="string" calcext:value-type="string">
            <text:p>Avenue Eugène Godaux</text:p>
          </table:table-cell>
          <table:table-cell table:style-name="ce2" office:value-type="string" calcext:value-type="string">
            <text:p>Eugène Godaux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robably: https://fr.wikipedia.org/wiki/Liste_des_bourgmestres_d%27Etterbeek</text:p>
          </table:table-cell>
          <table:table-cell/>
          <table:table-cell table:style-name="ce6" table:formula="of:=CONCATENATE(&quot;https://osm.org/&quot;;[.A39];&quot;/&quot;;[.B39])" office:value-type="string" office:string-value="https://osm.org/relation/3258821" calcext:value-type="string">
            <text:p>https://osm.org/relation/32588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822" calcext:value-type="float">
            <text:p>3258822</text:p>
          </table:table-cell>
          <table:table-cell table:style-name="ce2" office:value-type="string" calcext:value-type="string">
            <text:p>Avenue Nestor Plissart</text:p>
          </table:table-cell>
          <table:table-cell table:style-name="ce2" office:value-type="string" calcext:value-type="string">
            <text:p>Nestor Plissartlaan</text:p>
          </table:table-cell>
          <table:table-cell table:style-name="ce2" office:value-type="string" calcext:value-type="string">
            <text:p>Q333846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40];&quot;/&quot;;[.B40])" office:value-type="string" office:string-value="https://osm.org/relation/3258822" calcext:value-type="string">
            <text:p>https://osm.org/relation/32588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823" calcext:value-type="float">
            <text:p>3258823</text:p>
          </table:table-cell>
          <table:table-cell table:style-name="ce2" office:value-type="string" calcext:value-type="string">
            <text:p>Avenue des Cattleyas</text:p>
          </table:table-cell>
          <table:table-cell table:style-name="ce2" office:value-type="string" calcext:value-type="string">
            <text:p>Cattley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41];&quot;/&quot;;[.B41])" office:value-type="string" office:string-value="https://osm.org/relation/3258823" calcext:value-type="string">
            <text:p>https://osm.org/relation/32588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824" calcext:value-type="float">
            <text:p>3258824</text:p>
          </table:table-cell>
          <table:table-cell table:style-name="ce2" office:value-type="string" calcext:value-type="string">
            <text:p>Avenue des Mimosas</text:p>
          </table:table-cell>
          <table:table-cell table:style-name="ce2" office:value-type="string" calcext:value-type="string">
            <text:p>Mimos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42];&quot;/&quot;;[.B42])" office:value-type="string" office:string-value="https://osm.org/relation/3258824" calcext:value-type="string">
            <text:p>https://osm.org/relation/32588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8838" calcext:value-type="float">
            <text:p>3258838</text:p>
          </table:table-cell>
          <table:table-cell table:style-name="ce2" office:value-type="string" calcext:value-type="string">
            <text:p>Avenue Général De Longueville</text:p>
          </table:table-cell>
          <table:table-cell table:style-name="ce2" office:value-type="string" calcext:value-type="string">
            <text:p>Generaal De Longueville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5" office:value-type="string" calcext:value-type="string">
            <text:p><text:a xlink:href="http://www.reflexcity.net/bruxelles/communes/woluwe-saint-pierre/avenue-general-de-longueville" xlink:type="simple">http://www.reflexcity.net/bruxelles/communes/woluwe-saint-pierre/avenue-general-de-longueville</text:a></text:p>
          </table:table-cell>
          <table:table-cell table:style-name="ce6" table:formula="of:=CONCATENATE(&quot;https://osm.org/&quot;;[.A43];&quot;/&quot;;[.B43])" office:value-type="string" office:string-value="https://osm.org/relation/3258838" calcext:value-type="string">
            <text:p>https://osm.org/relation/32588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8996" calcext:value-type="float">
            <text:p>3448996</text:p>
          </table:table-cell>
          <table:table-cell table:style-name="ce2" office:value-type="string" calcext:value-type="string">
            <text:p>Rue du Duc</text:p>
          </table:table-cell>
          <table:table-cell table:style-name="ce2" office:value-type="string" calcext:value-type="string">
            <text:p>Herto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44];&quot;/&quot;;[.B44])" office:value-type="string" office:string-value="https://osm.org/relation/3448996" calcext:value-type="string">
            <text:p>https://osm.org/relation/34489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8999" calcext:value-type="float">
            <text:p>3448999</text:p>
          </table:table-cell>
          <table:table-cell table:style-name="ce2" office:value-type="string" calcext:value-type="string">
            <text:p>Rue Georges et Jacques Martin</text:p>
          </table:table-cell>
          <table:table-cell table:style-name="ce2" office:value-type="string" calcext:value-type="string">
            <text:p>Georges en Jacques Martinstraat</text:p>
          </table:table-cell>
          <table:table-cell table:style-name="ce2" office:value-type="string" calcext:value-type="string">
            <text:p>Q8509106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45];&quot;/&quot;;[.B45])" office:value-type="string" office:string-value="https://osm.org/relation/3448999" calcext:value-type="string">
            <text:p>https://osm.org/relation/34489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9015" calcext:value-type="float">
            <text:p>3449015</text:p>
          </table:table-cell>
          <table:table-cell table:style-name="ce2" office:value-type="string" calcext:value-type="string">
            <text:p>Avenue Louis Gribaumont</text:p>
          </table:table-cell>
          <table:table-cell table:style-name="ce2" office:value-type="string" calcext:value-type="string">
            <text:p>Louis Gribaumon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5" office:value-type="string" calcext:value-type="string">
            <text:p><text:a xlink:href="http://www.ebru.be/Streets/streets1150/bruxelles-1150-avenue-louis-gribaumont.html" xlink:type="simple">http://www.ebru.be/Streets/streets1150/bruxelles-1150-avenue-louis-gribaumont.html</text:a></text:p>
          </table:table-cell>
          <table:table-cell table:style-name="ce6" table:formula="of:=CONCATENATE(&quot;https://osm.org/&quot;;[.A46];&quot;/&quot;;[.B46])" office:value-type="string" office:string-value="https://osm.org/relation/3449015" calcext:value-type="string">
            <text:p>https://osm.org/relation/34490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9062" calcext:value-type="float">
            <text:p>3449062</text:p>
          </table:table-cell>
          <table:table-cell table:style-name="ce2" office:value-type="string" calcext:value-type="string">
            <text:p>Rue François Gay</text:p>
          </table:table-cell>
          <table:table-cell table:style-name="ce2" office:value-type="string" calcext:value-type="string">
            <text:p>François Gay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5" office:value-type="string" calcext:value-type="string">
            <text:p><text:a xlink:href="http://www.ebru.be/Streets/streets1150/bruxelles-1150-rue-francois-gay.html" xlink:type="simple">http://www.ebru.be/Streets/streets1150/bruxelles-1150-rue-francois-gay.html</text:a></text:p>
          </table:table-cell>
          <table:table-cell table:style-name="ce6" table:formula="of:=CONCATENATE(&quot;https://osm.org/&quot;;[.A47];&quot;/&quot;;[.B47])" office:value-type="string" office:string-value="https://osm.org/relation/3449062" calcext:value-type="string">
            <text:p>https://osm.org/relation/34490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9066" calcext:value-type="float">
            <text:p>3449066</text:p>
          </table:table-cell>
          <table:table-cell table:style-name="ce2" office:value-type="string" calcext:value-type="string">
            <text:p>Rue Marcel Buts</text:p>
          </table:table-cell>
          <table:table-cell table:style-name="ce2" office:value-type="string" calcext:value-type="string">
            <text:p>Marcel But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6" table:formula="of:=CONCATENATE(&quot;https://osm.org/&quot;;[.A48];&quot;/&quot;;[.B48])" office:value-type="string" office:string-value="https://osm.org/relation/3449066" calcext:value-type="string">
            <text:p>https://osm.org/relation/34490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9089" calcext:value-type="float">
            <text:p>3449089</text:p>
          </table:table-cell>
          <table:table-cell table:style-name="ce2" office:value-type="string" calcext:value-type="string">
            <text:p>Avenue Père Damien</text:p>
          </table:table-cell>
          <table:table-cell table:style-name="ce2" office:value-type="string" calcext:value-type="string">
            <text:p>Pater Damiaanlaan</text:p>
          </table:table-cell>
          <table:table-cell table:style-name="ce2" office:value-type="string" calcext:value-type="string">
            <text:p>Q23278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49];&quot;/&quot;;[.B49])" office:value-type="string" office:string-value="https://osm.org/relation/3449089" calcext:value-type="string">
            <text:p>https://osm.org/relation/34490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9116" calcext:value-type="float">
            <text:p>3449116</text:p>
          </table:table-cell>
          <table:table-cell table:style-name="ce2" office:value-type="string" calcext:value-type="string">
            <text:p>Avenue Capitaine Piret</text:p>
          </table:table-cell>
          <table:table-cell table:style-name="ce2" office:value-type="string" calcext:value-type="string">
            <text:p>Kapitein Pire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6" table:formula="of:=CONCATENATE(&quot;https://osm.org/&quot;;[.A50];&quot;/&quot;;[.B50])" office:value-type="string" office:string-value="https://osm.org/relation/3449116" calcext:value-type="string">
            <text:p>https://osm.org/relation/34491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9121" calcext:value-type="float">
            <text:p>3449121</text:p>
          </table:table-cell>
          <table:table-cell table:style-name="ce2" office:value-type="string" calcext:value-type="string">
            <text:p>Rue Jean Gérard Eggericx</text:p>
          </table:table-cell>
          <table:table-cell table:style-name="ce2" office:value-type="string" calcext:value-type="string">
            <text:p>Jean Gérard Eggeric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6" table:formula="of:=CONCATENATE(&quot;https://osm.org/&quot;;[.A51];&quot;/&quot;;[.B51])" office:value-type="string" office:string-value="https://osm.org/relation/3449121" calcext:value-type="string">
            <text:p>https://osm.org/relation/34491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9141" calcext:value-type="float">
            <text:p>3449141</text:p>
          </table:table-cell>
          <table:table-cell table:style-name="ce2" office:value-type="string" calcext:value-type="string">
            <text:p>Rue Robert Thoreau</text:p>
          </table:table-cell>
          <table:table-cell table:style-name="ce2" office:value-type="string" calcext:value-type="string">
            <text:p>Robert Thoreau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  <text:p/>
          </table:table-cell>
          <table:table-cell/>
          <table:table-cell table:style-name="ce6" table:formula="of:=CONCATENATE(&quot;https://osm.org/&quot;;[.A52];&quot;/&quot;;[.B52])" office:value-type="string" office:string-value="https://osm.org/relation/3449141" calcext:value-type="string">
            <text:p>https://osm.org/relation/34491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9142" calcext:value-type="float">
            <text:p>3449142</text:p>
          </table:table-cell>
          <table:table-cell table:style-name="ce2" office:value-type="string" calcext:value-type="string">
            <text:p>Clos du Soleil</text:p>
          </table:table-cell>
          <table:table-cell table:style-name="ce2" office:value-type="string" calcext:value-type="string">
            <text:p>Zonne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53];&quot;/&quot;;[.B53])" office:value-type="string" office:string-value="https://osm.org/relation/3449142" calcext:value-type="string">
            <text:p>https://osm.org/relation/34491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9144" calcext:value-type="float">
            <text:p>3449144</text:p>
          </table:table-cell>
          <table:table-cell table:style-name="ce2" office:value-type="string" calcext:value-type="string">
            <text:p>Rue Medaets</text:p>
          </table:table-cell>
          <table:table-cell table:style-name="ce2" office:value-type="string" calcext:value-type="string">
            <text:p>Medaet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5" office:value-type="string" calcext:value-type="string">
            <text:p><text:a xlink:href="http://www.irismonument.be/fr.Woluwe-Saint-Pierre.Rue_Medaets.html" xlink:type="simple">http://www.irismonument.be/fr.Woluwe-Saint-Pierre.Rue_Medaets.html</text:a></text:p>
          </table:table-cell>
          <table:table-cell table:style-name="ce6" table:formula="of:=CONCATENATE(&quot;https://osm.org/&quot;;[.A54];&quot;/&quot;;[.B54])" office:value-type="string" office:string-value="https://osm.org/relation/3449144" calcext:value-type="string">
            <text:p>https://osm.org/relation/34491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9179" calcext:value-type="float">
            <text:p>3449179</text:p>
          </table:table-cell>
          <table:table-cell table:style-name="ce2" office:value-type="string" calcext:value-type="string">
            <text:p>Avenue du Val d'Or</text:p>
          </table:table-cell>
          <table:table-cell table:style-name="ce2" office:value-type="string" calcext:value-type="string">
            <text:p>Goudda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55];&quot;/&quot;;[.B55])" office:value-type="string" office:string-value="https://osm.org/relation/3449179" calcext:value-type="string">
            <text:p>https://osm.org/relation/34491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9186" calcext:value-type="float">
            <text:p>3449186</text:p>
          </table:table-cell>
          <table:table-cell table:style-name="ce2" office:value-type="string" calcext:value-type="string">
            <text:p>Rue Martin Lindekens</text:p>
          </table:table-cell>
          <table:table-cell table:style-name="ce2" office:value-type="string" calcext:value-type="string">
            <text:p>Martin Lindek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5" office:value-type="string" calcext:value-type="string">
            <text:p><text:a xlink:href="https://bel-memorial.org/photos_abroad/guemps/LINDEKENS_Martin_61546.htm" xlink:type="simple">https://bel-memorial.org/photos_abroad/guemps/LINDEKENS_Martin_61546.htm</text:a></text:p>
          </table:table-cell>
          <table:table-cell table:style-name="ce6" table:formula="of:=CONCATENATE(&quot;https://osm.org/&quot;;[.A56];&quot;/&quot;;[.B56])" office:value-type="string" office:string-value="https://osm.org/relation/3449186" calcext:value-type="string">
            <text:p>https://osm.org/relation/34491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49190" calcext:value-type="float">
            <text:p>3449190</text:p>
          </table:table-cell>
          <table:table-cell table:style-name="ce2" office:value-type="string" calcext:value-type="string">
            <text:p>Rue Julien Vermeersch</text:p>
          </table:table-cell>
          <table:table-cell table:style-name="ce2" office:value-type="string" calcext:value-type="string">
            <text:p>Julien Vermeersch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57];&quot;/&quot;;[.B57])" office:value-type="string" office:string-value="https://osm.org/relation/3449190" calcext:value-type="string">
            <text:p>https://osm.org/relation/34491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1967" calcext:value-type="float">
            <text:p>3471967</text:p>
          </table:table-cell>
          <table:table-cell table:style-name="ce2" office:value-type="string" calcext:value-type="string">
            <text:p>Avenue Don Bosco</text:p>
          </table:table-cell>
          <table:table-cell table:style-name="ce2" office:value-type="string" calcext:value-type="string">
            <text:p>Don Boscolaan</text:p>
          </table:table-cell>
          <table:table-cell table:style-name="ce2" office:value-type="string" calcext:value-type="string">
            <text:p>Q14618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58];&quot;/&quot;;[.B58])" office:value-type="string" office:string-value="https://osm.org/relation/3471967" calcext:value-type="string">
            <text:p>https://osm.org/relation/34719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1994" calcext:value-type="float">
            <text:p>3471994</text:p>
          </table:table-cell>
          <table:table-cell table:style-name="ce2" office:value-type="string" calcext:value-type="string">
            <text:p>Avenue Charles Thielemans</text:p>
          </table:table-cell>
          <table:table-cell table:style-name="ce2" office:value-type="string" calcext:value-type="string">
            <text:p>Charles Thieleman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5" office:value-type="string" calcext:value-type="string">
            <text:p><text:a xlink:href="http://www.ebru.be/Streets/streets1150/bruxelles-1150-avenue-charles-thielemans.html" xlink:type="simple">http://www.ebru.be/Streets/streets1150/bruxelles-1150-avenue-charles-thielemans.html</text:a></text:p>
          </table:table-cell>
          <table:table-cell table:style-name="ce6" table:formula="of:=CONCATENATE(&quot;https://osm.org/&quot;;[.A59];&quot;/&quot;;[.B59])" office:value-type="string" office:string-value="https://osm.org/relation/3471994" calcext:value-type="string">
            <text:p>https://osm.org/relation/34719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014" calcext:value-type="float">
            <text:p>3472014</text:p>
          </table:table-cell>
          <table:table-cell table:style-name="ce2" office:value-type="string" calcext:value-type="string">
            <text:p>Avenue Louis Ceusters</text:p>
          </table:table-cell>
          <table:table-cell table:style-name="ce2" office:value-type="string" calcext:value-type="string">
            <text:p>Louis Ceuster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5" office:value-type="string" calcext:value-type="string">
            <text:p><text:a xlink:href="http://www.ebru.be/Streets/streets1150/bruxelles-1150-avenue-louis-ceusters.html" xlink:type="simple">http://www.ebru.be/Streets/streets1150/bruxelles-1150-avenue-louis-ceusters.html</text:a></text:p>
          </table:table-cell>
          <table:table-cell table:style-name="ce6" table:formula="of:=CONCATENATE(&quot;https://osm.org/&quot;;[.A60];&quot;/&quot;;[.B60])" office:value-type="string" office:string-value="https://osm.org/relation/3472014" calcext:value-type="string">
            <text:p>https://osm.org/relation/34720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034" calcext:value-type="float">
            <text:p>3472034</text:p>
          </table:table-cell>
          <table:table-cell table:style-name="ce2" office:value-type="string" calcext:value-type="string">
            <text:p>Avenue Jules De Trooz</text:p>
          </table:table-cell>
          <table:table-cell table:style-name="ce2" office:value-type="string" calcext:value-type="string">
            <text:p>Jules De Troozlaan</text:p>
          </table:table-cell>
          <table:table-cell table:style-name="ce3" office:value-type="string" calcext:value-type="string">
            <text:p>Q72179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61];&quot;/&quot;;[.B61])" office:value-type="string" office:string-value="https://osm.org/relation/3472034" calcext:value-type="string">
            <text:p>https://osm.org/relation/34720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038" calcext:value-type="float">
            <text:p>3472038</text:p>
          </table:table-cell>
          <table:table-cell table:style-name="ce2" office:value-type="string" calcext:value-type="string">
            <text:p>Avenue des Cinq Bonniers</text:p>
          </table:table-cell>
          <table:table-cell table:style-name="ce2" office:value-type="string" calcext:value-type="string">
            <text:p>Vijf Bunder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62];&quot;/&quot;;[.B62])" office:value-type="string" office:string-value="https://osm.org/relation/3472038" calcext:value-type="string">
            <text:p>https://osm.org/relation/34720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039" calcext:value-type="float">
            <text:p>3472039</text:p>
          </table:table-cell>
          <table:table-cell table:style-name="ce2" office:value-type="string" calcext:value-type="string">
            <text:p>Rue Paul Lancsweert</text:p>
          </table:table-cell>
          <table:table-cell table:style-name="ce2" office:value-type="string" calcext:value-type="string">
            <text:p>Paul Lancswee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63];&quot;/&quot;;[.B63])" office:value-type="string" office:string-value="https://osm.org/relation/3472039" calcext:value-type="string">
            <text:p>https://osm.org/relation/34720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045" calcext:value-type="float">
            <text:p>3472045</text:p>
          </table:table-cell>
          <table:table-cell table:style-name="ce2" office:value-type="string" calcext:value-type="string">
            <text:p>Rue Sombre</text:p>
          </table:table-cell>
          <table:table-cell table:style-name="ce2" office:value-type="string" calcext:value-type="string">
            <text:p>Donk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64];&quot;/&quot;;[.B64])" office:value-type="string" office:string-value="https://osm.org/relation/3472045" calcext:value-type="string">
            <text:p>https://osm.org/relation/34720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051" calcext:value-type="float">
            <text:p>3472051</text:p>
          </table:table-cell>
          <table:table-cell table:style-name="ce2" office:value-type="string" calcext:value-type="string">
            <text:p>Rue Paul Wemaere</text:p>
          </table:table-cell>
          <table:table-cell table:style-name="ce2" office:value-type="string" calcext:value-type="string">
            <text:p>Paul Wemaerestraat</text:p>
          </table:table-cell>
          <table:table-cell table:style-name="ce3" office:value-type="string" calcext:value-type="string">
            <text:p>Q7280995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65];&quot;/&quot;;[.B65])" office:value-type="string" office:string-value="https://osm.org/relation/3472051" calcext:value-type="string">
            <text:p>https://osm.org/relation/34720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2073" calcext:value-type="float">
            <text:p>3472073</text:p>
          </table:table-cell>
          <table:table-cell table:style-name="ce2" office:value-type="string" calcext:value-type="string">
            <text:p>Rue Jean Wellens</text:p>
          </table:table-cell>
          <table:table-cell table:style-name="ce2" office:value-type="string" calcext:value-type="string">
            <text:p>Jean Well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6" table:formula="of:=CONCATENATE(&quot;https://osm.org/&quot;;[.A66];&quot;/&quot;;[.B66])" office:value-type="string" office:string-value="https://osm.org/relation/3472073" calcext:value-type="string">
            <text:p>https://osm.org/relation/34720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391" calcext:value-type="float">
            <text:p>3488391</text:p>
          </table:table-cell>
          <table:table-cell table:style-name="ce2" office:value-type="string" calcext:value-type="string">
            <text:p>Rue Louis Titeca</text:p>
          </table:table-cell>
          <table:table-cell table:style-name="ce2" office:value-type="string" calcext:value-type="string">
            <text:p>Louis Titeca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67];&quot;/&quot;;[.B67])" office:value-type="string" office:string-value="https://osm.org/relation/3488391" calcext:value-type="string">
            <text:p>https://osm.org/relation/34883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410" calcext:value-type="float">
            <text:p>3488410</text:p>
          </table:table-cell>
          <table:table-cell table:style-name="ce2" office:value-type="string" calcext:value-type="string">
            <text:p>Rue Jean Deraeck</text:p>
          </table:table-cell>
          <table:table-cell table:style-name="ce2" office:value-type="string" calcext:value-type="string">
            <text:p>Jean Deraeck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68];&quot;/&quot;;[.B68])" office:value-type="string" office:string-value="https://osm.org/relation/3488410" calcext:value-type="string">
            <text:p>https://osm.org/relation/34884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423" calcext:value-type="float">
            <text:p>3488423</text:p>
          </table:table-cell>
          <table:table-cell table:style-name="ce2" office:value-type="string" calcext:value-type="string">
            <text:p>Rue des Bannières</text:p>
          </table:table-cell>
          <table:table-cell table:style-name="ce2" office:value-type="string" calcext:value-type="string">
            <text:p>Banie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69];&quot;/&quot;;[.B69])" office:value-type="string" office:string-value="https://osm.org/relation/3488423" calcext:value-type="string">
            <text:p>https://osm.org/relation/34884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438" calcext:value-type="float">
            <text:p>3488438</text:p>
          </table:table-cell>
          <table:table-cell table:style-name="ce2" office:value-type="string" calcext:value-type="string">
            <text:p>Rue Vandenhoven</text:p>
          </table:table-cell>
          <table:table-cell table:style-name="ce2" office:value-type="string" calcext:value-type="string">
            <text:p>Vandenhov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Famille Vandenhoven de Roodebeek, qui donnèrent plusieurs mandataires politiques à la commune de Woluwe-Saint-Lambert. </text:p>
          </table:table-cell>
          <table:table-cell/>
          <table:table-cell table:style-name="ce6" table:formula="of:=CONCATENATE(&quot;https://osm.org/&quot;;[.A70];&quot;/&quot;;[.B70])" office:value-type="string" office:string-value="https://osm.org/relation/3488438" calcext:value-type="string">
            <text:p>https://osm.org/relation/34884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443" calcext:value-type="float">
            <text:p>3488443</text:p>
          </table:table-cell>
          <table:table-cell table:style-name="ce2" office:value-type="string" calcext:value-type="string">
            <text:p>Petite Rue de l'Église</text:p>
          </table:table-cell>
          <table:table-cell table:style-name="ce2" office:value-type="string" calcext:value-type="string">
            <text:p>Kleine Ker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71];&quot;/&quot;;[.B71])" office:value-type="string" office:string-value="https://osm.org/relation/3488443" calcext:value-type="string">
            <text:p>https://osm.org/relation/34884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452" calcext:value-type="float">
            <text:p>3488452</text:p>
          </table:table-cell>
          <table:table-cell table:style-name="ce2" office:value-type="string" calcext:value-type="string">
            <text:p>Rue Félix Poels</text:p>
          </table:table-cell>
          <table:table-cell table:style-name="ce2" office:value-type="string" calcext:value-type="string">
            <text:p>Félix Poel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/>
          <table:table-cell table:style-name="ce6" table:formula="of:=CONCATENATE(&quot;https://osm.org/&quot;;[.A72];&quot;/&quot;;[.B72])" office:value-type="string" office:string-value="https://osm.org/relation/3488452" calcext:value-type="string">
            <text:p>https://osm.org/relation/34884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454" calcext:value-type="float">
            <text:p>3488454</text:p>
          </table:table-cell>
          <table:table-cell table:style-name="ce2" office:value-type="string" calcext:value-type="string">
            <text:p>Rue Pierre De Cock</text:p>
          </table:table-cell>
          <table:table-cell table:style-name="ce2" office:value-type="string" calcext:value-type="string">
            <text:p>Pierre De Cock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/>
          <table:table-cell table:style-name="ce6" table:formula="of:=CONCATENATE(&quot;https://osm.org/&quot;;[.A73];&quot;/&quot;;[.B73])" office:value-type="string" office:string-value="https://osm.org/relation/3488454" calcext:value-type="string">
            <text:p>https://osm.org/relation/34884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463" calcext:value-type="float">
            <text:p>3488463</text:p>
          </table:table-cell>
          <table:table-cell table:style-name="ce2" office:value-type="string" calcext:value-type="string">
            <text:p>Rue Louis Thys</text:p>
          </table:table-cell>
          <table:table-cell table:style-name="ce2" office:value-type="string" calcext:value-type="string">
            <text:p>Louis Thy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/>
          <table:table-cell table:style-name="ce6" table:formula="of:=CONCATENATE(&quot;https://osm.org/&quot;;[.A74];&quot;/&quot;;[.B74])" office:value-type="string" office:string-value="https://osm.org/relation/3488463" calcext:value-type="string">
            <text:p>https://osm.org/relation/34884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88472" calcext:value-type="float">
            <text:p>3488472</text:p>
          </table:table-cell>
          <table:table-cell table:style-name="ce2" office:value-type="string" calcext:value-type="string">
            <text:p>Rue René Declercq</text:p>
          </table:table-cell>
          <table:table-cell table:style-name="ce2" office:value-type="string" calcext:value-type="string">
            <text:p>René Declercq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edia</text:p>
          </table:table-cell>
          <table:table-cell table:style-name="ce5" office:value-type="string" calcext:value-type="string">
            <text:p><text:a xlink:href="http://www.ebru.be/Streets/streets1150/bruxelles-1150-rue-rene-declercq.html" xlink:type="simple">http://www.ebru.be/Streets/streets1150/bruxelles-1150-rue-rene-declercq.html</text:a></text:p>
          </table:table-cell>
          <table:table-cell table:style-name="ce6" table:formula="of:=CONCATENATE(&quot;https://osm.org/&quot;;[.A75];&quot;/&quot;;[.B75])" office:value-type="string" office:string-value="https://osm.org/relation/3488472" calcext:value-type="string">
            <text:p>https://osm.org/relation/34884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0500" calcext:value-type="float">
            <text:p>3490500</text:p>
          </table:table-cell>
          <table:table-cell table:style-name="ce2" office:value-type="string" calcext:value-type="string">
            <text:p>Avenue de l'Horizon</text:p>
          </table:table-cell>
          <table:table-cell table:style-name="ce2" office:value-type="string" calcext:value-type="string">
            <text:p>Horizo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76];&quot;/&quot;;[.B76])" office:value-type="string" office:string-value="https://osm.org/relation/3490500" calcext:value-type="string">
            <text:p>https://osm.org/relation/34905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33" calcext:value-type="float">
            <text:p>3493433</text:p>
          </table:table-cell>
          <table:table-cell table:style-name="ce2" office:value-type="string" calcext:value-type="string">
            <text:p>Boulevard Brand Whitlock</text:p>
          </table:table-cell>
          <table:table-cell table:style-name="ce2" office:value-type="string" calcext:value-type="string">
            <text:p>Brand Whitlocklaan</text:p>
          </table:table-cell>
          <table:table-cell table:style-name="ce3" office:value-type="string" calcext:value-type="string">
            <text:p>Q75336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77];&quot;/&quot;;[.B77])" office:value-type="string" office:string-value="https://osm.org/relation/3493433" calcext:value-type="string">
            <text:p>https://osm.org/relation/34934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3466" calcext:value-type="float">
            <text:p>3493466</text:p>
          </table:table-cell>
          <table:table-cell table:style-name="ce2" office:value-type="string" calcext:value-type="string">
            <text:p>Rue de la Duchesse</text:p>
          </table:table-cell>
          <table:table-cell table:style-name="ce2" office:value-type="string" calcext:value-type="string">
            <text:p>Hertogin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6" table:formula="of:=CONCATENATE(&quot;https://osm.org/&quot;;[.A78];&quot;/&quot;;[.B78])" office:value-type="string" office:string-value="https://osm.org/relation/3493466" calcext:value-type="string">
            <text:p>https://osm.org/relation/34934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4777" calcext:value-type="float">
            <text:p>3494777</text:p>
          </table:table-cell>
          <table:table-cell table:style-name="ce2" office:value-type="string" calcext:value-type="string">
            <text:p>Avenue Jules César</text:p>
          </table:table-cell>
          <table:table-cell table:style-name="ce2" office:value-type="string" calcext:value-type="string">
            <text:p>Julius Caesarlaan</text:p>
          </table:table-cell>
          <table:table-cell table:style-name="ce3" office:value-type="string" calcext:value-type="string">
            <text:p>Q104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79];&quot;/&quot;;[.B79])" office:value-type="string" office:string-value="https://osm.org/relation/3494777" calcext:value-type="string">
            <text:p>https://osm.org/relation/34947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4799" calcext:value-type="float">
            <text:p>3494799</text:p>
          </table:table-cell>
          <table:table-cell table:style-name="ce2" office:value-type="string" calcext:value-type="string">
            <text:p>Rue du Bemel</text:p>
          </table:table-cell>
          <table:table-cell table:style-name="ce2" office:value-type="string" calcext:value-type="string">
            <text:p>Bem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0];&quot;/&quot;;[.B80])" office:value-type="string" office:string-value="https://osm.org/relation/3494799" calcext:value-type="string">
            <text:p>https://osm.org/relation/34947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4801" calcext:value-type="float">
            <text:p>3494801</text:p>
          </table:table-cell>
          <table:table-cell table:style-name="ce2" office:value-type="string" calcext:value-type="string">
            <text:p>Avenue des Géraniums</text:p>
          </table:table-cell>
          <table:table-cell table:style-name="ce2" office:value-type="string" calcext:value-type="string">
            <text:p>Geraniu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1];&quot;/&quot;;[.B81])" office:value-type="string" office:string-value="https://osm.org/relation/3494801" calcext:value-type="string">
            <text:p>https://osm.org/relation/34948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4810" calcext:value-type="float">
            <text:p>3494810</text:p>
          </table:table-cell>
          <table:table-cell table:style-name="ce2" office:value-type="string" calcext:value-type="string">
            <text:p>Avenue de l'Oiseau Bleu</text:p>
          </table:table-cell>
          <table:table-cell table:style-name="ce2" office:value-type="string" calcext:value-type="string">
            <text:p>Blauwe Voge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2];&quot;/&quot;;[.B82])" office:value-type="string" office:string-value="https://osm.org/relation/3494810" calcext:value-type="string">
            <text:p>https://osm.org/relation/34948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4828" calcext:value-type="float">
            <text:p>3494828</text:p>
          </table:table-cell>
          <table:table-cell table:style-name="ce2" office:value-type="string" calcext:value-type="string">
            <text:p>Square de la Quiétude</text:p>
          </table:table-cell>
          <table:table-cell table:style-name="ce2" office:value-type="string" calcext:value-type="string">
            <text:p>Gerustheid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3];&quot;/&quot;;[.B83])" office:value-type="string" office:string-value="https://osm.org/relation/3494828" calcext:value-type="string">
            <text:p>https://osm.org/relation/34948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4840" calcext:value-type="float">
            <text:p>3494840</text:p>
          </table:table-cell>
          <table:table-cell table:style-name="ce2" office:value-type="string" calcext:value-type="string">
            <text:p>Avenue des Camélias</text:p>
          </table:table-cell>
          <table:table-cell table:style-name="ce2" office:value-type="string" calcext:value-type="string">
            <text:p>Kameli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4];&quot;/&quot;;[.B84])" office:value-type="string" office:string-value="https://osm.org/relation/3494840" calcext:value-type="string">
            <text:p>https://osm.org/relation/34948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4862" calcext:value-type="float">
            <text:p>3494862</text:p>
          </table:table-cell>
          <table:table-cell table:style-name="ce2" office:value-type="string" calcext:value-type="string">
            <text:p>Drève de Nivelles</text:p>
          </table:table-cell>
          <table:table-cell table:style-name="ce2" office:value-type="string" calcext:value-type="string">
            <text:p>Nijvelse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5];&quot;/&quot;;[.B85])" office:value-type="string" office:string-value="https://osm.org/relation/3494862" calcext:value-type="string">
            <text:p>https://osm.org/relation/34948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4866" calcext:value-type="float">
            <text:p>3494866</text:p>
          </table:table-cell>
          <table:table-cell table:style-name="ce2" office:value-type="string" calcext:value-type="string">
            <text:p>Avenue des Églantines</text:p>
          </table:table-cell>
          <table:table-cell table:style-name="ce2" office:value-type="string" calcext:value-type="string">
            <text:p>Eglantier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6];&quot;/&quot;;[.B86])" office:value-type="string" office:string-value="https://osm.org/relation/3494866" calcext:value-type="string">
            <text:p>https://osm.org/relation/34948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4881" calcext:value-type="float">
            <text:p>3494881</text:p>
          </table:table-cell>
          <table:table-cell table:style-name="ce2" office:value-type="string" calcext:value-type="string">
            <text:p>Avenue de l'Atlantique</text:p>
          </table:table-cell>
          <table:table-cell table:style-name="ce2" office:value-type="string" calcext:value-type="string">
            <text:p>Atlantische Oceaa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7];&quot;/&quot;;[.B87])" office:value-type="string" office:string-value="https://osm.org/relation/3494881" calcext:value-type="string">
            <text:p>https://osm.org/relation/34948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4882" calcext:value-type="float">
            <text:p>3494882</text:p>
          </table:table-cell>
          <table:table-cell table:style-name="ce2" office:value-type="string" calcext:value-type="string">
            <text:p>Clos des Orchidées</text:p>
          </table:table-cell>
          <table:table-cell table:style-name="ce2" office:value-type="string" calcext:value-type="string">
            <text:p>Orchideeën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8];&quot;/&quot;;[.B88])" office:value-type="string" office:string-value="https://osm.org/relation/3494882" calcext:value-type="string">
            <text:p>https://osm.org/relation/34948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4885" calcext:value-type="float">
            <text:p>3494885</text:p>
          </table:table-cell>
          <table:table-cell table:style-name="ce2" office:value-type="string" calcext:value-type="string">
            <text:p>Montagne aux Ombres</text:p>
          </table:table-cell>
          <table:table-cell table:style-name="ce2" office:value-type="string" calcext:value-type="string">
            <text:p>Lommer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89];&quot;/&quot;;[.B89])" office:value-type="string" office:string-value="https://osm.org/relation/3494885" calcext:value-type="string">
            <text:p>https://osm.org/relation/34948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4887" calcext:value-type="float">
            <text:p>3494887</text:p>
          </table:table-cell>
          <table:table-cell table:style-name="ce2" office:value-type="string" calcext:value-type="string">
            <text:p>Clos du Bois Planté</text:p>
          </table:table-cell>
          <table:table-cell table:style-name="ce2" office:value-type="string" calcext:value-type="string">
            <text:p>Geplante Bo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90];&quot;/&quot;;[.B90])" office:value-type="string" office:string-value="https://osm.org/relation/3494887" calcext:value-type="string">
            <text:p>https://osm.org/relation/34948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4894" calcext:value-type="float">
            <text:p>3494894</text:p>
          </table:table-cell>
          <table:table-cell table:style-name="ce2" office:value-type="string" calcext:value-type="string">
            <text:p>Avenue Mostinck</text:p>
          </table:table-cell>
          <table:table-cell table:style-name="ce2" office:value-type="string" calcext:value-type="string">
            <text:p>Mostinck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either Wikidata nor Wikipedia</text:p>
          </table:table-cell>
          <table:table-cell table:style-name="ce2" office:value-type="string" calcext:value-type="string">
            <text:p>might relate to the architect Hippolyte Mostinck</text:p>
            <text:p>http://www.reflexcity.net/bruxelles/metiers/architectes/hippolyte-mostinck</text:p>
          </table:table-cell>
          <table:table-cell table:style-name="ce6" table:formula="of:=CONCATENATE(&quot;https://osm.org/&quot;;[.A91];&quot;/&quot;;[.B91])" office:value-type="string" office:string-value="https://osm.org/relation/3494894" calcext:value-type="string">
            <text:p>https://osm.org/relation/34948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458" calcext:value-type="float">
            <text:p>3495458</text:p>
          </table:table-cell>
          <table:table-cell table:style-name="ce2" office:value-type="string" calcext:value-type="string">
            <text:p>Rue de la Cambre</text:p>
          </table:table-cell>
          <table:table-cell table:style-name="ce2" office:value-type="string" calcext:value-type="string">
            <text:p>Terkamer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92];&quot;/&quot;;[.B92])" office:value-type="string" office:string-value="https://osm.org/relation/3495458" calcext:value-type="string">
            <text:p>https://osm.org/relation/34954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464" calcext:value-type="float">
            <text:p>3495464</text:p>
          </table:table-cell>
          <table:table-cell table:style-name="ce2" office:value-type="string" calcext:value-type="string">
            <text:p>Clos du Mouron</text:p>
          </table:table-cell>
          <table:table-cell table:style-name="ce2" office:value-type="string" calcext:value-type="string">
            <text:p>Murik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93];&quot;/&quot;;[.B93])" office:value-type="string" office:string-value="https://osm.org/relation/3495464" calcext:value-type="string">
            <text:p>https://osm.org/relation/34954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498" calcext:value-type="float">
            <text:p>3495498</text:p>
          </table:table-cell>
          <table:table-cell table:style-name="ce2" office:value-type="string" calcext:value-type="string">
            <text:p>Avenue des Muguets</text:p>
          </table:table-cell>
          <table:table-cell table:style-name="ce2" office:value-type="string" calcext:value-type="string">
            <text:p>Meiklokj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94];&quot;/&quot;;[.B94])" office:value-type="string" office:string-value="https://osm.org/relation/3495498" calcext:value-type="string">
            <text:p>https://osm.org/relation/34954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02" calcext:value-type="float">
            <text:p>3495502</text:p>
          </table:table-cell>
          <table:table-cell table:style-name="ce2" office:value-type="string" calcext:value-type="string">
            <text:p>Avenue Père Hilaire</text:p>
          </table:table-cell>
          <table:table-cell table:style-name="ce2" office:value-type="string" calcext:value-type="string">
            <text:p>Pater Hilariu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95];&quot;/&quot;;[.B95])" office:value-type="string" office:string-value="https://osm.org/relation/3495502" calcext:value-type="string">
            <text:p>https://osm.org/relation/34955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07" calcext:value-type="float">
            <text:p>3495507</text:p>
          </table:table-cell>
          <table:table-cell table:style-name="ce2" office:value-type="string" calcext:value-type="string">
            <text:p>Avenue Père Agnello</text:p>
          </table:table-cell>
          <table:table-cell table:style-name="ce2" office:value-type="string" calcext:value-type="string">
            <text:p>Pater Agnello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96];&quot;/&quot;;[.B96])" office:value-type="string" office:string-value="https://osm.org/relation/3495507" calcext:value-type="string">
            <text:p>https://osm.org/relation/34955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33" calcext:value-type="float">
            <text:p>3495533</text:p>
          </table:table-cell>
          <table:table-cell table:style-name="ce2" office:value-type="string" calcext:value-type="string">
            <text:p>Avenue Xavier Henrard</text:p>
          </table:table-cell>
          <table:table-cell table:style-name="ce2" office:value-type="string" calcext:value-type="string">
            <text:p>Xavier Henrard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6" table:formula="of:=CONCATENATE(&quot;https://osm.org/&quot;;[.A97];&quot;/&quot;;[.B97])" office:value-type="string" office:string-value="https://osm.org/relation/3495533" calcext:value-type="string">
            <text:p>https://osm.org/relation/34955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73" calcext:value-type="float">
            <text:p>3495573</text:p>
          </table:table-cell>
          <table:table-cell table:style-name="ce2" office:value-type="string" calcext:value-type="string">
            <text:p>Avenue des Franciscains</text:p>
          </table:table-cell>
          <table:table-cell table:style-name="ce2" office:value-type="string" calcext:value-type="string">
            <text:p>Franciskan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98];&quot;/&quot;;[.B98])" office:value-type="string" office:string-value="https://osm.org/relation/3495573" calcext:value-type="string">
            <text:p>https://osm.org/relation/34955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579" calcext:value-type="float">
            <text:p>3495579</text:p>
          </table:table-cell>
          <table:table-cell table:style-name="ce2" office:value-type="string" calcext:value-type="string">
            <text:p>Avenue des Éperviers</text:p>
          </table:table-cell>
          <table:table-cell table:style-name="ce2" office:value-type="string" calcext:value-type="string">
            <text:p>Sperwe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99];&quot;/&quot;;[.B99])" office:value-type="string" office:string-value="https://osm.org/relation/3495579" calcext:value-type="string">
            <text:p>https://osm.org/relation/34955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02" calcext:value-type="float">
            <text:p>3495702</text:p>
          </table:table-cell>
          <table:table-cell table:style-name="ce2" office:value-type="string" calcext:value-type="string">
            <text:p>Avenue du Chant d'Oiseau</text:p>
          </table:table-cell>
          <table:table-cell table:style-name="ce2" office:value-type="string" calcext:value-type="string">
            <text:p>Vogelzan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00];&quot;/&quot;;[.B100])" office:value-type="string" office:string-value="https://osm.org/relation/3495702" calcext:value-type="string">
            <text:p>https://osm.org/relation/34957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21" calcext:value-type="float">
            <text:p>3495721</text:p>
          </table:table-cell>
          <table:table-cell table:style-name="ce2" office:value-type="string" calcext:value-type="string">
            <text:p>Avenue des Cormorans</text:p>
          </table:table-cell>
          <table:table-cell table:style-name="ce2" office:value-type="string" calcext:value-type="string">
            <text:p>Waterraaf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01];&quot;/&quot;;[.B101])" office:value-type="string" office:string-value="https://osm.org/relation/3495721" calcext:value-type="string">
            <text:p>https://osm.org/relation/34957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28" calcext:value-type="float">
            <text:p>3495728</text:p>
          </table:table-cell>
          <table:table-cell table:style-name="ce2" office:value-type="string" calcext:value-type="string">
            <text:p>Avenue des Goélands</text:p>
          </table:table-cell>
          <table:table-cell table:style-name="ce2" office:value-type="string" calcext:value-type="string">
            <text:p>Zeemeeuw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02];&quot;/&quot;;[.B102])" office:value-type="string" office:string-value="https://osm.org/relation/3495728" calcext:value-type="string">
            <text:p>https://osm.org/relation/34957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29" calcext:value-type="float">
            <text:p>3495729</text:p>
          </table:table-cell>
          <table:table-cell table:style-name="ce2" office:value-type="string" calcext:value-type="string">
            <text:p>Avenue des Albatros</text:p>
          </table:table-cell>
          <table:table-cell table:style-name="ce2" office:value-type="string" calcext:value-type="string">
            <text:p>Albatro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03];&quot;/&quot;;[.B103])" office:value-type="string" office:string-value="https://osm.org/relation/3495729" calcext:value-type="string">
            <text:p>https://osm.org/relation/34957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33" calcext:value-type="float">
            <text:p>3495733</text:p>
          </table:table-cell>
          <table:table-cell table:style-name="ce2" office:value-type="string" calcext:value-type="string">
            <text:p>Avenue de l'Aigle</text:p>
          </table:table-cell>
          <table:table-cell table:style-name="ce2" office:value-type="string" calcext:value-type="string">
            <text:p>Aren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04];&quot;/&quot;;[.B104])" office:value-type="string" office:string-value="https://osm.org/relation/3495733" calcext:value-type="string">
            <text:p>https://osm.org/relation/34957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37" calcext:value-type="float">
            <text:p>3495737</text:p>
          </table:table-cell>
          <table:table-cell table:style-name="ce2" office:value-type="string" calcext:value-type="string">
            <text:p>Avenue des Tourterelles</text:p>
          </table:table-cell>
          <table:table-cell table:style-name="ce2" office:value-type="string" calcext:value-type="string">
            <text:p>Tortelduiv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05];&quot;/&quot;;[.B105])" office:value-type="string" office:string-value="https://osm.org/relation/3495737" calcext:value-type="string">
            <text:p>https://osm.org/relation/34957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39" calcext:value-type="float">
            <text:p>3495739</text:p>
          </table:table-cell>
          <table:table-cell table:style-name="ce2" office:value-type="string" calcext:value-type="string">
            <text:p>Avenue des Mouettes</text:p>
          </table:table-cell>
          <table:table-cell table:style-name="ce2" office:value-type="string" calcext:value-type="string">
            <text:p>Meeuw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06];&quot;/&quot;;[.B106])" office:value-type="string" office:string-value="https://osm.org/relation/3495739" calcext:value-type="string">
            <text:p>https://osm.org/relation/34957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41" calcext:value-type="float">
            <text:p>3495741</text:p>
          </table:table-cell>
          <table:table-cell table:style-name="ce2" office:value-type="string" calcext:value-type="string">
            <text:p>Avenue Armand Scheitler</text:p>
          </table:table-cell>
          <table:table-cell table:style-name="ce2" office:value-type="string" calcext:value-type="string">
            <text:p>Armand Scheitler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6" table:formula="of:=CONCATENATE(&quot;https://osm.org/&quot;;[.A107];&quot;/&quot;;[.B107])" office:value-type="string" office:string-value="https://osm.org/relation/3495741" calcext:value-type="string">
            <text:p>https://osm.org/relation/34957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48" calcext:value-type="float">
            <text:p>3495748</text:p>
          </table:table-cell>
          <table:table-cell table:style-name="ce2" office:value-type="string" calcext:value-type="string">
            <text:p>Avenue des Merles</text:p>
          </table:table-cell>
          <table:table-cell table:style-name="ce2" office:value-type="string" calcext:value-type="string">
            <text:p>Mere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08];&quot;/&quot;;[.B108])" office:value-type="string" office:string-value="https://osm.org/relation/3495748" calcext:value-type="string">
            <text:p>https://osm.org/relation/34957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50" calcext:value-type="float">
            <text:p>3495750</text:p>
          </table:table-cell>
          <table:table-cell table:style-name="ce2" office:value-type="string" calcext:value-type="string">
            <text:p>Avenue des Chardonnerets</text:p>
          </table:table-cell>
          <table:table-cell table:style-name="ce2" office:value-type="string" calcext:value-type="string">
            <text:p>Distelvin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09];&quot;/&quot;;[.B109])" office:value-type="string" office:string-value="https://osm.org/relation/3495750" calcext:value-type="string">
            <text:p>https://osm.org/relation/34957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51" calcext:value-type="float">
            <text:p>3495751</text:p>
          </table:table-cell>
          <table:table-cell table:style-name="ce2" office:value-type="string" calcext:value-type="string">
            <text:p>Avenue des Traquets</text:p>
          </table:table-cell>
          <table:table-cell table:style-name="ce2" office:value-type="string" calcext:value-type="string">
            <text:p>Zwartkeeltj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10];&quot;/&quot;;[.B110])" office:value-type="string" office:string-value="https://osm.org/relation/3495751" calcext:value-type="string">
            <text:p>https://osm.org/relation/34957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54" calcext:value-type="float">
            <text:p>3495754</text:p>
          </table:table-cell>
          <table:table-cell table:style-name="ce2" office:value-type="string" calcext:value-type="string">
            <text:p>Avenue des Bergeronnettes</text:p>
          </table:table-cell>
          <table:table-cell table:style-name="ce2" office:value-type="string" calcext:value-type="string">
            <text:p>Kwikstaar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11];&quot;/&quot;;[.B111])" office:value-type="string" office:string-value="https://osm.org/relation/3495754" calcext:value-type="string">
            <text:p>https://osm.org/relation/34957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63" calcext:value-type="float">
            <text:p>3495763</text:p>
          </table:table-cell>
          <table:table-cell table:style-name="ce2" office:value-type="string" calcext:value-type="string">
            <text:p>Avenue du Loriot</text:p>
          </table:table-cell>
          <table:table-cell table:style-name="ce2" office:value-type="string" calcext:value-type="string">
            <text:p>Wielewaa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12];&quot;/&quot;;[.B112])" office:value-type="string" office:string-value="https://osm.org/relation/3495763" calcext:value-type="string">
            <text:p>https://osm.org/relation/34957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66" calcext:value-type="float">
            <text:p>3495766</text:p>
          </table:table-cell>
          <table:table-cell table:style-name="ce2" office:value-type="string" calcext:value-type="string">
            <text:p>Avenue des Passereaux</text:p>
          </table:table-cell>
          <table:table-cell table:style-name="ce2" office:value-type="string" calcext:value-type="string">
            <text:p>Zangvogel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13];&quot;/&quot;;[.B113])" office:value-type="string" office:string-value="https://osm.org/relation/3495766" calcext:value-type="string">
            <text:p>https://osm.org/relation/34957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70" calcext:value-type="float">
            <text:p>3495770</text:p>
          </table:table-cell>
          <table:table-cell table:style-name="ce2" office:value-type="string" calcext:value-type="string">
            <text:p>Avenue des Pinsons</text:p>
          </table:table-cell>
          <table:table-cell table:style-name="ce2" office:value-type="string" calcext:value-type="string">
            <text:p>Vink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14];&quot;/&quot;;[.B114])" office:value-type="string" office:string-value="https://osm.org/relation/3495770" calcext:value-type="string">
            <text:p>https://osm.org/relation/34957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76" calcext:value-type="float">
            <text:p>3495776</text:p>
          </table:table-cell>
          <table:table-cell table:style-name="ce2" office:value-type="string" calcext:value-type="string">
            <text:p>Place des Bouvreuils</text:p>
          </table:table-cell>
          <table:table-cell table:style-name="ce2" office:value-type="string" calcext:value-type="string">
            <text:p>Goudvinken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15];&quot;/&quot;;[.B115])" office:value-type="string" office:string-value="https://osm.org/relation/3495776" calcext:value-type="string">
            <text:p>https://osm.org/relation/34957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84" calcext:value-type="float">
            <text:p>3495784</text:p>
          </table:table-cell>
          <table:table-cell table:style-name="ce2" office:value-type="string" calcext:value-type="string">
            <text:p>Avenue des Alouettes</text:p>
          </table:table-cell>
          <table:table-cell table:style-name="ce2" office:value-type="string" calcext:value-type="string">
            <text:p>Leeuwerik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16];&quot;/&quot;;[.B116])" office:value-type="string" office:string-value="https://osm.org/relation/3495784" calcext:value-type="string">
            <text:p>https://osm.org/relation/34957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98" calcext:value-type="float">
            <text:p>3495798</text:p>
          </table:table-cell>
          <table:table-cell table:style-name="ce2" office:value-type="string" calcext:value-type="string">
            <text:p>Avenue des Paradisiers</text:p>
          </table:table-cell>
          <table:table-cell table:style-name="ce2" office:value-type="string" calcext:value-type="string">
            <text:p>Paradijsvogel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17];&quot;/&quot;;[.B117])" office:value-type="string" office:string-value="https://osm.org/relation/3495798" calcext:value-type="string">
            <text:p>https://osm.org/relation/34957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95799" calcext:value-type="float">
            <text:p>3495799</text:p>
          </table:table-cell>
          <table:table-cell table:style-name="ce2" office:value-type="string" calcext:value-type="string">
            <text:p>Avenue des Gorges Bleues</text:p>
          </table:table-cell>
          <table:table-cell table:style-name="ce2" office:value-type="string" calcext:value-type="string">
            <text:p>Blauwborstj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18];&quot;/&quot;;[.B118])" office:value-type="string" office:string-value="https://osm.org/relation/3495799" calcext:value-type="string">
            <text:p>https://osm.org/relation/34957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0176" calcext:value-type="float">
            <text:p>3500176</text:p>
          </table:table-cell>
          <table:table-cell table:style-name="ce2" office:value-type="string" calcext:value-type="string">
            <text:p>Avenue de Lothier</text:p>
          </table:table-cell>
          <table:table-cell table:style-name="ce2" office:value-type="string" calcext:value-type="string">
            <text:p>Lotharing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19];&quot;/&quot;;[.B119])" office:value-type="string" office:string-value="https://osm.org/relation/3500176" calcext:value-type="string">
            <text:p>https://osm.org/relation/35001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0181" calcext:value-type="float">
            <text:p>3500181</text:p>
          </table:table-cell>
          <table:table-cell table:style-name="ce2" office:value-type="string" calcext:value-type="string">
            <text:p>Clos Saint-Georges</text:p>
          </table:table-cell>
          <table:table-cell table:style-name="ce2" office:value-type="string" calcext:value-type="string">
            <text:p>Sint-Georgiousgaarde</text:p>
          </table:table-cell>
          <table:table-cell table:style-name="ce3" office:value-type="string" calcext:value-type="string">
            <text:p>Q4843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20];&quot;/&quot;;[.B120])" office:value-type="string" office:string-value="https://osm.org/relation/3500181" calcext:value-type="string">
            <text:p>https://osm.org/relation/35001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0183" calcext:value-type="float">
            <text:p>3500183</text:p>
          </table:table-cell>
          <table:table-cell table:style-name="ce2" office:value-type="string" calcext:value-type="string">
            <text:p>Drève Aurélie Solvay</text:p>
          </table:table-cell>
          <table:table-cell table:style-name="ce2" office:value-type="string" calcext:value-type="string">
            <text:p>Aurélie Solvaydreef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6" table:formula="of:=CONCATENATE(&quot;https://osm.org/&quot;;[.A121];&quot;/&quot;;[.B121])" office:value-type="string" office:string-value="https://osm.org/relation/3500183" calcext:value-type="string">
            <text:p>https://osm.org/relation/35001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0189" calcext:value-type="float">
            <text:p>3500189</text:p>
          </table:table-cell>
          <table:table-cell table:style-name="ce2" office:value-type="string" calcext:value-type="string">
            <text:p>Drève Aleyde De Brabant</text:p>
          </table:table-cell>
          <table:table-cell table:style-name="ce2" office:value-type="string" calcext:value-type="string">
            <text:p>Aleyde Van Brabantdreef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6" table:formula="of:=CONCATENATE(&quot;https://osm.org/&quot;;[.A122];&quot;/&quot;;[.B122])" office:value-type="string" office:string-value="https://osm.org/relation/3500189" calcext:value-type="string">
            <text:p>https://osm.org/relation/35001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0198" calcext:value-type="float">
            <text:p>3500198</text:p>
          </table:table-cell>
          <table:table-cell table:style-name="ce2" office:value-type="string" calcext:value-type="string">
            <text:p>Avenue Marquis de Villalobar</text:p>
          </table:table-cell>
          <table:table-cell table:style-name="ce2" office:value-type="string" calcext:value-type="string">
            <text:p>Markies de Villalobar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23];&quot;/&quot;;[.B123])" office:value-type="string" office:string-value="https://osm.org/relation/3500198" calcext:value-type="string">
            <text:p>https://osm.org/relation/35001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0199" calcext:value-type="float">
            <text:p>3500199</text:p>
          </table:table-cell>
          <table:table-cell table:style-name="ce2" office:value-type="string" calcext:value-type="string">
            <text:p>Square des Pierres Grises</text:p>
          </table:table-cell>
          <table:table-cell table:style-name="ce2" office:value-type="string" calcext:value-type="string">
            <text:p>Grijze Steen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24];&quot;/&quot;;[.B124])" office:value-type="string" office:string-value="https://osm.org/relation/3500199" calcext:value-type="string">
            <text:p>https://osm.org/relation/35001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0217" calcext:value-type="float">
            <text:p>3500217</text:p>
          </table:table-cell>
          <table:table-cell table:style-name="ce2" office:value-type="string" calcext:value-type="string">
            <text:p>Avenue Général Baron Empain</text:p>
          </table:table-cell>
          <table:table-cell table:style-name="ce2" office:value-type="string" calcext:value-type="string">
            <text:p>Generaal Baron Empai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25];&quot;/&quot;;[.B125])" office:value-type="string" office:string-value="https://osm.org/relation/3500217" calcext:value-type="string">
            <text:p>https://osm.org/relation/35002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0225" calcext:value-type="float">
            <text:p>3500225</text:p>
          </table:table-cell>
          <table:table-cell table:style-name="ce2" office:value-type="string" calcext:value-type="string">
            <text:p>Avenue des Fleurs</text:p>
          </table:table-cell>
          <table:table-cell table:style-name="ce2" office:value-type="string" calcext:value-type="string">
            <text:p>Bloem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26];&quot;/&quot;;[.B126])" office:value-type="string" office:string-value="https://osm.org/relation/3500225" calcext:value-type="string">
            <text:p>https://osm.org/relation/35002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0230" calcext:value-type="float">
            <text:p>3500230</text:p>
          </table:table-cell>
          <table:table-cell table:style-name="ce2" office:value-type="string" calcext:value-type="string">
            <text:p>Avenue Saint-Jean</text:p>
          </table:table-cell>
          <table:table-cell table:style-name="ce2" office:value-type="string" calcext:value-type="string">
            <text:p>Sint-Jan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27];&quot;/&quot;;[.B127])" office:value-type="string" office:string-value="https://osm.org/relation/3500230" calcext:value-type="string">
            <text:p>https://osm.org/relation/350023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0242" calcext:value-type="float">
            <text:p>3500242</text:p>
          </table:table-cell>
          <table:table-cell table:style-name="ce2" office:value-type="string" calcext:value-type="string">
            <text:p>Avenue du Putdael</text:p>
          </table:table-cell>
          <table:table-cell table:style-name="ce2" office:value-type="string" calcext:value-type="string">
            <text:p>Putdae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3"/>
          <table:table-cell table:style-name="ce2" office:value-type="string" calcext:value-type="string">
            <text:p>« Château de Putdael », probablement à cause de la proximité de la Vallée de Putdael située plus au sud</text:p>
            <text:p>http://arbres-inventaire.irisnet.be/sites.php?id=110</text:p>
          </table:table-cell>
          <table:table-cell table:style-name="ce6" table:formula="of:=CONCATENATE(&quot;https://osm.org/&quot;;[.A128];&quot;/&quot;;[.B128])" office:value-type="string" office:string-value="https://osm.org/relation/3500242" calcext:value-type="string">
            <text:p>https://osm.org/relation/35002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0264" calcext:value-type="float">
            <text:p>3500264</text:p>
          </table:table-cell>
          <table:table-cell table:style-name="ce2" office:value-type="string" calcext:value-type="string">
            <text:p>Avenue Bois du Dimanche</text:p>
          </table:table-cell>
          <table:table-cell table:style-name="ce2" office:value-type="string" calcext:value-type="string">
            <text:p>Zondagbo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29];&quot;/&quot;;[.B129])" office:value-type="string" office:string-value="https://osm.org/relation/3500264" calcext:value-type="string">
            <text:p>https://osm.org/relation/35002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0269" calcext:value-type="float">
            <text:p>3500269</text:p>
          </table:table-cell>
          <table:table-cell table:style-name="ce2" office:value-type="string" calcext:value-type="string">
            <text:p>Avenue Colonel Daumerie</text:p>
          </table:table-cell>
          <table:table-cell table:style-name="ce2" office:value-type="string" calcext:value-type="string">
            <text:p>Kolonel Daumerielaan</text:p>
          </table:table-cell>
          <table:table-cell table:style-name="ce3" office:value-type="string" calcext:value-type="string">
            <text:p>Q5684445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5" office:value-type="string" calcext:value-type="string">
            <text:p><text:a xlink:href="http://www.ebru.be/Streets/streets1150/bruxelles-1150-avenue-colonel-daumerie.html" xlink:type="simple">http://www.ebru.be/Streets/streets1150/bruxelles-1150-avenue-colonel-daumerie.html</text:a></text:p>
          </table:table-cell>
          <table:table-cell table:style-name="ce6" table:formula="of:=CONCATENATE(&quot;https://osm.org/&quot;;[.A130];&quot;/&quot;;[.B130])" office:value-type="string" office:string-value="https://osm.org/relation/3500269" calcext:value-type="string">
            <text:p>https://osm.org/relation/350026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352" calcext:value-type="float">
            <text:p>3502352</text:p>
          </table:table-cell>
          <table:table-cell table:number-columns-repeated="2" table:style-name="ce2" office:value-type="string" calcext:value-type="string">
            <text:p>Boven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31];&quot;/&quot;;[.B131])" office:value-type="string" office:string-value="https://osm.org/relation/3502352" calcext:value-type="string">
            <text:p>https://osm.org/relation/35023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354" calcext:value-type="float">
            <text:p>3502354</text:p>
          </table:table-cell>
          <table:table-cell table:style-name="ce2" office:value-type="string" calcext:value-type="string">
            <text:p>Rue du Leybeek</text:p>
          </table:table-cell>
          <table:table-cell table:style-name="ce2" office:value-type="string" calcext:value-type="string">
            <text:p>Leybe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32];&quot;/&quot;;[.B132])" office:value-type="string" office:string-value="https://osm.org/relation/3502354" calcext:value-type="string">
            <text:p>https://osm.org/relation/35023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379" calcext:value-type="float">
            <text:p>3502379</text:p>
          </table:table-cell>
          <table:table-cell table:style-name="ce2" office:value-type="string" calcext:value-type="string">
            <text:p>Avenue Edmond Parmentier</text:p>
          </table:table-cell>
          <table:table-cell table:style-name="ce2" office:value-type="string" calcext:value-type="string">
            <text:p>Edmond Parmentierlaan</text:p>
          </table:table-cell>
          <table:table-cell table:style-name="ce3" office:value-type="string" calcext:value-type="string">
            <text:p>Q304794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33];&quot;/&quot;;[.B133])" office:value-type="string" office:string-value="https://osm.org/relation/3502379" calcext:value-type="string">
            <text:p>https://osm.org/relation/35023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637" calcext:value-type="float">
            <text:p>3502637</text:p>
          </table:table-cell>
          <table:table-cell table:style-name="ce2" office:value-type="string" calcext:value-type="string">
            <text:p>Rue au Bois</text:p>
          </table:table-cell>
          <table:table-cell table:style-name="ce2" office:value-type="string" calcext:value-type="string">
            <text:p>Bo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34];&quot;/&quot;;[.B134])" office:value-type="string" office:string-value="https://osm.org/relation/3502637" calcext:value-type="string">
            <text:p>https://osm.org/relation/35026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664" calcext:value-type="float">
            <text:p>3502664</text:p>
          </table:table-cell>
          <table:table-cell table:style-name="ce2" office:value-type="string" calcext:value-type="string">
            <text:p>Rue Kelle</text:p>
          </table:table-cell>
          <table:table-cell table:style-name="ce2" office:value-type="string" calcext:value-type="string">
            <text:p>Kell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nom d'un ancien lieu-dit - http://www.ebru.be/Streets/streets1150/bruxelles-1150-rue-kelle.html</text:p>
          </table:table-cell>
          <table:table-cell table:style-name="ce6" table:formula="of:=CONCATENATE(&quot;https://osm.org/&quot;;[.A135];&quot;/&quot;;[.B135])" office:value-type="string" office:string-value="https://osm.org/relation/3502664" calcext:value-type="string">
            <text:p>https://osm.org/relation/35026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674" calcext:value-type="float">
            <text:p>3502674</text:p>
          </table:table-cell>
          <table:table-cell table:style-name="ce2" office:value-type="string" calcext:value-type="string">
            <text:p>Rue Pierre Delacroix</text:p>
          </table:table-cell>
          <table:table-cell table:style-name="ce2" office:value-type="string" calcext:value-type="string">
            <text:p>Pierre Delacroixstraat</text:p>
          </table:table-cell>
          <table:table-cell table:style-name="ce3" office:value-type="string" calcext:value-type="string">
            <text:p>Q316918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36];&quot;/&quot;;[.B136])" office:value-type="string" office:string-value="https://osm.org/relation/3502674" calcext:value-type="string">
            <text:p>https://osm.org/relation/35026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679" calcext:value-type="float">
            <text:p>3502679</text:p>
          </table:table-cell>
          <table:table-cell table:style-name="ce2" office:value-type="string" calcext:value-type="string">
            <text:p>Rue Remi Fraeyman</text:p>
          </table:table-cell>
          <table:table-cell table:style-name="ce2" office:value-type="string" calcext:value-type="string">
            <text:p>Remi Fraeyma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6" table:formula="of:=CONCATENATE(&quot;https://osm.org/&quot;;[.A137];&quot;/&quot;;[.B137])" office:value-type="string" office:string-value="https://osm.org/relation/3502679" calcext:value-type="string">
            <text:p>https://osm.org/relation/35026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686" calcext:value-type="float">
            <text:p>3502686</text:p>
          </table:table-cell>
          <table:table-cell table:style-name="ce2" office:value-type="string" calcext:value-type="string">
            <text:p>Rue David Van Bever</text:p>
          </table:table-cell>
          <table:table-cell table:style-name="ce2" office:value-type="string" calcext:value-type="string">
            <text:p>David Van Bev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6" table:formula="of:=CONCATENATE(&quot;https://osm.org/&quot;;[.A138];&quot;/&quot;;[.B138])" office:value-type="string" office:string-value="https://osm.org/relation/3502686" calcext:value-type="string">
            <text:p>https://osm.org/relation/35026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694" calcext:value-type="float">
            <text:p>3502694</text:p>
          </table:table-cell>
          <table:table-cell table:style-name="ce2" office:value-type="string" calcext:value-type="string">
            <text:p>Rue Emmanuel Mertens</text:p>
          </table:table-cell>
          <table:table-cell table:style-name="ce2" office:value-type="string" calcext:value-type="string">
            <text:p>Emmanuel Mert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6" table:formula="of:=CONCATENATE(&quot;https://osm.org/&quot;;[.A139];&quot;/&quot;;[.B139])" office:value-type="string" office:string-value="https://osm.org/relation/3502694" calcext:value-type="string">
            <text:p>https://osm.org/relation/35026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704" calcext:value-type="float">
            <text:p>3502704</text:p>
          </table:table-cell>
          <table:table-cell table:style-name="ce2" office:value-type="string" calcext:value-type="string">
            <text:p>Cours Amarante</text:p>
          </table:table-cell>
          <table:table-cell table:style-name="ce2" office:value-type="string" calcext:value-type="string">
            <text:p>Amarantenho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40];&quot;/&quot;;[.B140])" office:value-type="string" office:string-value="https://osm.org/relation/3502704" calcext:value-type="string">
            <text:p>https://osm.org/relation/35027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749" calcext:value-type="float">
            <text:p>3502749</text:p>
          </table:table-cell>
          <table:table-cell table:style-name="ce2" office:value-type="string" calcext:value-type="string">
            <text:p>Venelle aux Jeux</text:p>
          </table:table-cell>
          <table:table-cell table:style-name="ce2" office:value-type="string" calcext:value-type="string">
            <text:p>Speeltuindreveke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41];&quot;/&quot;;[.B141])" office:value-type="string" office:string-value="https://osm.org/relation/3502749" calcext:value-type="string">
            <text:p>https://osm.org/relation/35027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778" calcext:value-type="float">
            <text:p>3502778</text:p>
          </table:table-cell>
          <table:table-cell table:style-name="ce2" office:value-type="string" calcext:value-type="string">
            <text:p>Venelle Bleue</text:p>
          </table:table-cell>
          <table:table-cell table:style-name="ce2" office:value-type="string" calcext:value-type="string">
            <text:p>Blauwdreveke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42];&quot;/&quot;;[.B142])" office:value-type="string" office:string-value="https://osm.org/relation/3502778" calcext:value-type="string">
            <text:p>https://osm.org/relation/35027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792" calcext:value-type="float">
            <text:p>3502792</text:p>
          </table:table-cell>
          <table:table-cell table:style-name="ce2" office:value-type="string" calcext:value-type="string">
            <text:p>Place du White Star</text:p>
          </table:table-cell>
          <table:table-cell table:style-name="ce2" office:value-type="string" calcext:value-type="string">
            <text:p>White Star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43];&quot;/&quot;;[.B143])" office:value-type="string" office:string-value="https://osm.org/relation/3502792" calcext:value-type="string">
            <text:p>https://osm.org/relation/35027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797" calcext:value-type="float">
            <text:p>3502797</text:p>
          </table:table-cell>
          <table:table-cell table:style-name="ce2" office:value-type="string" calcext:value-type="string">
            <text:p>Venelle en Boucle</text:p>
          </table:table-cell>
          <table:table-cell table:style-name="ce2" office:value-type="string" calcext:value-type="string">
            <text:p>Lusste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44];&quot;/&quot;;[.B144])" office:value-type="string" office:string-value="https://osm.org/relation/3502797" calcext:value-type="string">
            <text:p>https://osm.org/relation/35027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798" calcext:value-type="float">
            <text:p>3502798</text:p>
          </table:table-cell>
          <table:table-cell table:style-name="ce2" office:value-type="string" calcext:value-type="string">
            <text:p>Carré des Platanes</text:p>
          </table:table-cell>
          <table:table-cell table:style-name="ce2" office:value-type="string" calcext:value-type="string">
            <text:p>Platanenwij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45];&quot;/&quot;;[.B145])" office:value-type="string" office:string-value="https://osm.org/relation/3502798" calcext:value-type="string">
            <text:p>https://osm.org/relation/35027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896" calcext:value-type="float">
            <text:p>3502896</text:p>
          </table:table-cell>
          <table:table-cell table:style-name="ce2" office:value-type="string" calcext:value-type="string">
            <text:p>Venelle au Palio</text:p>
          </table:table-cell>
          <table:table-cell table:style-name="ce2" office:value-type="string" calcext:value-type="string">
            <text:p>Palioste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46];&quot;/&quot;;[.B146])" office:value-type="string" office:string-value="https://osm.org/relation/3502896" calcext:value-type="string">
            <text:p>https://osm.org/relation/35028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999" calcext:value-type="float">
            <text:p>3502999</text:p>
          </table:table-cell>
          <table:table-cell table:style-name="ce2" office:value-type="string" calcext:value-type="string">
            <text:p>Venelle aux Quatre Nœuds</text:p>
          </table:table-cell>
          <table:table-cell table:style-name="ce2" office:value-type="string" calcext:value-type="string">
            <text:p>Vier-Knopenste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47];&quot;/&quot;;[.B147])" office:value-type="string" office:string-value="https://osm.org/relation/3502999" calcext:value-type="string">
            <text:p>https://osm.org/relation/35029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3045" calcext:value-type="float">
            <text:p>3503045</text:p>
          </table:table-cell>
          <table:table-cell table:style-name="ce2" office:value-type="string" calcext:value-type="string">
            <text:p>Clos des Chats</text:p>
          </table:table-cell>
          <table:table-cell table:style-name="ce2" office:value-type="string" calcext:value-type="string">
            <text:p>Katten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48];&quot;/&quot;;[.B148])" office:value-type="string" office:string-value="https://osm.org/relation/3503045" calcext:value-type="string">
            <text:p>https://osm.org/relation/35030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3098" calcext:value-type="float">
            <text:p>3503098</text:p>
          </table:table-cell>
          <table:table-cell table:style-name="ce2" office:value-type="string" calcext:value-type="string">
            <text:p>Clos des Charmes</text:p>
          </table:table-cell>
          <table:table-cell table:style-name="ce2" office:value-type="string" calcext:value-type="string">
            <text:p>Haagbeuken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49];&quot;/&quot;;[.B149])" office:value-type="string" office:string-value="https://osm.org/relation/3503098" calcext:value-type="string">
            <text:p>https://osm.org/relation/35030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3166" calcext:value-type="float">
            <text:p>3503166</text:p>
          </table:table-cell>
          <table:table-cell table:style-name="ce2" office:value-type="string" calcext:value-type="string">
            <text:p>Chemin des Tigelles</text:p>
          </table:table-cell>
          <table:table-cell table:style-name="ce2" office:value-type="string" calcext:value-type="string">
            <text:p>Stengeltjes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50];&quot;/&quot;;[.B150])" office:value-type="string" office:string-value="https://osm.org/relation/3503166" calcext:value-type="string">
            <text:p>https://osm.org/relation/35031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3190" calcext:value-type="float">
            <text:p>3503190</text:p>
          </table:table-cell>
          <table:table-cell table:style-name="ce2" office:value-type="string" calcext:value-type="string">
            <text:p>Coursive Plein Ciel</text:p>
          </table:table-cell>
          <table:table-cell table:style-name="ce2" office:value-type="string" calcext:value-type="string">
            <text:p>Openluchtwandelga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51];&quot;/&quot;;[.B151])" office:value-type="string" office:string-value="https://osm.org/relation/3503190" calcext:value-type="string">
            <text:p>https://osm.org/relation/35031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3214" calcext:value-type="float">
            <text:p>3503214</text:p>
          </table:table-cell>
          <table:table-cell table:style-name="ce2" office:value-type="string" calcext:value-type="string">
            <text:p>Venelle aux Coins de Terre</text:p>
          </table:table-cell>
          <table:table-cell table:style-name="ce2" office:value-type="string" calcext:value-type="string">
            <text:p>Moestuinste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52];&quot;/&quot;;[.B152])" office:value-type="string" office:string-value="https://osm.org/relation/3503214" calcext:value-type="string">
            <text:p>https://osm.org/relation/35032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3216" calcext:value-type="float">
            <text:p>3503216</text:p>
          </table:table-cell>
          <table:table-cell table:style-name="ce2" office:value-type="string" calcext:value-type="string">
            <text:p>Chemin de Ronde</text:p>
          </table:table-cell>
          <table:table-cell table:style-name="ce2" office:value-type="string" calcext:value-type="string">
            <text:p>Ronde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53];&quot;/&quot;;[.B153])" office:value-type="string" office:string-value="https://osm.org/relation/3503216" calcext:value-type="string">
            <text:p>https://osm.org/relation/35032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3252" calcext:value-type="float">
            <text:p>3503252</text:p>
          </table:table-cell>
          <table:table-cell table:style-name="ce2" office:value-type="string" calcext:value-type="string">
            <text:p>Avenue des Orangers</text:p>
          </table:table-cell>
          <table:table-cell table:style-name="ce2" office:value-type="string" calcext:value-type="string">
            <text:p>Oranj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54];&quot;/&quot;;[.B154])" office:value-type="string" office:string-value="https://osm.org/relation/3503252" calcext:value-type="string">
            <text:p>https://osm.org/relation/35032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3253" calcext:value-type="float">
            <text:p>3503253</text:p>
          </table:table-cell>
          <table:table-cell table:style-name="ce2" office:value-type="string" calcext:value-type="string">
            <text:p>Avenue des Châtaigniers</text:p>
          </table:table-cell>
          <table:table-cell table:style-name="ce2" office:value-type="string" calcext:value-type="string">
            <text:p>Kastanjebom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55];&quot;/&quot;;[.B155])" office:value-type="string" office:string-value="https://osm.org/relation/3503253" calcext:value-type="string">
            <text:p>https://osm.org/relation/35032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3254" calcext:value-type="float">
            <text:p>3503254</text:p>
          </table:table-cell>
          <table:table-cell table:style-name="ce2" office:value-type="string" calcext:value-type="string">
            <text:p>Avenue des Fougères</text:p>
          </table:table-cell>
          <table:table-cell table:style-name="ce2" office:value-type="string" calcext:value-type="string">
            <text:p>Var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56];&quot;/&quot;;[.B156])" office:value-type="string" office:string-value="https://osm.org/relation/3503254" calcext:value-type="string">
            <text:p>https://osm.org/relation/35032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3257" calcext:value-type="float">
            <text:p>3503257</text:p>
          </table:table-cell>
          <table:table-cell table:style-name="ce2" office:value-type="string" calcext:value-type="string">
            <text:p>Avenue des Cactus</text:p>
          </table:table-cell>
          <table:table-cell table:style-name="ce2" office:value-type="string" calcext:value-type="string">
            <text:p>Cactu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57];&quot;/&quot;;[.B157])" office:value-type="string" office:string-value="https://osm.org/relation/3503257" calcext:value-type="string">
            <text:p>https://osm.org/relation/35032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3261" calcext:value-type="float">
            <text:p>3503261</text:p>
          </table:table-cell>
          <table:table-cell table:style-name="ce2" office:value-type="string" calcext:value-type="string">
            <text:p>Avenue des Ajoncs</text:p>
          </table:table-cell>
          <table:table-cell table:style-name="ce2" office:value-type="string" calcext:value-type="string">
            <text:p>Stekelbre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58];&quot;/&quot;;[.B158])" office:value-type="string" office:string-value="https://osm.org/relation/3503261" calcext:value-type="string">
            <text:p>https://osm.org/relation/35032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5132" calcext:value-type="float">
            <text:p>3505132</text:p>
          </table:table-cell>
          <table:table-cell table:style-name="ce2" office:value-type="string" calcext:value-type="string">
            <text:p>Avenue du Hockey</text:p>
          </table:table-cell>
          <table:table-cell table:style-name="ce2" office:value-type="string" calcext:value-type="string">
            <text:p>Hockey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59];&quot;/&quot;;[.B159])" office:value-type="string" office:string-value="https://osm.org/relation/3505132" calcext:value-type="string">
            <text:p>https://osm.org/relation/35051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5158" calcext:value-type="float">
            <text:p>3505158</text:p>
          </table:table-cell>
          <table:table-cell table:style-name="ce2" office:value-type="string" calcext:value-type="string">
            <text:p>Avenue Louis Van Gorp</text:p>
          </table:table-cell>
          <table:table-cell table:style-name="ce2" office:value-type="string" calcext:value-type="string">
            <text:p>Louis Van Gorplaan</text:p>
          </table:table-cell>
          <table:table-cell table:style-name="ce3" office:value-type="string" calcext:value-type="string">
            <text:p>Q274630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60];&quot;/&quot;;[.B160])" office:value-type="string" office:string-value="https://osm.org/relation/3505158" calcext:value-type="string">
            <text:p>https://osm.org/relation/35051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5164" calcext:value-type="float">
            <text:p>3505164</text:p>
          </table:table-cell>
          <table:table-cell table:style-name="ce2" office:value-type="string" calcext:value-type="string">
            <text:p>Square Louisa</text:p>
          </table:table-cell>
          <table:table-cell table:style-name="ce2" office:value-type="string" calcext:value-type="string">
            <text:p>Louisaplantsoe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6" table:formula="of:=CONCATENATE(&quot;https://osm.org/&quot;;[.A161];&quot;/&quot;;[.B161])" office:value-type="string" office:string-value="https://osm.org/relation/3505164" calcext:value-type="string">
            <text:p>https://osm.org/relation/35051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5170" calcext:value-type="float">
            <text:p>3505170</text:p>
          </table:table-cell>
          <table:table-cell table:style-name="ce2" office:value-type="string" calcext:value-type="string">
            <text:p>Rue Mareyde</text:p>
          </table:table-cell>
          <table:table-cell table:style-name="ce2" office:value-type="string" calcext:value-type="string">
            <text:p>Mareyde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number-columns-repeated="2"/>
          <table:table-cell table:style-name="ce6" table:formula="of:=CONCATENATE(&quot;https://osm.org/&quot;;[.A162];&quot;/&quot;;[.B162])" office:value-type="string" office:string-value="https://osm.org/relation/3505170" calcext:value-type="string">
            <text:p>https://osm.org/relation/35051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5178" calcext:value-type="float">
            <text:p>3505178</text:p>
          </table:table-cell>
          <table:table-cell table:style-name="ce2" office:value-type="string" calcext:value-type="string">
            <text:p>Avenue Paule</text:p>
          </table:table-cell>
          <table:table-cell table:style-name="ce2" office:value-type="string" calcext:value-type="string">
            <text:p>Paula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63];&quot;/&quot;;[.B163])" office:value-type="string" office:string-value="https://osm.org/relation/3505178" calcext:value-type="string">
            <text:p>https://osm.org/relation/35051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5179" calcext:value-type="float">
            <text:p>3505179</text:p>
          </table:table-cell>
          <table:table-cell table:style-name="ce2" office:value-type="string" calcext:value-type="string">
            <text:p>La Venelle</text:p>
          </table:table-cell>
          <table:table-cell table:style-name="ce2" office:value-type="string" calcext:value-type="string">
            <text:p>Het Dreveke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64];&quot;/&quot;;[.B164])" office:value-type="string" office:string-value="https://osm.org/relation/3505179" calcext:value-type="string">
            <text:p>https://osm.org/relation/35051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5495" calcext:value-type="float">
            <text:p>3505495</text:p>
          </table:table-cell>
          <table:table-cell table:style-name="ce2" office:value-type="string" calcext:value-type="string">
            <text:p>Avenue Yvan Lutens</text:p>
          </table:table-cell>
          <table:table-cell table:style-name="ce2" office:value-type="string" calcext:value-type="string">
            <text:p>Yvan Luten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65];&quot;/&quot;;[.B165])" office:value-type="string" office:string-value="https://osm.org/relation/3505495" calcext:value-type="string">
            <text:p>https://osm.org/relation/35054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5499" calcext:value-type="float">
            <text:p>3505499</text:p>
          </table:table-cell>
          <table:table-cell table:style-name="ce2" office:value-type="string" calcext:value-type="string">
            <text:p>Clos des Oyats</text:p>
          </table:table-cell>
          <table:table-cell table:style-name="ce2" office:value-type="string" calcext:value-type="string">
            <text:p>Duingra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66];&quot;/&quot;;[.B166])" office:value-type="string" office:string-value="https://osm.org/relation/3505499" calcext:value-type="string">
            <text:p>https://osm.org/relation/35054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5502" calcext:value-type="float">
            <text:p>3505502</text:p>
          </table:table-cell>
          <table:table-cell table:style-name="ce2" office:value-type="string" calcext:value-type="string">
            <text:p>Clos des Salanganes</text:p>
          </table:table-cell>
          <table:table-cell table:style-name="ce2" office:value-type="string" calcext:value-type="string">
            <text:p>Salanganen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67];&quot;/&quot;;[.B167])" office:value-type="string" office:string-value="https://osm.org/relation/3505502" calcext:value-type="string">
            <text:p>https://osm.org/relation/35055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6948" calcext:value-type="float">
            <text:p>3506948</text:p>
          </table:table-cell>
          <table:table-cell table:style-name="ce2" office:value-type="string" calcext:value-type="string">
            <text:p>Clos d'Orléans</text:p>
          </table:table-cell>
          <table:table-cell table:style-name="ce2" office:value-type="string" calcext:value-type="string">
            <text:p>Orlean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68];&quot;/&quot;;[.B168])" office:value-type="string" office:string-value="https://osm.org/relation/3506948" calcext:value-type="string">
            <text:p>https://osm.org/relation/35069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6950" calcext:value-type="float">
            <text:p>3506950</text:p>
          </table:table-cell>
          <table:table-cell table:style-name="ce2" office:value-type="string" calcext:value-type="string">
            <text:p>Avenue de Chartres</text:p>
          </table:table-cell>
          <table:table-cell table:style-name="ce2" office:value-type="string" calcext:value-type="string">
            <text:p>Chartr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69];&quot;/&quot;;[.B169])" office:value-type="string" office:string-value="https://osm.org/relation/3506950" calcext:value-type="string">
            <text:p>https://osm.org/relation/35069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6962" calcext:value-type="float">
            <text:p>3506962</text:p>
          </table:table-cell>
          <table:table-cell table:style-name="ce2" office:value-type="string" calcext:value-type="string">
            <text:p>Avenue Prince Baudouin</text:p>
          </table:table-cell>
          <table:table-cell table:style-name="ce2" office:value-type="string" calcext:value-type="string">
            <text:p>Prins Boudewijnlaan</text:p>
          </table:table-cell>
          <table:table-cell table:style-name="ce2" office:value-type="string" calcext:value-type="string">
            <text:p>Q1297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70];&quot;/&quot;;[.B170])" office:value-type="string" office:string-value="https://osm.org/relation/3506962" calcext:value-type="string">
            <text:p>https://osm.org/relation/35069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6963" calcext:value-type="float">
            <text:p>3506963</text:p>
          </table:table-cell>
          <table:table-cell table:style-name="ce2" office:value-type="string" calcext:value-type="string">
            <text:p>Val des Becasses</text:p>
          </table:table-cell>
          <table:table-cell table:style-name="ce2" office:value-type="string" calcext:value-type="string">
            <text:p>Snippenda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71];&quot;/&quot;;[.B171])" office:value-type="string" office:string-value="https://osm.org/relation/3506963" calcext:value-type="string">
            <text:p>https://osm.org/relation/35069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6990" calcext:value-type="float">
            <text:p>3506990</text:p>
          </table:table-cell>
          <table:table-cell table:style-name="ce2" office:value-type="string" calcext:value-type="string">
            <text:p>Avenue de la Faisanderie</text:p>
          </table:table-cell>
          <table:table-cell table:style-name="ce2" office:value-type="string" calcext:value-type="string">
            <text:p>Fazantenpar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72];&quot;/&quot;;[.B172])" office:value-type="string" office:string-value="https://osm.org/relation/3506990" calcext:value-type="string">
            <text:p>https://osm.org/relation/35069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6991" calcext:value-type="float">
            <text:p>3506991</text:p>
          </table:table-cell>
          <table:table-cell table:style-name="ce2" office:value-type="string" calcext:value-type="string">
            <text:p>Val des Perdreaux</text:p>
          </table:table-cell>
          <table:table-cell table:style-name="ce2" office:value-type="string" calcext:value-type="string">
            <text:p>Patrijzenda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73];&quot;/&quot;;[.B173])" office:value-type="string" office:string-value="https://osm.org/relation/3506991" calcext:value-type="string">
            <text:p>https://osm.org/relation/35069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001" calcext:value-type="float">
            <text:p>3507001</text:p>
          </table:table-cell>
          <table:table-cell table:style-name="ce2" office:value-type="string" calcext:value-type="string">
            <text:p>Drève des Brûlés</text:p>
          </table:table-cell>
          <table:table-cell table:style-name="ce2" office:value-type="string" calcext:value-type="string">
            <text:p>Verbranden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74];&quot;/&quot;;[.B174])" office:value-type="string" office:string-value="https://osm.org/relation/3507001" calcext:value-type="string">
            <text:p>https://osm.org/relation/35070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005" calcext:value-type="float">
            <text:p>3507005</text:p>
          </table:table-cell>
          <table:table-cell table:style-name="ce2" office:value-type="string" calcext:value-type="string">
            <text:p>Clos de la Forêt</text:p>
          </table:table-cell>
          <table:table-cell table:style-name="ce2" office:value-type="string" calcext:value-type="string">
            <text:p>Bos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75];&quot;/&quot;;[.B175])" office:value-type="string" office:string-value="https://osm.org/relation/3507005" calcext:value-type="string">
            <text:p>https://osm.org/relation/35070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021" calcext:value-type="float">
            <text:p>3507021</text:p>
          </table:table-cell>
          <table:table-cell table:style-name="ce2" office:value-type="string" calcext:value-type="string">
            <text:p>Val des Epinettes</text:p>
          </table:table-cell>
          <table:table-cell table:style-name="ce2" office:value-type="string" calcext:value-type="string">
            <text:p>Doorndaa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76];&quot;/&quot;;[.B176])" office:value-type="string" office:string-value="https://osm.org/relation/3507021" calcext:value-type="string">
            <text:p>https://osm.org/relation/35070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028" calcext:value-type="float">
            <text:p>3507028</text:p>
          </table:table-cell>
          <table:table-cell table:style-name="ce2" office:value-type="string" calcext:value-type="string">
            <text:p>Avenue de Joli-Bois</text:p>
          </table:table-cell>
          <table:table-cell table:style-name="ce2" office:value-type="string" calcext:value-type="string">
            <text:p>Mooi-Bo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77];&quot;/&quot;;[.B177])" office:value-type="string" office:string-value="https://osm.org/relation/3507028" calcext:value-type="string">
            <text:p>https://osm.org/relation/35070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029" calcext:value-type="float">
            <text:p>3507029</text:p>
          </table:table-cell>
          <table:table-cell table:style-name="ce2" office:value-type="string" calcext:value-type="string">
            <text:p>Clos des Chasseurs</text:p>
          </table:table-cell>
          <table:table-cell table:style-name="ce2" office:value-type="string" calcext:value-type="string">
            <text:p>Jager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78];&quot;/&quot;;[.B178])" office:value-type="string" office:string-value="https://osm.org/relation/3507029" calcext:value-type="string">
            <text:p>https://osm.org/relation/35070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048" calcext:value-type="float">
            <text:p>3507048</text:p>
          </table:table-cell>
          <table:table-cell table:style-name="ce2" office:value-type="string" calcext:value-type="string">
            <text:p>Avenue Alfred Madoux</text:p>
          </table:table-cell>
          <table:table-cell table:style-name="ce2" office:value-type="string" calcext:value-type="string">
            <text:p>Alfred Madouxlaan</text:p>
          </table:table-cell>
          <table:table-cell table:style-name="ce3" office:value-type="string" calcext:value-type="string">
            <text:p>Q2220933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79];&quot;/&quot;;[.B179])" office:value-type="string" office:string-value="https://osm.org/relation/3507048" calcext:value-type="string">
            <text:p>https://osm.org/relation/35070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051" calcext:value-type="float">
            <text:p>3507051</text:p>
          </table:table-cell>
          <table:table-cell table:style-name="ce2" office:value-type="string" calcext:value-type="string">
            <text:p>Avenue De Gomree</text:p>
          </table:table-cell>
          <table:table-cell table:style-name="ce2" office:value-type="string" calcext:value-type="string">
            <text:p>De Gomreelaa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>neither WD nor WP</text:p>
          </table:table-cell>
          <table:table-cell table:style-name="ce2" office:value-type="string" calcext:value-type="string">
            <text:p>might be related to the same person Maria Gomree" as in https://www.wikidata.org/wiki/Q3478765</text:p>
            <text:p>https://gw.geneanet.org/crepin11?lang=fr&amp;n=gomree+de+morialme&amp;oc=0&amp;p=maria</text:p>
          </table:table-cell>
          <table:table-cell table:style-name="ce6" table:formula="of:=CONCATENATE(&quot;https://osm.org/&quot;;[.A180];&quot;/&quot;;[.B180])" office:value-type="string" office:string-value="https://osm.org/relation/3507051" calcext:value-type="string">
            <text:p>https://osm.org/relation/35070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055" calcext:value-type="float">
            <text:p>3507055</text:p>
          </table:table-cell>
          <table:table-cell table:style-name="ce2" office:value-type="string" calcext:value-type="string">
            <text:p>Avenue Manoir d'Anjou</text:p>
          </table:table-cell>
          <table:table-cell table:style-name="ce2" office:value-type="string" calcext:value-type="string">
            <text:p>Manoir d'Anjoulaan</text:p>
          </table:table-cell>
          <table:table-cell table:style-name="ce4" office:value-type="string" calcext:value-type="string">
            <text:p>Q4699488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might be related to family name Anjou Q46994884; </text:p>
            <text:p>might also be relared to this origin: le parc du Manoir d'Anjou (du nom du duc fondateur de la quatrième maison d'Orléans, Philippe, frère de Louis XIV et dont le descendant régna sous le nom de Louis-Philippe)</text:p>
            <text:p>https://www.lesoir.be/art/les-journees-du-patrimoine-x-histoires-du-manoir-d-anjo_t-19950913-Z0A0QN.html</text:p>
          </table:table-cell>
          <table:table-cell table:style-name="ce6" table:formula="of:=CONCATENATE(&quot;https://osm.org/&quot;;[.A181];&quot;/&quot;;[.B181])" office:value-type="string" office:string-value="https://osm.org/relation/3507055" calcext:value-type="string">
            <text:p>https://osm.org/relation/35070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056" calcext:value-type="float">
            <text:p>3507056</text:p>
          </table:table-cell>
          <table:table-cell table:style-name="ce2" office:value-type="string" calcext:value-type="string">
            <text:p>Clos du Manoir</text:p>
          </table:table-cell>
          <table:table-cell table:style-name="ce2" office:value-type="string" calcext:value-type="string">
            <text:p>Burcht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82];&quot;/&quot;;[.B182])" office:value-type="string" office:string-value="https://osm.org/relation/3507056" calcext:value-type="string">
            <text:p>https://osm.org/relation/35070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063" calcext:value-type="float">
            <text:p>3507063</text:p>
          </table:table-cell>
          <table:table-cell table:style-name="ce2" office:value-type="string" calcext:value-type="string">
            <text:p>Coteau d'Anjou</text:p>
          </table:table-cell>
          <table:table-cell table:style-name="ce2" office:value-type="string" calcext:value-type="string">
            <text:p>Anjou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83];&quot;/&quot;;[.B183])" office:value-type="string" office:string-value="https://osm.org/relation/3507063" calcext:value-type="string">
            <text:p>https://osm.org/relation/35070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080" calcext:value-type="float">
            <text:p>3507080</text:p>
          </table:table-cell>
          <table:table-cell table:style-name="ce2" office:value-type="string" calcext:value-type="string">
            <text:p>Square De Guise</text:p>
          </table:table-cell>
          <table:table-cell table:style-name="ce2" office:value-type="string" calcext:value-type="string">
            <text:p>De Guiseplein</text:p>
          </table:table-cell>
          <table:table-cell table:style-name="ce3" office:value-type="string" calcext:value-type="string">
            <text:p>Q31370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84];&quot;/&quot;;[.B184])" office:value-type="string" office:string-value="https://osm.org/relation/3507080" calcext:value-type="string">
            <text:p>https://osm.org/relation/35070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285" calcext:value-type="float">
            <text:p>3507285</text:p>
          </table:table-cell>
          <table:table-cell table:style-name="ce2" office:value-type="string" calcext:value-type="string">
            <text:p>Rue Konkel</text:p>
          </table:table-cell>
          <table:table-cell table:style-name="ce2" office:value-type="string" calcext:value-type="string">
            <text:p>Konkelstraat</text:p>
          </table:table-cell>
          <table:table-cell table:style-name="ce3" office:value-type="string" calcext:value-type="string">
            <text:p>Q3748989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Family reference</text:p>
          </table:table-cell>
          <table:table-cell table:style-name="ce6" table:formula="of:=CONCATENATE(&quot;https://osm.org/&quot;;[.A185];&quot;/&quot;;[.B185])" office:value-type="string" office:string-value="https://osm.org/relation/3507285" calcext:value-type="string">
            <text:p>https://osm.org/relation/35072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304" calcext:value-type="float">
            <text:p>3507304</text:p>
          </table:table-cell>
          <table:table-cell table:style-name="ce2" office:value-type="string" calcext:value-type="string">
            <text:p>Rue de la Station</text:p>
          </table:table-cell>
          <table:table-cell table:style-name="ce2" office:value-type="string" calcext:value-type="string">
            <text:p>Station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86];&quot;/&quot;;[.B186])" office:value-type="string" office:string-value="https://osm.org/relation/3507304" calcext:value-type="string">
            <text:p>https://osm.org/relation/35073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309" calcext:value-type="float">
            <text:p>3507309</text:p>
          </table:table-cell>
          <table:table-cell table:style-name="ce2" office:value-type="string" calcext:value-type="string">
            <text:p>Montagne de la Gare</text:p>
          </table:table-cell>
          <table:table-cell table:style-name="ce2" office:value-type="string" calcext:value-type="string">
            <text:p>Station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87];&quot;/&quot;;[.B187])" office:value-type="string" office:string-value="https://osm.org/relation/3507309" calcext:value-type="string">
            <text:p>https://osm.org/relation/35073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310" calcext:value-type="float">
            <text:p>3507310</text:p>
          </table:table-cell>
          <table:table-cell table:style-name="ce2" office:value-type="string" calcext:value-type="string">
            <text:p>Place de la Gare</text:p>
          </table:table-cell>
          <table:table-cell table:style-name="ce2" office:value-type="string" calcext:value-type="string">
            <text:p>Station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88];&quot;/&quot;;[.B188])" office:value-type="string" office:string-value="https://osm.org/relation/3507310" calcext:value-type="string">
            <text:p>https://osm.org/relation/35073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314" calcext:value-type="float">
            <text:p>3507314</text:p>
          </table:table-cell>
          <table:table-cell table:style-name="ce2" office:value-type="string" calcext:value-type="string">
            <text:p>Avenue Jan Olieslagers</text:p>
          </table:table-cell>
          <table:table-cell table:style-name="ce2" office:value-type="string" calcext:value-type="string">
            <text:p>Jan Olieslagerslaan</text:p>
          </table:table-cell>
          <table:table-cell table:style-name="ce3" office:value-type="string" calcext:value-type="string">
            <text:p>Q52744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reference to Jan - pilot http://www.reflexcity.net/bruxelles/communes/woluwe-saint-pierre/avenue-jan-olieslagers</text:p>
          </table:table-cell>
          <table:table-cell table:style-name="ce6" table:formula="of:=CONCATENATE(&quot;https://osm.org/&quot;;[.A189];&quot;/&quot;;[.B189])" office:value-type="string" office:string-value="https://osm.org/relation/3507314" calcext:value-type="string">
            <text:p>https://osm.org/relation/35073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339" calcext:value-type="float">
            <text:p>3507339</text:p>
          </table:table-cell>
          <table:table-cell table:style-name="ce2" office:value-type="string" calcext:value-type="string">
            <text:p>Avenue de l'Aviation</text:p>
          </table:table-cell>
          <table:table-cell table:style-name="ce2" office:value-type="string" calcext:value-type="string">
            <text:p>Luchtvaar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90];&quot;/&quot;;[.B190])" office:value-type="string" office:string-value="https://osm.org/relation/3507339" calcext:value-type="string">
            <text:p>https://osm.org/relation/35073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7350" calcext:value-type="float">
            <text:p>3507350</text:p>
          </table:table-cell>
          <table:table-cell table:style-name="ce2" office:value-type="string" calcext:value-type="string">
            <text:p>Clos des Acacias</text:p>
          </table:table-cell>
          <table:table-cell table:style-name="ce2" office:value-type="string" calcext:value-type="string">
            <text:p>Acacia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91];&quot;/&quot;;[.B191])" office:value-type="string" office:string-value="https://osm.org/relation/3507350" calcext:value-type="string">
            <text:p>https://osm.org/relation/35073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9405" calcext:value-type="float">
            <text:p>3509405</text:p>
          </table:table-cell>
          <table:table-cell table:style-name="ce2" office:value-type="string" calcext:value-type="string">
            <text:p>Avenue Montgolfier</text:p>
          </table:table-cell>
          <table:table-cell table:style-name="ce2" office:value-type="string" calcext:value-type="string">
            <text:p>Montgolfierlaan</text:p>
          </table:table-cell>
          <table:table-cell table:style-name="ce2" office:value-type="string" calcext:value-type="string">
            <text:p>Q19375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reference to brothers - https://www.reflexcity.net/bruxelles/communes/woluwe-saint-pierre/avenue-montgolfier</text:p>
          </table:table-cell>
          <table:table-cell table:style-name="ce6" table:formula="of:=CONCATENATE(&quot;https://osm.org/&quot;;[.A192];&quot;/&quot;;[.B192])" office:value-type="string" office:string-value="https://osm.org/relation/3509405" calcext:value-type="string">
            <text:p>https://osm.org/relation/35094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9407" calcext:value-type="float">
            <text:p>3509407</text:p>
          </table:table-cell>
          <table:table-cell table:style-name="ce2" office:value-type="string" calcext:value-type="string">
            <text:p>Avenue du Pilote</text:p>
          </table:table-cell>
          <table:table-cell table:style-name="ce2" office:value-type="string" calcext:value-type="string">
            <text:p>Piloo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93];&quot;/&quot;;[.B193])" office:value-type="string" office:string-value="https://osm.org/relation/3509407" calcext:value-type="string">
            <text:p>https://osm.org/relation/35094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9413" calcext:value-type="float">
            <text:p>3509413</text:p>
          </table:table-cell>
          <table:table-cell table:style-name="ce2" office:value-type="string" calcext:value-type="string">
            <text:p>Avenue de l'Aéroplane</text:p>
          </table:table-cell>
          <table:table-cell table:style-name="ce2" office:value-type="string" calcext:value-type="string">
            <text:p>Vliegtui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94];&quot;/&quot;;[.B194])" office:value-type="string" office:string-value="https://osm.org/relation/3509413" calcext:value-type="string">
            <text:p>https://osm.org/relation/35094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9415" calcext:value-type="float">
            <text:p>3509415</text:p>
          </table:table-cell>
          <table:table-cell table:style-name="ce2" office:value-type="string" calcext:value-type="string">
            <text:p>Avenue du Cosmonaute</text:p>
          </table:table-cell>
          <table:table-cell table:style-name="ce2" office:value-type="string" calcext:value-type="string">
            <text:p>Kosmonau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95];&quot;/&quot;;[.B195])" office:value-type="string" office:string-value="https://osm.org/relation/3509415" calcext:value-type="string">
            <text:p>https://osm.org/relation/35094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9434" calcext:value-type="float">
            <text:p>3509434</text:p>
          </table:table-cell>
          <table:table-cell table:style-name="ce2" office:value-type="string" calcext:value-type="string">
            <text:p>Avenue Louis Jasmin</text:p>
          </table:table-cell>
          <table:table-cell table:style-name="ce2" office:value-type="string" calcext:value-type="string">
            <text:p>Louis Jasmi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i WD ni WP</text:p>
          </table:table-cell>
          <table:table-cell table:style-name="ce2" office:value-type="string" calcext:value-type="string">
            <text:p>de Louis Jasmin, un soldat mort au champ d'honneur durant la Première Guerre mondiale by the article</text:p>
            <text:p>http://www.ebru.be/Streets/streets1150/bruxelles-1150-avenue-louis-jasmin.html</text:p>
          </table:table-cell>
          <table:table-cell table:style-name="ce6" table:formula="of:=CONCATENATE(&quot;https://osm.org/&quot;;[.A196];&quot;/&quot;;[.B196])" office:value-type="string" office:string-value="https://osm.org/relation/3509434" calcext:value-type="string">
            <text:p>https://osm.org/relation/35094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9438" calcext:value-type="float">
            <text:p>3509438</text:p>
          </table:table-cell>
          <table:table-cell table:style-name="ce2" office:value-type="string" calcext:value-type="string">
            <text:p>Avenue Antoine de Saint-Exupéry</text:p>
          </table:table-cell>
          <table:table-cell table:style-name="ce2" office:value-type="string" calcext:value-type="string">
            <text:p>Antoine de Saint-Exupérylaan</text:p>
          </table:table-cell>
          <table:table-cell table:style-name="ce3" office:value-type="string" calcext:value-type="string">
            <text:p>Q290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197];&quot;/&quot;;[.B197])" office:value-type="string" office:string-value="https://osm.org/relation/3509438" calcext:value-type="string">
            <text:p>https://osm.org/relation/35094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9442" calcext:value-type="float">
            <text:p>3509442</text:p>
          </table:table-cell>
          <table:table-cell table:style-name="ce2" office:value-type="string" calcext:value-type="string">
            <text:p>Pont du Cerf</text:p>
          </table:table-cell>
          <table:table-cell table:style-name="ce2" office:value-type="string" calcext:value-type="string">
            <text:p>Hertbrugg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198];&quot;/&quot;;[.B198])" office:value-type="string" office:string-value="https://osm.org/relation/3509442" calcext:value-type="string">
            <text:p>https://osm.org/relation/35094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9443" calcext:value-type="float">
            <text:p>3509443</text:p>
          </table:table-cell>
          <table:table-cell table:style-name="ce2" office:value-type="string" calcext:value-type="string">
            <text:p>Clos Comte De Ferraris</text:p>
          </table:table-cell>
          <table:table-cell table:style-name="ce2" office:value-type="string" calcext:value-type="string">
            <text:p>Graaf De Ferrarisgaard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https://fr.wikipedia.org/wiki/Joseph_de_Ferraris</text:p>
            <text:p>https://en.wikipedia.org/wiki/Joseph_de_Ferraris</text:p>
          </table:table-cell>
          <table:table-cell/>
          <table:table-cell table:style-name="ce6" table:formula="of:=CONCATENATE(&quot;https://osm.org/&quot;;[.A199];&quot;/&quot;;[.B199])" office:value-type="string" office:string-value="https://osm.org/relation/3509443" calcext:value-type="string">
            <text:p>https://osm.org/relation/35094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9446" calcext:value-type="float">
            <text:p>3509446</text:p>
          </table:table-cell>
          <table:table-cell table:style-name="ce2" office:value-type="string" calcext:value-type="string">
            <text:p>Clos des Trois Couleurs</text:p>
          </table:table-cell>
          <table:table-cell table:style-name="ce2" office:value-type="string" calcext:value-type="string">
            <text:p>Drie Kleuren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00];&quot;/&quot;;[.B200])" office:value-type="string" office:string-value="https://osm.org/relation/3509446" calcext:value-type="string">
            <text:p>https://osm.org/relation/35094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9454" calcext:value-type="float">
            <text:p>3509454</text:p>
          </table:table-cell>
          <table:table-cell table:style-name="ce2" office:value-type="string" calcext:value-type="string">
            <text:p>Avenue du Jeu de Paume</text:p>
          </table:table-cell>
          <table:table-cell table:style-name="ce2" office:value-type="string" calcext:value-type="string">
            <text:p>Kaatsspe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01];&quot;/&quot;;[.B201])" office:value-type="string" office:string-value="https://osm.org/relation/3509454" calcext:value-type="string">
            <text:p>https://osm.org/relation/35094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9458" calcext:value-type="float">
            <text:p>3509458</text:p>
          </table:table-cell>
          <table:table-cell table:style-name="ce2" office:value-type="string" calcext:value-type="string">
            <text:p>Montagne au Chaudron</text:p>
          </table:table-cell>
          <table:table-cell table:style-name="ce2" office:value-type="string" calcext:value-type="string">
            <text:p>Ketel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02];&quot;/&quot;;[.B202])" office:value-type="string" office:string-value="https://osm.org/relation/3509458" calcext:value-type="string">
            <text:p>https://osm.org/relation/35094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9472" calcext:value-type="float">
            <text:p>3509472</text:p>
          </table:table-cell>
          <table:table-cell table:style-name="ce2" office:value-type="string" calcext:value-type="string">
            <text:p>Clos des Adalias</text:p>
          </table:table-cell>
          <table:table-cell table:style-name="ce2" office:value-type="string" calcext:value-type="string">
            <text:p>Adalia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03];&quot;/&quot;;[.B203])" office:value-type="string" office:string-value="https://osm.org/relation/3509472" calcext:value-type="string">
            <text:p>https://osm.org/relation/35094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9476" calcext:value-type="float">
            <text:p>3509476</text:p>
          </table:table-cell>
          <table:table-cell table:style-name="ce2" office:value-type="string" calcext:value-type="string">
            <text:p>Avenue du Tennis</text:p>
          </table:table-cell>
          <table:table-cell table:style-name="ce2" office:value-type="string" calcext:value-type="string">
            <text:p>Tenni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04];&quot;/&quot;;[.B204])" office:value-type="string" office:string-value="https://osm.org/relation/3509476" calcext:value-type="string">
            <text:p>https://osm.org/relation/35094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9477" calcext:value-type="float">
            <text:p>3509477</text:p>
          </table:table-cell>
          <table:table-cell table:style-name="ce2" office:value-type="string" calcext:value-type="string">
            <text:p>Avenue De Wavrans</text:p>
          </table:table-cell>
          <table:table-cell table:style-name="ce2" office:value-type="string" calcext:value-type="string">
            <text:p>De Wavranslaan</text:p>
          </table:table-cell>
          <table:table-cell table:style-name="ce3" office:value-type="string" calcext:value-type="string">
            <text:p>Q2782502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Family name</text:p>
          </table:table-cell>
          <table:table-cell table:style-name="ce6" table:formula="of:=CONCATENATE(&quot;https://osm.org/&quot;;[.A205];&quot;/&quot;;[.B205])" office:value-type="string" office:string-value="https://osm.org/relation/3509477" calcext:value-type="string">
            <text:p>https://osm.org/relation/35094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539" calcext:value-type="float">
            <text:p>3570539</text:p>
          </table:table-cell>
          <table:table-cell table:style-name="ce2" office:value-type="string" calcext:value-type="string">
            <text:p>Avenue de l'Idéal</text:p>
          </table:table-cell>
          <table:table-cell table:style-name="ce2" office:value-type="string" calcext:value-type="string">
            <text:p>Ideaa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06];&quot;/&quot;;[.B206])" office:value-type="string" office:string-value="https://osm.org/relation/3570539" calcext:value-type="string">
            <text:p>https://osm.org/relation/35705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545" calcext:value-type="float">
            <text:p>3570545</text:p>
          </table:table-cell>
          <table:table-cell table:style-name="ce2" office:value-type="string" calcext:value-type="string">
            <text:p>Avenue de Bornival</text:p>
          </table:table-cell>
          <table:table-cell table:style-name="ce2" office:value-type="string" calcext:value-type="string">
            <text:p>Borniva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07];&quot;/&quot;;[.B207])" office:value-type="string" office:string-value="https://osm.org/relation/3570545" calcext:value-type="string">
            <text:p>https://osm.org/relation/35705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03" calcext:value-type="float">
            <text:p>3570603</text:p>
          </table:table-cell>
          <table:table-cell table:style-name="ce2" office:value-type="string" calcext:value-type="string">
            <text:p>Avenue Pierre Vander Biest</text:p>
          </table:table-cell>
          <table:table-cell table:style-name="ce2" office:value-type="string" calcext:value-type="string">
            <text:p>Pierre Vander Biest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208];&quot;/&quot;;[.B208])" office:value-type="string" office:string-value="https://osm.org/relation/3570603" calcext:value-type="string">
            <text:p>https://osm.org/relation/35706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04" calcext:value-type="float">
            <text:p>3570604</text:p>
          </table:table-cell>
          <table:table-cell table:style-name="ce2" office:value-type="string" calcext:value-type="string">
            <text:p>Avenue De Witthem</text:p>
          </table:table-cell>
          <table:table-cell table:style-name="ce2" office:value-type="string" calcext:value-type="string">
            <text:p>Witthe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nom fait référence à la famille de Witthem, seigneurs de Beersel</text:p>
          </table:table-cell>
          <table:table-cell table:style-name="ce6" table:formula="of:=CONCATENATE(&quot;https://osm.org/&quot;;[.A209];&quot;/&quot;;[.B209])" office:value-type="string" office:string-value="https://osm.org/relation/3570604" calcext:value-type="string">
            <text:p>https://osm.org/relation/35706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06" calcext:value-type="float">
            <text:p>3570606</text:p>
          </table:table-cell>
          <table:table-cell table:style-name="ce2" office:value-type="string" calcext:value-type="string">
            <text:p>Avenue du Prince Régent</text:p>
          </table:table-cell>
          <table:table-cell table:style-name="ce2" office:value-type="string" calcext:value-type="string">
            <text:p>Prins Regen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210];&quot;/&quot;;[.B210])" office:value-type="string" office:string-value="https://osm.org/relation/3570606" calcext:value-type="string">
            <text:p>https://osm.org/relation/35706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09" calcext:value-type="float">
            <text:p>3570609</text:p>
          </table:table-cell>
          <table:table-cell table:style-name="ce2" office:value-type="string" calcext:value-type="string">
            <text:p>Avenue de Wezembeek</text:p>
          </table:table-cell>
          <table:table-cell table:style-name="ce2" office:value-type="string" calcext:value-type="string">
            <text:p>Wezembee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11];&quot;/&quot;;[.B211])" office:value-type="string" office:string-value="https://osm.org/relation/3570609" calcext:value-type="string">
            <text:p>https://osm.org/relation/35706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14" calcext:value-type="float">
            <text:p>3570614</text:p>
          </table:table-cell>
          <table:table-cell table:style-name="ce2" office:value-type="string" calcext:value-type="string">
            <text:p>Clos Pierre Vander Biest</text:p>
          </table:table-cell>
          <table:table-cell table:style-name="ce2" office:value-type="string" calcext:value-type="string">
            <text:p>Pierre Vander Biestgaard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212];&quot;/&quot;;[.B212])" office:value-type="string" office:string-value="https://osm.org/relation/3570614" calcext:value-type="string">
            <text:p>https://osm.org/relation/35706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15" calcext:value-type="float">
            <text:p>3570615</text:p>
          </table:table-cell>
          <table:table-cell table:style-name="ce2" office:value-type="string" calcext:value-type="string">
            <text:p>Rue du Ciel Bleu</text:p>
          </table:table-cell>
          <table:table-cell table:style-name="ce2" office:value-type="string" calcext:value-type="string">
            <text:p>Blauwe Hem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13];&quot;/&quot;;[.B213])" office:value-type="string" office:string-value="https://osm.org/relation/3570615" calcext:value-type="string">
            <text:p>https://osm.org/relation/35706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16" calcext:value-type="float">
            <text:p>3570616</text:p>
          </table:table-cell>
          <table:table-cell table:style-name="ce2" office:value-type="string" calcext:value-type="string">
            <text:p>Place de la Demi-Lune</text:p>
          </table:table-cell>
          <table:table-cell table:style-name="ce2" office:value-type="string" calcext:value-type="string">
            <text:p>Halvemaan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14];&quot;/&quot;;[.B214])" office:value-type="string" office:string-value="https://osm.org/relation/3570616" calcext:value-type="string">
            <text:p>https://osm.org/relation/35706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23" calcext:value-type="float">
            <text:p>3570623</text:p>
          </table:table-cell>
          <table:table-cell table:style-name="ce2" office:value-type="string" calcext:value-type="string">
            <text:p>Rue de la Fleur d'Oranger</text:p>
          </table:table-cell>
          <table:table-cell table:style-name="ce2" office:value-type="string" calcext:value-type="string">
            <text:p>Oranjebloese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15];&quot;/&quot;;[.B215])" office:value-type="string" office:string-value="https://osm.org/relation/3570623" calcext:value-type="string">
            <text:p>https://osm.org/relation/35706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24" calcext:value-type="float">
            <text:p>3570624</text:p>
          </table:table-cell>
          <table:table-cell table:style-name="ce2" office:value-type="string" calcext:value-type="string">
            <text:p>Carré des Herbes Sauvages</text:p>
          </table:table-cell>
          <table:table-cell table:style-name="ce2" office:value-type="string" calcext:value-type="string">
            <text:p>Wildehoe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16];&quot;/&quot;;[.B216])" office:value-type="string" office:string-value="https://osm.org/relation/3570624" calcext:value-type="string">
            <text:p>https://osm.org/relation/35706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27" calcext:value-type="float">
            <text:p>3570627</text:p>
          </table:table-cell>
          <table:table-cell table:style-name="ce2" office:value-type="string" calcext:value-type="string">
            <text:p>Rue du Temps des Cerises</text:p>
          </table:table-cell>
          <table:table-cell table:style-name="ce2" office:value-type="string" calcext:value-type="string">
            <text:p>Kersentij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17];&quot;/&quot;;[.B217])" office:value-type="string" office:string-value="https://osm.org/relation/3570627" calcext:value-type="string">
            <text:p>https://osm.org/relation/35706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50" calcext:value-type="float">
            <text:p>3570650</text:p>
          </table:table-cell>
          <table:table-cell table:style-name="ce2" office:value-type="string" calcext:value-type="string">
            <text:p>Rue de l'Angle Jaune</text:p>
          </table:table-cell>
          <table:table-cell table:style-name="ce2" office:value-type="string" calcext:value-type="string">
            <text:p>Gele Ho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18];&quot;/&quot;;[.B218])" office:value-type="string" office:string-value="https://osm.org/relation/3570650" calcext:value-type="string">
            <text:p>https://osm.org/relation/35706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64" calcext:value-type="float">
            <text:p>3570664</text:p>
          </table:table-cell>
          <table:table-cell table:style-name="ce2" office:value-type="string" calcext:value-type="string">
            <text:p>Rue de la Limite</text:p>
          </table:table-cell>
          <table:table-cell table:style-name="ce2" office:value-type="string" calcext:value-type="string">
            <text:p>Gren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2"/>
          <table:table-cell/>
          <table:table-cell table:style-name="ce6" table:formula="of:=CONCATENATE(&quot;https://osm.org/&quot;;[.A219];&quot;/&quot;;[.B219])" office:value-type="string" office:string-value="https://osm.org/relation/3570664" calcext:value-type="string">
            <text:p>https://osm.org/relation/35706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65" calcext:value-type="float">
            <text:p>3570665</text:p>
          </table:table-cell>
          <table:table-cell table:style-name="ce2" office:value-type="string" calcext:value-type="string">
            <text:p>Clos de la Libération</text:p>
          </table:table-cell>
          <table:table-cell table:style-name="ce2" office:value-type="string" calcext:value-type="string">
            <text:p>Bevrijding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20];&quot;/&quot;;[.B220])" office:value-type="string" office:string-value="https://osm.org/relation/3570665" calcext:value-type="string">
            <text:p>https://osm.org/relation/35706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67" calcext:value-type="float">
            <text:p>3570667</text:p>
          </table:table-cell>
          <table:table-cell table:style-name="ce2" office:value-type="string" calcext:value-type="string">
            <text:p>Rue Arthur André</text:p>
          </table:table-cell>
          <table:table-cell table:style-name="ce2" office:value-type="string" calcext:value-type="string">
            <text:p>Arthur André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i WD ni WP</text:p>
          </table:table-cell>
          <table:table-cell table:style-name="ce4" office:value-type="string" calcext:value-type="string">
            <text:p>by the article </text:p>
            <text:p>http://www.ebru.be/Streets/streets1150/bruxelles-1150-rue-arthur-andre.html</text:p>
          </table:table-cell>
          <table:table-cell table:style-name="ce6" table:formula="of:=CONCATENATE(&quot;https://osm.org/&quot;;[.A221];&quot;/&quot;;[.B221])" office:value-type="string" office:string-value="https://osm.org/relation/3570667" calcext:value-type="string">
            <text:p>https://osm.org/relation/35706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674" calcext:value-type="float">
            <text:p>3570674</text:p>
          </table:table-cell>
          <table:table-cell table:style-name="ce2" office:value-type="string" calcext:value-type="string">
            <text:p>Clos du Site</text:p>
          </table:table-cell>
          <table:table-cell table:style-name="ce2" office:value-type="string" calcext:value-type="string">
            <text:p>Landschap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22];&quot;/&quot;;[.B222])" office:value-type="string" office:string-value="https://osm.org/relation/3570674" calcext:value-type="string">
            <text:p>https://osm.org/relation/35706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910" calcext:value-type="float">
            <text:p>3570910</text:p>
          </table:table-cell>
          <table:table-cell table:style-name="ce2" office:value-type="string" calcext:value-type="string">
            <text:p>Avenue de la Perspective</text:p>
          </table:table-cell>
          <table:table-cell table:style-name="ce2" office:value-type="string" calcext:value-type="string">
            <text:p>Perspectief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23];&quot;/&quot;;[.B223])" office:value-type="string" office:string-value="https://osm.org/relation/3570910" calcext:value-type="string">
            <text:p>https://osm.org/relation/35709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911" calcext:value-type="float">
            <text:p>3570911</text:p>
          </table:table-cell>
          <table:table-cell table:style-name="ce2" office:value-type="string" calcext:value-type="string">
            <text:p>Clos du Chêne Céleste</text:p>
          </table:table-cell>
          <table:table-cell table:style-name="ce2" office:value-type="string" calcext:value-type="string">
            <text:p>Hemeleik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24];&quot;/&quot;;[.B224])" office:value-type="string" office:string-value="https://osm.org/relation/3570911" calcext:value-type="string">
            <text:p>https://osm.org/relation/35709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934" calcext:value-type="float">
            <text:p>3570934</text:p>
          </table:table-cell>
          <table:table-cell table:style-name="ce2" office:value-type="string" calcext:value-type="string">
            <text:p>Avenue des Grands Prix</text:p>
          </table:table-cell>
          <table:table-cell table:style-name="ce2" office:value-type="string" calcext:value-type="string">
            <text:p>Grote Prijz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25];&quot;/&quot;;[.B225])" office:value-type="string" office:string-value="https://osm.org/relation/3570934" calcext:value-type="string">
            <text:p>https://osm.org/relation/35709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938" calcext:value-type="float">
            <text:p>3570938</text:p>
          </table:table-cell>
          <table:table-cell table:style-name="ce2" office:value-type="string" calcext:value-type="string">
            <text:p>Route Gouvernementale</text:p>
          </table:table-cell>
          <table:table-cell table:style-name="ce2" office:value-type="string" calcext:value-type="string">
            <text:p>Goevernements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26];&quot;/&quot;;[.B226])" office:value-type="string" office:string-value="https://osm.org/relation/3570938" calcext:value-type="string">
            <text:p>https://osm.org/relation/35709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941" calcext:value-type="float">
            <text:p>3570941</text:p>
          </table:table-cell>
          <table:table-cell table:style-name="ce2" office:value-type="string" calcext:value-type="string">
            <text:p>Clos des Essarts</text:p>
          </table:table-cell>
          <table:table-cell table:style-name="ce2" office:value-type="string" calcext:value-type="string">
            <text:p>Rooilandgaarde</text:p>
          </table:table-cell>
          <table:table-cell table:style-name="ce3" office:value-type="string" calcext:value-type="string">
            <text:p>Q751347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Family name; also https://fr.wikipedia.org/wiki/Essart</text:p>
          </table:table-cell>
          <table:table-cell table:style-name="ce6" table:formula="of:=CONCATENATE(&quot;https://osm.org/&quot;;[.A227];&quot;/&quot;;[.B227])" office:value-type="string" office:string-value="https://osm.org/relation/3570941" calcext:value-type="string">
            <text:p>https://osm.org/relation/35709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943" calcext:value-type="float">
            <text:p>3570943</text:p>
          </table:table-cell>
          <table:table-cell table:style-name="ce2" office:value-type="string" calcext:value-type="string">
            <text:p>Corniche Verte</text:p>
          </table:table-cell>
          <table:table-cell table:style-name="ce2" office:value-type="string" calcext:value-type="string">
            <text:p>Groene Cornich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28];&quot;/&quot;;[.B228])" office:value-type="string" office:string-value="https://osm.org/relation/3570943" calcext:value-type="string">
            <text:p>https://osm.org/relation/35709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0973" calcext:value-type="float">
            <text:p>3570973</text:p>
          </table:table-cell>
          <table:table-cell table:style-name="ce2" office:value-type="string" calcext:value-type="string">
            <text:p>Clos du Taillis</text:p>
          </table:table-cell>
          <table:table-cell table:style-name="ce2" office:value-type="string" calcext:value-type="string">
            <text:p>Kreupelhout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29];&quot;/&quot;;[.B229])" office:value-type="string" office:string-value="https://osm.org/relation/3570973" calcext:value-type="string">
            <text:p>https://osm.org/relation/35709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1029" calcext:value-type="float">
            <text:p>3571029</text:p>
          </table:table-cell>
          <table:table-cell table:style-name="ce2" office:value-type="string" calcext:value-type="string">
            <text:p>Avenue des Dames Blanches</text:p>
          </table:table-cell>
          <table:table-cell table:style-name="ce2" office:value-type="string" calcext:value-type="string">
            <text:p>Witte Vrouw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30];&quot;/&quot;;[.B230])" office:value-type="string" office:string-value="https://osm.org/relation/3571029" calcext:value-type="string">
            <text:p>https://osm.org/relation/35710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1033" calcext:value-type="float">
            <text:p>3571033</text:p>
          </table:table-cell>
          <table:table-cell table:style-name="ce2" office:value-type="string" calcext:value-type="string">
            <text:p>Avenue des Pins Noirs</text:p>
          </table:table-cell>
          <table:table-cell table:style-name="ce2" office:value-type="string" calcext:value-type="string">
            <text:p>Zwarte Denn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31];&quot;/&quot;;[.B231])" office:value-type="string" office:string-value="https://osm.org/relation/3571033" calcext:value-type="string">
            <text:p>https://osm.org/relation/35710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1038" calcext:value-type="float">
            <text:p>3571038</text:p>
          </table:table-cell>
          <table:table-cell table:style-name="ce2" office:value-type="string" calcext:value-type="string">
            <text:p>Avenue des Lauriers</text:p>
          </table:table-cell>
          <table:table-cell table:style-name="ce2" office:value-type="string" calcext:value-type="string">
            <text:p>Laurie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32];&quot;/&quot;;[.B232])" office:value-type="string" office:string-value="https://osm.org/relation/3571038" calcext:value-type="string">
            <text:p>https://osm.org/relation/35710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1042" calcext:value-type="float">
            <text:p>3571042</text:p>
          </table:table-cell>
          <table:table-cell table:style-name="ce2" office:value-type="string" calcext:value-type="string">
            <text:p>Clos des Lauriers</text:p>
          </table:table-cell>
          <table:table-cell table:style-name="ce2" office:value-type="string" calcext:value-type="string">
            <text:p>Laurier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33];&quot;/&quot;;[.B233])" office:value-type="string" office:string-value="https://osm.org/relation/3571042" calcext:value-type="string">
            <text:p>https://osm.org/relation/35710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1045" calcext:value-type="float">
            <text:p>3571045</text:p>
          </table:table-cell>
          <table:table-cell table:style-name="ce2" office:value-type="string" calcext:value-type="string">
            <text:p>Avenue des Palombes</text:p>
          </table:table-cell>
          <table:table-cell table:style-name="ce2" office:value-type="string" calcext:value-type="string">
            <text:p>Ringduiv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34];&quot;/&quot;;[.B234])" office:value-type="string" office:string-value="https://osm.org/relation/3571045" calcext:value-type="string">
            <text:p>https://osm.org/relation/35710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1054" calcext:value-type="float">
            <text:p>3571054</text:p>
          </table:table-cell>
          <table:table-cell table:style-name="ce2" office:value-type="string" calcext:value-type="string">
            <text:p>Tir aux Pigeons</text:p>
          </table:table-cell>
          <table:table-cell table:style-name="ce2" office:value-type="string" calcext:value-type="string">
            <text:p>Duivenschietin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35];&quot;/&quot;;[.B235])" office:value-type="string" office:string-value="https://osm.org/relation/3571054" calcext:value-type="string">
            <text:p>https://osm.org/relation/35710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247" calcext:value-type="float">
            <text:p>3575247</text:p>
          </table:table-cell>
          <table:table-cell table:style-name="ce2" office:value-type="string" calcext:value-type="string">
            <text:p>Rue Jean-Baptiste Dumoulin</text:p>
          </table:table-cell>
          <table:table-cell table:style-name="ce2" office:value-type="string" calcext:value-type="string">
            <text:p>Jean-Baptiste Dumouli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4" office:value-type="string" calcext:value-type="string">
            <text:p>ni WD ni WP</text:p>
          </table:table-cell>
          <table:table-cell table:style-name="ce2" office:value-type="string" calcext:value-type="string">
            <text:p>might be related to https://data.bnf.fr/fr/10743017/jean-baptiste_dumoulin/</text:p>
            <text:p>or https://www.genealogieonline.nl/genealogie-marie-laure/R1150.php</text:p>
            <text:p>Not in the family list - https://www.wikidata.org/wiki/Q1265135</text:p>
          </table:table-cell>
          <table:table-cell table:style-name="ce6" table:formula="of:=CONCATENATE(&quot;https://osm.org/&quot;;[.A236];&quot;/&quot;;[.B236])" office:value-type="string" office:string-value="https://osm.org/relation/3575247" calcext:value-type="string">
            <text:p>https://osm.org/relation/35752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256" calcext:value-type="float">
            <text:p>3575256</text:p>
          </table:table-cell>
          <table:table-cell table:style-name="ce2" office:value-type="string" calcext:value-type="string">
            <text:p>Rue Georges Rosart</text:p>
          </table:table-cell>
          <table:table-cell table:style-name="ce2" office:value-type="string" calcext:value-type="string">
            <text:p>Georges Rosa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4" office:value-type="string" calcext:value-type="string">
            <text:p>ni WD ni WP</text:p>
          </table:table-cell>
          <table:table-cell/>
          <table:table-cell table:style-name="ce6" table:formula="of:=CONCATENATE(&quot;https://osm.org/&quot;;[.A237];&quot;/&quot;;[.B237])" office:value-type="string" office:string-value="https://osm.org/relation/3575256" calcext:value-type="string">
            <text:p>https://osm.org/relation/357525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259" calcext:value-type="float">
            <text:p>3575259</text:p>
          </table:table-cell>
          <table:table-cell table:style-name="ce2" office:value-type="string" calcext:value-type="string">
            <text:p>Rue René Devillers</text:p>
          </table:table-cell>
          <table:table-cell table:style-name="ce2" office:value-type="string" calcext:value-type="string">
            <text:p>René Devill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4" office:value-type="string" calcext:value-type="string">
            <text:p>ni WD ni WP</text:p>
          </table:table-cell>
          <table:table-cell table:style-name="ce2" office:value-type="string" calcext:value-type="string">
            <text:p>René Pierre Devillers était un soldat au 4ème Régiment de Ligne - http://www.ebru.be/Streets/streets1150/bruxelles-1150-rue-rene-devillers.html</text:p>
          </table:table-cell>
          <table:table-cell table:style-name="ce6" table:formula="of:=CONCATENATE(&quot;https://osm.org/&quot;;[.A238];&quot;/&quot;;[.B238])" office:value-type="string" office:string-value="https://osm.org/relation/3575259" calcext:value-type="string">
            <text:p>https://osm.org/relation/35752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280" calcext:value-type="float">
            <text:p>3575280</text:p>
          </table:table-cell>
          <table:table-cell table:style-name="ce2" office:value-type="string" calcext:value-type="string">
            <text:p>Rue Jean Lambotte</text:p>
          </table:table-cell>
          <table:table-cell table:style-name="ce2" office:value-type="string" calcext:value-type="string">
            <text:p>Jean Lambottestraat</text:p>
          </table:table-cell>
          <table:table-cell table:style-name="ce3" office:value-type="string" calcext:value-type="string">
            <text:p>Q1736189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239];&quot;/&quot;;[.B239])" office:value-type="string" office:string-value="https://osm.org/relation/3575280" calcext:value-type="string">
            <text:p>https://osm.org/relation/35752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282" calcext:value-type="float">
            <text:p>3575282</text:p>
          </table:table-cell>
          <table:table-cell table:style-name="ce2" office:value-type="string" calcext:value-type="string">
            <text:p>Rue Leopold Rom</text:p>
          </table:table-cell>
          <table:table-cell table:style-name="ce2" office:value-type="string" calcext:value-type="string">
            <text:p>Leopold Rom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might be related to https://fr.wikipedia.org/wiki/L%C3%A9on_Rom</text:p>
            <text:p>https://en.wikipedia.org/wiki/L%C3%A9on_Rom</text:p>
          </table:table-cell>
          <table:table-cell table:style-name="ce6" table:formula="of:=CONCATENATE(&quot;https://osm.org/&quot;;[.A240];&quot;/&quot;;[.B240])" office:value-type="string" office:string-value="https://osm.org/relation/3575282" calcext:value-type="string">
            <text:p>https://osm.org/relation/35752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283" calcext:value-type="float">
            <text:p>3575283</text:p>
          </table:table-cell>
          <table:table-cell table:style-name="ce2" office:value-type="string" calcext:value-type="string">
            <text:p>Rue Alexis Mousin</text:p>
          </table:table-cell>
          <table:table-cell table:style-name="ce2" office:value-type="string" calcext:value-type="string">
            <text:p>Alexis Mousi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4" office:value-type="string" calcext:value-type="string">
            <text:p>ni WD ni WP</text:p>
          </table:table-cell>
          <table:table-cell/>
          <table:table-cell table:style-name="ce6" table:formula="of:=CONCATENATE(&quot;https://osm.org/&quot;;[.A241];&quot;/&quot;;[.B241])" office:value-type="string" office:string-value="https://osm.org/relation/3575283" calcext:value-type="string">
            <text:p>https://osm.org/relation/35752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284" calcext:value-type="float">
            <text:p>3575284</text:p>
          </table:table-cell>
          <table:table-cell table:style-name="ce2" office:value-type="string" calcext:value-type="string">
            <text:p>Place Dewandre</text:p>
          </table:table-cell>
          <table:table-cell table:style-name="ce2" office:value-type="string" calcext:value-type="string">
            <text:p>Dewandreplein</text:p>
          </table:table-cell>
          <table:table-cell table:style-name="ce3" office:value-type="string" calcext:value-type="string">
            <text:p>Q302555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family reference</text:p>
          </table:table-cell>
          <table:table-cell table:style-name="ce6" table:formula="of:=CONCATENATE(&quot;https://osm.org/&quot;;[.A242];&quot;/&quot;;[.B242])" office:value-type="string" office:string-value="https://osm.org/relation/3575284" calcext:value-type="string">
            <text:p>https://osm.org/relation/35752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286" calcext:value-type="float">
            <text:p>3575286</text:p>
          </table:table-cell>
          <table:table-cell table:style-name="ce2" office:value-type="string" calcext:value-type="string">
            <text:p>Rue Alphonse Balis</text:p>
          </table:table-cell>
          <table:table-cell table:style-name="ce2" office:value-type="string" calcext:value-type="string">
            <text:p>Alphonse Bali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4" office:value-type="string" calcext:value-type="string">
            <text:p>ni WD ni WP</text:p>
          </table:table-cell>
          <table:table-cell table:style-name="ce4" office:value-type="string" calcext:value-type="string">
            <text:p>d'Alphonse Balis (1886-1918), sergent au 2ème Régiment de Ligne, mort pour la patrie - </text:p>
            <text:p>http://www.ebru.be/Streets/streets1150/bruxelles-1150-rue-alphonse-balis.html</text:p>
          </table:table-cell>
          <table:table-cell table:style-name="ce6" table:formula="of:=CONCATENATE(&quot;https://osm.org/&quot;;[.A243];&quot;/&quot;;[.B243])" office:value-type="string" office:string-value="https://osm.org/relation/3575286" calcext:value-type="string">
            <text:p>https://osm.org/relation/35752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292" calcext:value-type="float">
            <text:p>3575292</text:p>
          </table:table-cell>
          <table:table-cell table:style-name="ce2" office:value-type="string" calcext:value-type="string">
            <text:p>Avenue Jacques De Meurers</text:p>
          </table:table-cell>
          <table:table-cell table:style-name="ce2" office:value-type="string" calcext:value-type="string">
            <text:p>Jacques De Meurer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4" office:value-type="string" calcext:value-type="string">
            <text:p>ni WD ni WP</text:p>
          </table:table-cell>
          <table:table-cell/>
          <table:table-cell table:style-name="ce6" table:formula="of:=CONCATENATE(&quot;https://osm.org/&quot;;[.A244];&quot;/&quot;;[.B244])" office:value-type="string" office:string-value="https://osm.org/relation/3575292" calcext:value-type="string">
            <text:p>https://osm.org/relation/35752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295" calcext:value-type="float">
            <text:p>3575295</text:p>
          </table:table-cell>
          <table:table-cell table:style-name="ce2" office:value-type="string" calcext:value-type="string">
            <text:p>Avenue du Paddock</text:p>
          </table:table-cell>
          <table:table-cell table:style-name="ce2" office:value-type="string" calcext:value-type="string">
            <text:p>Paddoc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45];&quot;/&quot;;[.B245])" office:value-type="string" office:string-value="https://osm.org/relation/3575295" calcext:value-type="string">
            <text:p>https://osm.org/relation/35752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305" calcext:value-type="float">
            <text:p>3575305</text:p>
          </table:table-cell>
          <table:table-cell table:style-name="ce2" office:value-type="string" calcext:value-type="string">
            <text:p>Avenue du Haras</text:p>
          </table:table-cell>
          <table:table-cell table:style-name="ce2" office:value-type="string" calcext:value-type="string">
            <text:p>Stoeterij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46];&quot;/&quot;;[.B246])" office:value-type="string" office:string-value="https://osm.org/relation/3575305" calcext:value-type="string">
            <text:p>https://osm.org/relation/35753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307" calcext:value-type="float">
            <text:p>3575307</text:p>
          </table:table-cell>
          <table:table-cell table:style-name="ce2" office:value-type="string" calcext:value-type="string">
            <text:p>Drève des Shetlands</text:p>
          </table:table-cell>
          <table:table-cell table:style-name="ce2" office:value-type="string" calcext:value-type="string">
            <text:p>Shetlander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47];&quot;/&quot;;[.B247])" office:value-type="string" office:string-value="https://osm.org/relation/3575307" calcext:value-type="string">
            <text:p>https://osm.org/relation/35753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353" calcext:value-type="float">
            <text:p>3575353</text:p>
          </table:table-cell>
          <table:table-cell table:style-name="ce2" office:value-type="string" calcext:value-type="string">
            <text:p>Avenue Van Crombrugghe</text:p>
          </table:table-cell>
          <table:table-cell table:style-name="ce2" office:value-type="string" calcext:value-type="string">
            <text:p>Van Crombrugghelaan</text:p>
          </table:table-cell>
          <table:table-cell table:style-name="ce3" office:value-type="string" calcext:value-type="string">
            <text:p>Q1599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might also relate to the Family </text:p>
            <text:p>https://www.wikidata.org/wiki/Q64786176</text:p>
          </table:table-cell>
          <table:table-cell table:style-name="ce6" table:formula="of:=CONCATENATE(&quot;https://osm.org/&quot;;[.A248];&quot;/&quot;;[.B248])" office:value-type="string" office:string-value="https://osm.org/relation/3575353" calcext:value-type="string">
            <text:p>https://osm.org/relation/357535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360" calcext:value-type="float">
            <text:p>3575360</text:p>
          </table:table-cell>
          <table:table-cell table:style-name="ce2" office:value-type="string" calcext:value-type="string">
            <text:p>Parvis Sainte-Alix</text:p>
          </table:table-cell>
          <table:table-cell table:style-name="ce2" office:value-type="string" calcext:value-type="string">
            <text:p>Sinte-Aleidisvoorplein</text:p>
          </table:table-cell>
          <table:table-cell table:style-name="ce2" office:value-type="string" calcext:value-type="string">
            <text:p>Q1860408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>referred as </text:p>
            <text:p>https://fr.wikipedia.org/wiki/Alice_de_Schaerbeek</text:p>
          </table:table-cell>
          <table:table-cell table:style-name="ce2" office:value-type="string" calcext:value-type="string">
            <text:p>http://www.sainte-alix.be/historique.php</text:p>
            <text:p>https://fr.wikipedia.org/wiki/%C3%89glise_Sainte-Alix</text:p>
          </table:table-cell>
          <table:table-cell table:style-name="ce6" table:formula="of:=CONCATENATE(&quot;https://osm.org/&quot;;[.A249];&quot;/&quot;;[.B249])" office:value-type="string" office:string-value="https://osm.org/relation/3575360" calcext:value-type="string">
            <text:p>https://osm.org/relation/35753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379" calcext:value-type="float">
            <text:p>3575379</text:p>
          </table:table-cell>
          <table:table-cell table:style-name="ce2" office:value-type="string" calcext:value-type="string">
            <text:p>Avenue van der Meerschen</text:p>
          </table:table-cell>
          <table:table-cell table:style-name="ce2" office:value-type="string" calcext:value-type="string">
            <text:p>van der Meerschenlaan</text:p>
          </table:table-cell>
          <table:table-cell table:style-name="ce3" office:value-type="string" calcext:value-type="string">
            <text:p>Q2789406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250];&quot;/&quot;;[.B250])" office:value-type="string" office:string-value="https://osm.org/relation/3575379" calcext:value-type="string">
            <text:p>https://osm.org/relation/35753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614" calcext:value-type="float">
            <text:p>3575614</text:p>
          </table:table-cell>
          <table:table-cell table:style-name="ce2" office:value-type="string" calcext:value-type="string">
            <text:p>Avenue De Biolley</text:p>
          </table:table-cell>
          <table:table-cell table:style-name="ce2" office:value-type="string" calcext:value-type="string">
            <text:p>De Biolleylaan</text:p>
          </table:table-cell>
          <table:table-cell table:style-name="ce3" office:value-type="string" calcext:value-type="string">
            <text:p>Q5678788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family reference</text:p>
          </table:table-cell>
          <table:table-cell table:style-name="ce6" table:formula="of:=CONCATENATE(&quot;https://osm.org/&quot;;[.A251];&quot;/&quot;;[.B251])" office:value-type="string" office:string-value="https://osm.org/relation/3575614" calcext:value-type="string">
            <text:p>https://osm.org/relation/35756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618" calcext:value-type="float">
            <text:p>3575618</text:p>
          </table:table-cell>
          <table:table-cell table:style-name="ce2" office:value-type="string" calcext:value-type="string">
            <text:p>Avenue Sainte-Alix</text:p>
          </table:table-cell>
          <table:table-cell table:style-name="ce2" office:value-type="string" calcext:value-type="string">
            <text:p>Sinte-Aleidislaan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6" table:formula="of:=CONCATENATE(&quot;https://osm.org/&quot;;[.A252];&quot;/&quot;;[.B252])" office:value-type="string" office:string-value="https://osm.org/relation/3575618" calcext:value-type="string">
            <text:p>https://osm.org/relation/35756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619" calcext:value-type="float">
            <text:p>3575619</text:p>
          </table:table-cell>
          <table:table-cell table:style-name="ce2" office:value-type="string" calcext:value-type="string">
            <text:p>Avenue Joseph Rutten</text:p>
          </table:table-cell>
          <table:table-cell table:style-name="ce2" office:value-type="string" calcext:value-type="string">
            <text:p>Joseph Ruttenlaan</text:p>
          </table:table-cell>
          <table:table-cell table:style-name="ce3" office:value-type="string" calcext:value-type="string">
            <text:p>Q1545549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253];&quot;/&quot;;[.B253])" office:value-type="string" office:string-value="https://osm.org/relation/3575619" calcext:value-type="string">
            <text:p>https://osm.org/relation/35756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633" calcext:value-type="float">
            <text:p>3575633</text:p>
          </table:table-cell>
          <table:table-cell table:style-name="ce2" office:value-type="string" calcext:value-type="string">
            <text:p>Avenue Crokaert</text:p>
          </table:table-cell>
          <table:table-cell table:style-name="ce2" office:value-type="string" calcext:value-type="string">
            <text:p>Crokaertlaan</text:p>
          </table:table-cell>
          <table:table-cell table:style-name="ce2" office:value-type="string" calcext:value-type="string">
            <text:p>Q223900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Pierre_Crockaert" xlink:type="simple">https://fr.wikipedia.org/wiki/Pierre_Crockaert</text:a></text:p>
          </table:table-cell>
          <table:table-cell/>
          <table:table-cell table:style-name="ce6" table:formula="of:=CONCATENATE(&quot;https://osm.org/&quot;;[.A254];&quot;/&quot;;[.B254])" office:value-type="string" office:string-value="https://osm.org/relation/3575633" calcext:value-type="string">
            <text:p>https://osm.org/relation/35756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75634" calcext:value-type="float">
            <text:p>3575634</text:p>
          </table:table-cell>
          <table:table-cell table:style-name="ce2" office:value-type="string" calcext:value-type="string">
            <text:p>Avenue des Sapins</text:p>
          </table:table-cell>
          <table:table-cell table:style-name="ce2" office:value-type="string" calcext:value-type="string">
            <text:p>Denn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55];&quot;/&quot;;[.B255])" office:value-type="string" office:string-value="https://osm.org/relation/3575634" calcext:value-type="string">
            <text:p>https://osm.org/relation/35756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65537" calcext:value-type="float">
            <text:p>4665537</text:p>
          </table:table-cell>
          <table:table-cell table:style-name="ce2" office:value-type="string" calcext:value-type="string">
            <text:p>Avenue Orban</text:p>
          </table:table-cell>
          <table:table-cell table:style-name="ce2" office:value-type="string" calcext:value-type="string">
            <text:p>Orbanlaan</text:p>
          </table:table-cell>
          <table:table-cell table:style-name="ce2" office:value-type="string" calcext:value-type="string">
            <text:p>Q7057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https://fr.wikipedia.org/wiki/Walthère_Frère-Orban</text:p>
          </table:table-cell>
          <table:table-cell table:style-name="ce2" office:value-type="string" calcext:value-type="string">
            <text:p>Walthère Frère-Orban</text:p>
          </table:table-cell>
          <table:table-cell table:style-name="ce6" table:formula="of:=CONCATENATE(&quot;https://osm.org/&quot;;[.A256];&quot;/&quot;;[.B256])" office:value-type="string" office:string-value="https://osm.org/relation/4665537" calcext:value-type="string">
            <text:p>https://osm.org/relation/46655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65660" calcext:value-type="float">
            <text:p>4665660</text:p>
          </table:table-cell>
          <table:table-cell table:style-name="ce2" office:value-type="string" calcext:value-type="string">
            <text:p>Avenue Jules Du Jardin</text:p>
          </table:table-cell>
          <table:table-cell table:style-name="ce2" office:value-type="string" calcext:value-type="string">
            <text:p>Jules Du Jardi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257];&quot;/&quot;;[.B257])" office:value-type="string" office:string-value="https://osm.org/relation/4665660" calcext:value-type="string">
            <text:p>https://osm.org/relation/46656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65754" calcext:value-type="float">
            <text:p>4665754</text:p>
          </table:table-cell>
          <table:table-cell table:style-name="ce2" office:value-type="string" calcext:value-type="string">
            <text:p>Avenue Salomé</text:p>
          </table:table-cell>
          <table:table-cell table:style-name="ce2" office:value-type="string" calcext:value-type="string">
            <text:p>Salomélaan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2" office:value-type="string" calcext:value-type="string">
            <text:p>2 possible options https://www.wikidata.org/wiki/Q56244275 or</text:p>
            <text:p>https://www.wikidata.org/wiki/Q19967640</text:p>
          </table:table-cell>
          <table:table-cell table:style-name="ce6" table:formula="of:=CONCATENATE(&quot;https://osm.org/&quot;;[.A258];&quot;/&quot;;[.B258])" office:value-type="string" office:string-value="https://osm.org/relation/4665754" calcext:value-type="string">
            <text:p>https://osm.org/relation/46657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65755" calcext:value-type="float">
            <text:p>4665755</text:p>
          </table:table-cell>
          <table:table-cell table:style-name="ce2" office:value-type="string" calcext:value-type="string">
            <text:p>Clos des Malouinières</text:p>
          </table:table-cell>
          <table:table-cell table:style-name="ce2" office:value-type="string" calcext:value-type="string">
            <text:p>Malouinières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59];&quot;/&quot;;[.B259])" office:value-type="string" office:string-value="https://osm.org/relation/4665755" calcext:value-type="string">
            <text:p>https://osm.org/relation/46657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72716" calcext:value-type="float">
            <text:p>4672716</text:p>
          </table:table-cell>
          <table:table-cell table:style-name="ce2" office:value-type="string" calcext:value-type="string">
            <text:p>Avenue de la Pelouse</text:p>
          </table:table-cell>
          <table:table-cell table:style-name="ce2" office:value-type="string" calcext:value-type="string">
            <text:p>Grasper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60];&quot;/&quot;;[.B260])" office:value-type="string" office:string-value="https://osm.org/relation/4672716" calcext:value-type="string">
            <text:p>https://osm.org/relation/46727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72717" calcext:value-type="float">
            <text:p>4672717</text:p>
          </table:table-cell>
          <table:table-cell table:style-name="ce2" office:value-type="string" calcext:value-type="string">
            <text:p>Avenue des Mille Mètres</text:p>
          </table:table-cell>
          <table:table-cell table:style-name="ce2" office:value-type="string" calcext:value-type="string">
            <text:p>Duizend Mete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61];&quot;/&quot;;[.B261])" office:value-type="string" office:string-value="https://osm.org/relation/4672717" calcext:value-type="string">
            <text:p>https://osm.org/relation/46727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72760" calcext:value-type="float">
            <text:p>4672760</text:p>
          </table:table-cell>
          <table:table-cell table:style-name="ce2" office:value-type="string" calcext:value-type="string">
            <text:p>Avenue des Alezans</text:p>
          </table:table-cell>
          <table:table-cell table:style-name="ce2" office:value-type="string" calcext:value-type="string">
            <text:p>Voss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62];&quot;/&quot;;[.B262])" office:value-type="string" office:string-value="https://osm.org/relation/4672760" calcext:value-type="string">
            <text:p>https://osm.org/relation/46727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72761" calcext:value-type="float">
            <text:p>4672761</text:p>
          </table:table-cell>
          <table:table-cell table:style-name="ce2" office:value-type="string" calcext:value-type="string">
            <text:p>Avenue des Jockeys</text:p>
          </table:table-cell>
          <table:table-cell table:style-name="ce2" office:value-type="string" calcext:value-type="string">
            <text:p>Jockey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63];&quot;/&quot;;[.B263])" office:value-type="string" office:string-value="https://osm.org/relation/4672761" calcext:value-type="string">
            <text:p>https://osm.org/relation/46727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72762" calcext:value-type="float">
            <text:p>4672762</text:p>
          </table:table-cell>
          <table:table-cell table:style-name="ce2" office:value-type="string" calcext:value-type="string">
            <text:p>Avenue des Obstacles</text:p>
          </table:table-cell>
          <table:table-cell table:style-name="ce2" office:value-type="string" calcext:value-type="string">
            <text:p>Hinderni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64];&quot;/&quot;;[.B264])" office:value-type="string" office:string-value="https://osm.org/relation/4672762" calcext:value-type="string">
            <text:p>https://osm.org/relation/46727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72763" calcext:value-type="float">
            <text:p>4672763</text:p>
          </table:table-cell>
          <table:table-cell table:style-name="ce2" office:value-type="string" calcext:value-type="string">
            <text:p>Square du Manège</text:p>
          </table:table-cell>
          <table:table-cell table:style-name="ce2" office:value-type="string" calcext:value-type="string">
            <text:p>Rijschool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65];&quot;/&quot;;[.B265])" office:value-type="string" office:string-value="https://osm.org/relation/4672763" calcext:value-type="string">
            <text:p>https://osm.org/relation/46727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72770" calcext:value-type="float">
            <text:p>4672770</text:p>
          </table:table-cell>
          <table:table-cell table:style-name="ce2" office:value-type="string" calcext:value-type="string">
            <text:p>Avenue François Peeters</text:p>
          </table:table-cell>
          <table:table-cell table:style-name="ce2" office:value-type="string" calcext:value-type="string">
            <text:p>François Peeterslaan</text:p>
          </table:table-cell>
          <table:table-cell table:style-name="ce2" office:value-type="string" calcext:value-type="string">
            <text:p>Q6149300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266];&quot;/&quot;;[.B266])" office:value-type="string" office:string-value="https://osm.org/relation/4672770" calcext:value-type="string">
            <text:p>https://osm.org/relation/46727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72771" calcext:value-type="float">
            <text:p>4672771</text:p>
          </table:table-cell>
          <table:table-cell table:style-name="ce2" office:value-type="string" calcext:value-type="string">
            <text:p>Avenue des Étriers</text:p>
          </table:table-cell>
          <table:table-cell table:style-name="ce2" office:value-type="string" calcext:value-type="string">
            <text:p>Stijgbeuge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67];&quot;/&quot;;[.B267])" office:value-type="string" office:string-value="https://osm.org/relation/4672771" calcext:value-type="string">
            <text:p>https://osm.org/relation/46727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72831" calcext:value-type="float">
            <text:p>4672831</text:p>
          </table:table-cell>
          <table:table-cell table:style-name="ce2" office:value-type="string" calcext:value-type="string">
            <text:p>Avenue Baron Albert d'Huart</text:p>
          </table:table-cell>
          <table:table-cell table:style-name="ce2" office:value-type="string" calcext:value-type="string">
            <text:p>Baron Albert d'Huar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nl.wikipedia.org/wiki/Albert_d%27Huart" xlink:type="simple">https://nl.wikipedia.org/wiki/Albert_d%27Huart</text:a></text:p>
          </table:table-cell>
          <table:table-cell table:style-name="ce2" office:value-type="string" calcext:value-type="string">
            <text:p>avocat et homme politique belge</text:p>
          </table:table-cell>
          <table:table-cell table:style-name="ce6" table:formula="of:=CONCATENATE(&quot;https://osm.org/&quot;;[.A268];&quot;/&quot;;[.B268])" office:value-type="string" office:string-value="https://osm.org/relation/4672831" calcext:value-type="string">
            <text:p>https://osm.org/relation/46728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72832" calcext:value-type="float">
            <text:p>4672832</text:p>
          </table:table-cell>
          <table:table-cell table:style-name="ce2" office:value-type="string" calcext:value-type="string">
            <text:p>Avenue Lieutenant Général Pire</text:p>
          </table:table-cell>
          <table:table-cell table:style-name="ce2" office:value-type="string" calcext:value-type="string">
            <text:p>Luitenant-Generaal Pire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Jules_Pire" xlink:type="simple">https://fr.wikipedia.org/wiki/Jules_Pire</text:a></text:p>
          </table:table-cell>
          <table:table-cell/>
          <table:table-cell table:style-name="ce6" table:formula="of:=CONCATENATE(&quot;https://osm.org/&quot;;[.A269];&quot;/&quot;;[.B269])" office:value-type="string" office:string-value="https://osm.org/relation/4672832" calcext:value-type="string">
            <text:p>https://osm.org/relation/46728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72840" calcext:value-type="float">
            <text:p>4672840</text:p>
          </table:table-cell>
          <table:table-cell table:style-name="ce2" office:value-type="string" calcext:value-type="string">
            <text:p>Rue Félix De Keuster</text:p>
          </table:table-cell>
          <table:table-cell table:style-name="ce2" office:value-type="string" calcext:value-type="string">
            <text:p>Félix De Keust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ou wikidata</text:p>
          </table:table-cell>
          <table:table-cell table:style-name="ce2" office:value-type="string" calcext:value-type="string">
            <text:p>aucune info</text:p>
          </table:table-cell>
          <table:table-cell table:style-name="ce6" table:formula="of:=CONCATENATE(&quot;https://osm.org/&quot;;[.A270];&quot;/&quot;;[.B270])" office:value-type="string" office:string-value="https://osm.org/relation/4672840" calcext:value-type="string">
            <text:p>https://osm.org/relation/46728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72864" calcext:value-type="float">
            <text:p>4672864</text:p>
          </table:table-cell>
          <table:table-cell table:style-name="ce2" office:value-type="string" calcext:value-type="string">
            <text:p>Rue François Vander Elst</text:p>
          </table:table-cell>
          <table:table-cell table:style-name="ce2" office:value-type="string" calcext:value-type="string">
            <text:p>François Vander Els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Fran%C3%A7ois_Van_Der_Elst" xlink:type="simple">https://fr.wikipedia.org/wiki/Fran%C3%A7ois_Van_Der_Elst</text:a></text:p>
          </table:table-cell>
          <table:table-cell table:style-name="ce2" office:value-type="string" calcext:value-type="string">
            <text:p>Belgian football player</text:p>
            <text:p/>
          </table:table-cell>
          <table:table-cell table:style-name="ce6" table:formula="of:=CONCATENATE(&quot;https://osm.org/&quot;;[.A271];&quot;/&quot;;[.B271])" office:value-type="string" office:string-value="https://osm.org/relation/4672864" calcext:value-type="string">
            <text:p>https://osm.org/relation/46728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73092" calcext:value-type="float">
            <text:p>4673092</text:p>
          </table:table-cell>
          <table:table-cell table:style-name="ce2" office:value-type="string" calcext:value-type="string">
            <text:p>Rue Longue</text:p>
          </table:table-cell>
          <table:table-cell table:style-name="ce2" office:value-type="string" calcext:value-type="string">
            <text:p>Lang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72];&quot;/&quot;;[.B272])" office:value-type="string" office:string-value="https://osm.org/relation/4673092" calcext:value-type="string">
            <text:p>https://osm.org/relation/46730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73114" calcext:value-type="float">
            <text:p>4673114</text:p>
          </table:table-cell>
          <table:table-cell table:style-name="ce2" office:value-type="string" calcext:value-type="string">
            <text:p>Avenue d'Ophem</text:p>
          </table:table-cell>
          <table:table-cell table:style-name="ce2" office:value-type="string" calcext:value-type="string">
            <text:p>Oppe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73];&quot;/&quot;;[.B273])" office:value-type="string" office:string-value="https://osm.org/relation/4673114" calcext:value-type="string">
            <text:p>https://osm.org/relation/46731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73115" calcext:value-type="float">
            <text:p>4673115</text:p>
          </table:table-cell>
          <table:table-cell table:style-name="ce2" office:value-type="string" calcext:value-type="string">
            <text:p>Drève du Bonheur</text:p>
          </table:table-cell>
          <table:table-cell table:style-name="ce2" office:value-type="string" calcext:value-type="string">
            <text:p>Geluks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74];&quot;/&quot;;[.B274])" office:value-type="string" office:string-value="https://osm.org/relation/4673115" calcext:value-type="string">
            <text:p>https://osm.org/relation/46731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80774" calcext:value-type="float">
            <text:p>4680774</text:p>
          </table:table-cell>
          <table:table-cell table:style-name="ce2" office:value-type="string" calcext:value-type="string">
            <text:p>Avenue Joseph Van Genegen</text:p>
          </table:table-cell>
          <table:table-cell table:style-name="ce2" office:value-type="string" calcext:value-type="string">
            <text:p>Joseph Van Genege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ou wikidata</text:p>
          </table:table-cell>
          <table:table-cell table:style-name="ce2" office:value-type="string" calcext:value-type="string">
            <text:p>artiste 1857-1936</text:p>
          </table:table-cell>
          <table:table-cell table:style-name="ce6" table:formula="of:=CONCATENATE(&quot;https://osm.org/&quot;;[.A275];&quot;/&quot;;[.B275])" office:value-type="string" office:string-value="https://osm.org/relation/4680774" calcext:value-type="string">
            <text:p>https://osm.org/relation/46807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80782" calcext:value-type="float">
            <text:p>4680782</text:p>
          </table:table-cell>
          <table:table-cell table:style-name="ce2" office:value-type="string" calcext:value-type="string">
            <text:p>Avenue du Monoplan</text:p>
          </table:table-cell>
          <table:table-cell table:style-name="ce2" office:value-type="string" calcext:value-type="string">
            <text:p>Eendekke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76];&quot;/&quot;;[.B276])" office:value-type="string" office:string-value="https://osm.org/relation/4680782" calcext:value-type="string">
            <text:p>https://osm.org/relation/46807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680787" calcext:value-type="float">
            <text:p>4680787</text:p>
          </table:table-cell>
          <table:table-cell table:style-name="ce2" office:value-type="string" calcext:value-type="string">
            <text:p>Avenue du Polo</text:p>
          </table:table-cell>
          <table:table-cell table:style-name="ce2" office:value-type="string" calcext:value-type="string">
            <text:p>Polo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77];&quot;/&quot;;[.B277])" office:value-type="string" office:string-value="https://osm.org/relation/4680787" calcext:value-type="string">
            <text:p>https://osm.org/relation/46807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706" calcext:value-type="float">
            <text:p>4784706</text:p>
          </table:table-cell>
          <table:table-cell table:style-name="ce2" office:value-type="string" calcext:value-type="string">
            <text:p>Avenue Grandchamp</text:p>
          </table:table-cell>
          <table:table-cell table:style-name="ce2" office:value-type="string" calcext:value-type="string">
            <text:p>Grootvel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78];&quot;/&quot;;[.B278])" office:value-type="string" office:string-value="https://osm.org/relation/4784706" calcext:value-type="string">
            <text:p>https://osm.org/relation/47847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719" calcext:value-type="float">
            <text:p>4784719</text:p>
          </table:table-cell>
          <table:table-cell table:style-name="ce2" office:value-type="string" calcext:value-type="string">
            <text:p>Avenue de l'Hélice</text:p>
          </table:table-cell>
          <table:table-cell table:style-name="ce2" office:value-type="string" calcext:value-type="string">
            <text:p>Schroef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79];&quot;/&quot;;[.B279])" office:value-type="string" office:string-value="https://osm.org/relation/4784719" calcext:value-type="string">
            <text:p>https://osm.org/relation/47847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720" calcext:value-type="float">
            <text:p>4784720</text:p>
          </table:table-cell>
          <table:table-cell table:style-name="ce2" office:value-type="string" calcext:value-type="string">
            <text:p>Avenue de la Raquette</text:p>
          </table:table-cell>
          <table:table-cell table:style-name="ce2" office:value-type="string" calcext:value-type="string">
            <text:p>Rake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80];&quot;/&quot;;[.B280])" office:value-type="string" office:string-value="https://osm.org/relation/4784720" calcext:value-type="string">
            <text:p>https://osm.org/relation/47847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721" calcext:value-type="float">
            <text:p>4784721</text:p>
          </table:table-cell>
          <table:table-cell table:style-name="ce2" office:value-type="string" calcext:value-type="string">
            <text:p>Avenue du Football</text:p>
          </table:table-cell>
          <table:table-cell table:style-name="ce2" office:value-type="string" calcext:value-type="string">
            <text:p>Voetba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81];&quot;/&quot;;[.B281])" office:value-type="string" office:string-value="https://osm.org/relation/4784721" calcext:value-type="string">
            <text:p>https://osm.org/relation/47847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745" calcext:value-type="float">
            <text:p>4784745</text:p>
          </table:table-cell>
          <table:table-cell table:style-name="ce2" office:value-type="string" calcext:value-type="string">
            <text:p>Avenue de l'Escrime</text:p>
          </table:table-cell>
          <table:table-cell table:style-name="ce2" office:value-type="string" calcext:value-type="string">
            <text:p>Scher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82];&quot;/&quot;;[.B282])" office:value-type="string" office:string-value="https://osm.org/relation/4784745" calcext:value-type="string">
            <text:p>https://osm.org/relation/47847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747" calcext:value-type="float">
            <text:p>4784747</text:p>
          </table:table-cell>
          <table:table-cell table:style-name="ce2" office:value-type="string" calcext:value-type="string">
            <text:p>Avenue des Touristes</text:p>
          </table:table-cell>
          <table:table-cell table:style-name="ce2" office:value-type="string" calcext:value-type="string">
            <text:p>Toerist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83];&quot;/&quot;;[.B283])" office:value-type="string" office:string-value="https://osm.org/relation/4784747" calcext:value-type="string">
            <text:p>https://osm.org/relation/47847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754" calcext:value-type="float">
            <text:p>4784754</text:p>
          </table:table-cell>
          <table:table-cell table:style-name="ce2" office:value-type="string" calcext:value-type="string">
            <text:p>Avenue des Cyclistes</text:p>
          </table:table-cell>
          <table:table-cell table:style-name="ce2" office:value-type="string" calcext:value-type="string">
            <text:p>Wielrijd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84];&quot;/&quot;;[.B284])" office:value-type="string" office:string-value="https://osm.org/relation/4784754" calcext:value-type="string">
            <text:p>https://osm.org/relation/47847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764" calcext:value-type="float">
            <text:p>4784764</text:p>
          </table:table-cell>
          <table:table-cell table:style-name="ce2" office:value-type="string" calcext:value-type="string">
            <text:p>Avenue des Sittelles</text:p>
          </table:table-cell>
          <table:table-cell table:style-name="ce2" office:value-type="string" calcext:value-type="string">
            <text:p>Boomkleve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85];&quot;/&quot;;[.B285])" office:value-type="string" office:string-value="https://osm.org/relation/4784764" calcext:value-type="string">
            <text:p>https://osm.org/relation/47847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765" calcext:value-type="float">
            <text:p>4784765</text:p>
          </table:table-cell>
          <table:table-cell table:style-name="ce2" office:value-type="string" calcext:value-type="string">
            <text:p>Rue Edouard Gersis</text:p>
          </table:table-cell>
          <table:table-cell table:style-name="ce2" office:value-type="string" calcext:value-type="string">
            <text:p>Edouard Gersi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ou wikidata</text:p>
          </table:table-cell>
          <table:table-cell table:style-name="ce2" office:value-type="string" calcext:value-type="string">
            <text:p>soldat + 1914 // http://www.ebru.be/Streets/streets1150/bruxelles-1150-rue-edouard-gersis.html</text:p>
          </table:table-cell>
          <table:table-cell table:style-name="ce6" table:formula="of:=CONCATENATE(&quot;https://osm.org/&quot;;[.A286];&quot;/&quot;;[.B286])" office:value-type="string" office:string-value="https://osm.org/relation/4784765" calcext:value-type="string">
            <text:p>https://osm.org/relation/47847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785" calcext:value-type="float">
            <text:p>4784785</text:p>
          </table:table-cell>
          <table:table-cell table:style-name="ce2" office:value-type="string" calcext:value-type="string">
            <text:p>Clos Alberto Santos Dumont</text:p>
          </table:table-cell>
          <table:table-cell table:style-name="ce2" office:value-type="string" calcext:value-type="string">
            <text:p>Alberto Santos Dumontgaarde</text:p>
          </table:table-cell>
          <table:table-cell table:style-name="ce2" office:value-type="string" calcext:value-type="string">
            <text:p>Q31321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Brazilian aviation pioneer</text:p>
          </table:table-cell>
          <table:table-cell table:style-name="ce6" table:formula="of:=CONCATENATE(&quot;https://osm.org/&quot;;[.A287];&quot;/&quot;;[.B287])" office:value-type="string" office:string-value="https://osm.org/relation/4784785" calcext:value-type="string">
            <text:p>https://osm.org/relation/47847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786" calcext:value-type="float">
            <text:p>4784786</text:p>
          </table:table-cell>
          <table:table-cell table:style-name="ce2" office:value-type="string" calcext:value-type="string">
            <text:p>Clos Jean Mermoz</text:p>
          </table:table-cell>
          <table:table-cell table:style-name="ce2" office:value-type="string" calcext:value-type="string">
            <text:p>Jean Mermozgaarde</text:p>
          </table:table-cell>
          <table:table-cell table:style-name="ce2" office:value-type="string" calcext:value-type="string">
            <text:p>Q68089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French aviator</text:p>
          </table:table-cell>
          <table:table-cell table:style-name="ce6" table:formula="of:=CONCATENATE(&quot;https://osm.org/&quot;;[.A288];&quot;/&quot;;[.B288])" office:value-type="string" office:string-value="https://osm.org/relation/4784786" calcext:value-type="string">
            <text:p>https://osm.org/relation/47847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849" calcext:value-type="float">
            <text:p>4784849</text:p>
          </table:table-cell>
          <table:table-cell table:style-name="ce2" office:value-type="string" calcext:value-type="string">
            <text:p>Chaussée de Stockel</text:p>
          </table:table-cell>
          <table:table-cell table:style-name="ce2" office:value-type="string" calcext:value-type="string">
            <text:p>Stokkel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89];&quot;/&quot;;[.B289])" office:value-type="string" office:string-value="https://osm.org/relation/4784849" calcext:value-type="string">
            <text:p>https://osm.org/relation/47848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873" calcext:value-type="float">
            <text:p>4784873</text:p>
          </table:table-cell>
          <table:table-cell table:style-name="ce2" office:value-type="string" calcext:value-type="string">
            <text:p>Val des Seigneurs</text:p>
          </table:table-cell>
          <table:table-cell table:style-name="ce2" office:value-type="string" calcext:value-type="string">
            <text:p>Herenda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90];&quot;/&quot;;[.B290])" office:value-type="string" office:string-value="https://osm.org/relation/4784873" calcext:value-type="string">
            <text:p>https://osm.org/relation/47848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877" calcext:value-type="float">
            <text:p>4784877</text:p>
          </table:table-cell>
          <table:table-cell table:style-name="ce2" office:value-type="string" calcext:value-type="string">
            <text:p>Rue Henrotte</text:p>
          </table:table-cell>
          <table:table-cell table:style-name="ce2" office:value-type="string" calcext:value-type="string">
            <text:p>Henrott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ou wikidata</text:p>
          </table:table-cell>
          <table:table-cell table:style-name="ce2" office:value-type="string" calcext:value-type="string">
            <text:p>Pierre Louis Henrotte // http://www.ebru.be/Streets/streets1150/bruxelles-1150-rue-henrotte.html</text:p>
          </table:table-cell>
          <table:table-cell table:style-name="ce6" table:formula="of:=CONCATENATE(&quot;https://osm.org/&quot;;[.A291];&quot;/&quot;;[.B291])" office:value-type="string" office:string-value="https://osm.org/relation/4784877" calcext:value-type="string">
            <text:p>https://osm.org/relation/47848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895" calcext:value-type="float">
            <text:p>4784895</text:p>
          </table:table-cell>
          <table:table-cell table:style-name="ce2" office:value-type="string" calcext:value-type="string">
            <text:p>Rue Blockmans</text:p>
          </table:table-cell>
          <table:table-cell table:style-name="ce2" office:value-type="string" calcext:value-type="string">
            <text:p>Blockma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ou wikidata</text:p>
          </table:table-cell>
          <table:table-cell table:style-name="ce2" office:value-type="string" calcext:value-type="string">
            <text:p>François Théodore Blockmans // http://www.irismonument.be/fr.Woluwe-Saint-Pierre.Rue_Blockmans.html</text:p>
          </table:table-cell>
          <table:table-cell table:style-name="ce6" table:formula="of:=CONCATENATE(&quot;https://osm.org/&quot;;[.A292];&quot;/&quot;;[.B292])" office:value-type="string" office:string-value="https://osm.org/relation/4784895" calcext:value-type="string">
            <text:p>https://osm.org/relation/47848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784896" calcext:value-type="float">
            <text:p>4784896</text:p>
          </table:table-cell>
          <table:table-cell table:style-name="ce2" office:value-type="string" calcext:value-type="string">
            <text:p>Rue de l'Église</text:p>
          </table:table-cell>
          <table:table-cell table:style-name="ce2" office:value-type="string" calcext:value-type="string">
            <text:p>Ker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293];&quot;/&quot;;[.B293])" office:value-type="string" office:string-value="https://osm.org/relation/4784896" calcext:value-type="string">
            <text:p>https://osm.org/relation/47848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07006" calcext:value-type="float">
            <text:p>4807006</text:p>
          </table:table-cell>
          <table:table-cell table:style-name="ce2" office:value-type="string" calcext:value-type="string">
            <text:p>Avenue de Hinnisdael</text:p>
          </table:table-cell>
          <table:table-cell table:style-name="ce2" office:value-type="string" calcext:value-type="string">
            <text:p>de Hinnisdae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2" office:value-type="string" calcext:value-type="string">
            <text:p>pas de wikipedia ou wikidata</text:p>
          </table:table-cell>
          <table:table-cell table:style-name="ce2" office:value-type="string" calcext:value-type="string">
            <text:p><text:s/>famille des derniers comtes de Kraainem et des Woluwe sous l'Ancien Régime //http://www.irismonument.be/fr.Woluwe-Saint-Pierre.Avenue_de_Hinnisdael.html</text:p>
          </table:table-cell>
          <table:table-cell table:style-name="ce6" table:formula="of:=CONCATENATE(&quot;https://osm.org/&quot;;[.A294];&quot;/&quot;;[.B294])" office:value-type="string" office:string-value="https://osm.org/relation/4807006" calcext:value-type="string">
            <text:p>https://osm.org/relation/48070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07050" calcext:value-type="float">
            <text:p>4807050</text:p>
          </table:table-cell>
          <table:table-cell table:style-name="ce2" office:value-type="string" calcext:value-type="string">
            <text:p>Rue François Desmedt</text:p>
          </table:table-cell>
          <table:table-cell table:style-name="ce2" office:value-type="string" calcext:value-type="string">
            <text:p>François Desmed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ou wikidata</text:p>
          </table:table-cell>
          <table:table-cell table:style-name="ce2" office:value-type="string" calcext:value-type="string">
            <text:p>soldat belge + WWI //http://www.irismonument.be/fr.Woluwe-Saint-Pierre.Rue_Francois_Desmedt.html</text:p>
          </table:table-cell>
          <table:table-cell table:style-name="ce6" table:formula="of:=CONCATENATE(&quot;https://osm.org/&quot;;[.A295];&quot;/&quot;;[.B295])" office:value-type="string" office:string-value="https://osm.org/relation/4807050" calcext:value-type="string">
            <text:p>https://osm.org/relation/48070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07071" calcext:value-type="float">
            <text:p>4807071</text:p>
          </table:table-cell>
          <table:table-cell table:style-name="ce2" office:value-type="string" calcext:value-type="string">
            <text:p>Rue Dominique De Jonghe</text:p>
          </table:table-cell>
          <table:table-cell table:style-name="ce2" office:value-type="string" calcext:value-type="string">
            <text:p>Dominique De Jongh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ou wikidata</text:p>
          </table:table-cell>
          <table:table-cell table:style-name="ce2" office:value-type="string" calcext:value-type="string">
            <text:p>conseiller communal et provincial libéral </text:p>
          </table:table-cell>
          <table:table-cell table:style-name="ce6" table:formula="of:=CONCATENATE(&quot;https://osm.org/&quot;;[.A296];&quot;/&quot;;[.B296])" office:value-type="string" office:string-value="https://osm.org/relation/4807071" calcext:value-type="string">
            <text:p>https://osm.org/relation/48070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07072" calcext:value-type="float">
            <text:p>4807072</text:p>
          </table:table-cell>
          <table:table-cell table:style-name="ce2" office:value-type="string" calcext:value-type="string">
            <text:p>Rue Jean-Baptiste Lepage</text:p>
          </table:table-cell>
          <table:table-cell table:style-name="ce2" office:value-type="string" calcext:value-type="string">
            <text:p>Jean-Baptiste Lepag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ou wikidata</text:p>
          </table:table-cell>
          <table:table-cell table:style-name="ce2" office:value-type="string" calcext:value-type="string">
            <text:p>mayor of WSP end of XIX, //http://www.ebru.be/Streets/streets1150/bruxelles-1150-rue-jean-baptiste-lepage.html</text:p>
          </table:table-cell>
          <table:table-cell table:style-name="ce6" table:formula="of:=CONCATENATE(&quot;https://osm.org/&quot;;[.A297];&quot;/&quot;;[.B297])" office:value-type="string" office:string-value="https://osm.org/relation/4807072" calcext:value-type="string">
            <text:p>https://osm.org/relation/48070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07084" calcext:value-type="float">
            <text:p>4807084</text:p>
          </table:table-cell>
          <table:table-cell table:style-name="ce2" office:value-type="string" calcext:value-type="string">
            <text:p>Rue Henri Vandermaelen</text:p>
          </table:table-cell>
          <table:table-cell table:style-name="ce2" office:value-type="string" calcext:value-type="string">
            <text:p>Henri Vandermael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ou wikidata</text:p>
          </table:table-cell>
          <table:table-cell table:style-name="ce2" office:value-type="string" calcext:value-type="string">
            <text:p>soldier + 1914 war, //http://www.irismonument.be/fr.Woluwe-Saint-Pierre.Rue_Henri_Vandermaelen.html</text:p>
          </table:table-cell>
          <table:table-cell table:style-name="ce6" table:formula="of:=CONCATENATE(&quot;https://osm.org/&quot;;[.A298];&quot;/&quot;;[.B298])" office:value-type="string" office:string-value="https://osm.org/relation/4807084" calcext:value-type="string">
            <text:p>https://osm.org/relation/48070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07085" calcext:value-type="float">
            <text:p>4807085</text:p>
          </table:table-cell>
          <table:table-cell table:style-name="ce2" office:value-type="string" calcext:value-type="string">
            <text:p>Rue Jean-Baptiste Verheyden</text:p>
          </table:table-cell>
          <table:table-cell table:style-name="ce2" office:value-type="string" calcext:value-type="string">
            <text:p>Jean-Baptiste Verheyd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ou wikidata</text:p>
          </table:table-cell>
          <table:table-cell table:style-name="ce5" office:value-type="string" calcext:value-type="string">
            <text:p><text:a xlink:href="http://www.ebru.be/Streets/streets1150/bruxelles-1150-rue-jean-baptiste-verheyden.html" xlink:type="simple">http://www.ebru.be/Streets/streets1150/bruxelles-1150-rue-jean-baptiste-verheyden.html</text:a></text:p>
          </table:table-cell>
          <table:table-cell table:style-name="ce6" table:formula="of:=CONCATENATE(&quot;https://osm.org/&quot;;[.A299];&quot;/&quot;;[.B299])" office:value-type="string" office:string-value="https://osm.org/relation/4807085" calcext:value-type="string">
            <text:p>https://osm.org/relation/48070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07097" calcext:value-type="float">
            <text:p>4807097</text:p>
          </table:table-cell>
          <table:table-cell table:number-columns-repeated="2" table:style-name="ce2" office:value-type="string" calcext:value-type="string">
            <text:p>Stuyvenber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00];&quot;/&quot;;[.B300])" office:value-type="string" office:string-value="https://osm.org/relation/4807097" calcext:value-type="string">
            <text:p>https://osm.org/relation/48070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07115" calcext:value-type="float">
            <text:p>4807115</text:p>
          </table:table-cell>
          <table:table-cell table:style-name="ce2" office:value-type="string" calcext:value-type="string">
            <text:p>Petite rue de l'Hôpital</text:p>
          </table:table-cell>
          <table:table-cell table:style-name="ce2" office:value-type="string" calcext:value-type="string">
            <text:p>Kleine Gasth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01];&quot;/&quot;;[.B301])" office:value-type="string" office:string-value="https://osm.org/relation/4807115" calcext:value-type="string">
            <text:p>https://osm.org/relation/48071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07116" calcext:value-type="float">
            <text:p>4807116</text:p>
          </table:table-cell>
          <table:table-cell table:style-name="ce2" office:value-type="string" calcext:value-type="string">
            <text:p>Rue des Hiboux</text:p>
          </table:table-cell>
          <table:table-cell table:style-name="ce2" office:value-type="string" calcext:value-type="string">
            <text:p>Uil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02];&quot;/&quot;;[.B302])" office:value-type="string" office:string-value="https://osm.org/relation/4807116" calcext:value-type="string">
            <text:p>https://osm.org/relation/48071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07124" calcext:value-type="float">
            <text:p>4807124</text:p>
          </table:table-cell>
          <table:table-cell table:style-name="ce2" office:value-type="string" calcext:value-type="string">
            <text:p>Place Dumon</text:p>
          </table:table-cell>
          <table:table-cell table:style-name="ce2" office:value-type="string" calcext:value-type="string">
            <text:p>Dumon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ou wikidata</text:p>
          </table:table-cell>
          <table:table-cell table:style-name="ce5" office:value-type="string" calcext:value-type="string">
            <text:p><text:a xlink:href="http://www.ebru.be/Streets/streets1150/bruxelles-1150-place-dumon.html" xlink:type="simple">http://www.ebru.be/Streets/streets1150/bruxelles-1150-place-dumon.html</text:a></text:p>
          </table:table-cell>
          <table:table-cell table:style-name="ce6" table:formula="of:=CONCATENATE(&quot;https://osm.org/&quot;;[.A303];&quot;/&quot;;[.B303])" office:value-type="string" office:string-value="https://osm.org/relation/4807124" calcext:value-type="string">
            <text:p>https://osm.org/relation/48071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07379" calcext:value-type="float">
            <text:p>4807379</text:p>
          </table:table-cell>
          <table:table-cell table:style-name="ce2" office:value-type="string" calcext:value-type="string">
            <text:p>Boulevard du Souverain</text:p>
          </table:table-cell>
          <table:table-cell table:style-name="ce2" office:value-type="string" calcext:value-type="string">
            <text:p>Vorst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ou wikidata</text:p>
          </table:table-cell>
          <table:table-cell/>
          <table:table-cell table:style-name="ce6" table:formula="of:=CONCATENATE(&quot;https://osm.org/&quot;;[.A304];&quot;/&quot;;[.B304])" office:value-type="string" office:string-value="https://osm.org/relation/4807379" calcext:value-type="string">
            <text:p>https://osm.org/relation/48073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07380" calcext:value-type="float">
            <text:p>4807380</text:p>
          </table:table-cell>
          <table:table-cell table:style-name="ce2" office:value-type="string" calcext:value-type="string">
            <text:p>Chemin du Putdael</text:p>
          </table:table-cell>
          <table:table-cell table:style-name="ce2" office:value-type="string" calcext:value-type="string">
            <text:p>Putdael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style-name="ce5" office:value-type="string" calcext:value-type="string">
            <text:p><text:a xlink:href="https://fr.wikipedia.org/wiki/Chemin_de_Putdael" xlink:type="simple">https://fr.wikipedia.org/wiki/Chemin_de_Putdael
</text:a></text:p>
          </table:table-cell>
          <table:table-cell/>
          <table:table-cell table:style-name="ce6" table:formula="of:=CONCATENATE(&quot;https://osm.org/&quot;;[.A305];&quot;/&quot;;[.B305])" office:value-type="string" office:string-value="https://osm.org/relation/4807380" calcext:value-type="string">
            <text:p>https://osm.org/relation/48073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09402" calcext:value-type="float">
            <text:p>4809402</text:p>
          </table:table-cell>
          <table:table-cell table:style-name="ce2" office:value-type="string" calcext:value-type="string">
            <text:p>Avenue de Tervueren</text:p>
          </table:table-cell>
          <table:table-cell table:style-name="ce2" office:value-type="string" calcext:value-type="string">
            <text:p>Tervur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06];&quot;/&quot;;[.B306])" office:value-type="string" office:string-value="https://osm.org/relation/4809402" calcext:value-type="string">
            <text:p>https://osm.org/relation/48094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5659" calcext:value-type="float">
            <text:p>4815659</text:p>
          </table:table-cell>
          <table:table-cell table:style-name="ce2" office:value-type="string" calcext:value-type="string">
            <text:p>Boulevard Saint-Michel</text:p>
          </table:table-cell>
          <table:table-cell table:style-name="ce2" office:value-type="string" calcext:value-type="string">
            <text:p>Sint-Michiel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Michel_(archange)" xlink:type="simple">https://fr.wikipedia.org/wiki/Michel_(archange)</text:a></text:p>
          </table:table-cell>
          <table:table-cell/>
          <table:table-cell table:style-name="ce6" table:formula="of:=CONCATENATE(&quot;https://osm.org/&quot;;[.A307];&quot;/&quot;;[.B307])" office:value-type="string" office:string-value="https://osm.org/relation/4815659" calcext:value-type="string">
            <text:p>https://osm.org/relation/48156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5684" calcext:value-type="float">
            <text:p>4815684</text:p>
          </table:table-cell>
          <table:table-cell table:style-name="ce2" office:value-type="string" calcext:value-type="string">
            <text:p>Avenue de Broqueville</text:p>
          </table:table-cell>
          <table:table-cell table:style-name="ce2" office:value-type="string" calcext:value-type="string">
            <text:p>de Broquevillelaan</text:p>
          </table:table-cell>
          <table:table-cell table:style-name="ce2" office:value-type="string" calcext:value-type="string">
            <text:p>Q70510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308];&quot;/&quot;;[.B308])" office:value-type="string" office:string-value="https://osm.org/relation/4815684" calcext:value-type="string">
            <text:p>https://osm.org/relation/48156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5685" calcext:value-type="float">
            <text:p>4815685</text:p>
          </table:table-cell>
          <table:table-cell table:style-name="ce2" office:value-type="string" calcext:value-type="string">
            <text:p>Boulevard Brand Whitlock</text:p>
          </table:table-cell>
          <table:table-cell table:style-name="ce2" office:value-type="string" calcext:value-type="string">
            <text:p>Brand Whitlocklaan</text:p>
          </table:table-cell>
          <table:table-cell table:style-name="ce2" office:value-type="string" calcext:value-type="string">
            <text:p>Q75336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6" table:formula="of:=CONCATENATE(&quot;https://osm.org/&quot;;[.A309];&quot;/&quot;;[.B309])" office:value-type="string" office:string-value="https://osm.org/relation/4815685" calcext:value-type="string">
            <text:p>https://osm.org/relation/48156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5687" calcext:value-type="float">
            <text:p>4815687</text:p>
          </table:table-cell>
          <table:table-cell table:style-name="ce2" office:value-type="string" calcext:value-type="string">
            <text:p>Rue de la Duchesse</text:p>
          </table:table-cell>
          <table:table-cell table:style-name="ce2" office:value-type="string" calcext:value-type="string">
            <text:p>Hertogin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>No wikipedia or Wikidata</text:p>
          </table:table-cell>
          <table:table-cell table:style-name="ce2" office:value-type="string" calcext:value-type="string">
            <text:p>Which Duchess?</text:p>
          </table:table-cell>
          <table:table-cell table:style-name="ce6" table:formula="of:=CONCATENATE(&quot;https://osm.org/&quot;;[.A310];&quot;/&quot;;[.B310])" office:value-type="string" office:string-value="https://osm.org/relation/4815687" calcext:value-type="string">
            <text:p>https://osm.org/relation/48156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5688" calcext:value-type="float">
            <text:p>4815688</text:p>
          </table:table-cell>
          <table:table-cell table:style-name="ce2" office:value-type="string" calcext:value-type="string">
            <text:p>Rue des Atrébates</text:p>
          </table:table-cell>
          <table:table-cell table:style-name="ce2" office:value-type="string" calcext:value-type="string">
            <text:p>Atrebat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11];&quot;/&quot;;[.B311])" office:value-type="string" office:string-value="https://osm.org/relation/4815688" calcext:value-type="string">
            <text:p>https://osm.org/relation/48156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5764" calcext:value-type="float">
            <text:p>4815764</text:p>
          </table:table-cell>
          <table:table-cell table:style-name="ce2" office:value-type="string" calcext:value-type="string">
            <text:p>Avenue des Prisonniers Politiques</text:p>
          </table:table-cell>
          <table:table-cell table:style-name="ce2" office:value-type="string" calcext:value-type="string">
            <text:p>Politieke Gevangen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12];&quot;/&quot;;[.B312])" office:value-type="string" office:string-value="https://osm.org/relation/4815764" calcext:value-type="string">
            <text:p>https://osm.org/relation/48157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5765" calcext:value-type="float">
            <text:p>4815765</text:p>
          </table:table-cell>
          <table:table-cell table:style-name="ce2" office:value-type="string" calcext:value-type="string">
            <text:p>Boulevard de la Woluwe</text:p>
          </table:table-cell>
          <table:table-cell table:style-name="ce2" office:value-type="string" calcext:value-type="string">
            <text:p>Woluwe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13];&quot;/&quot;;[.B313])" office:value-type="string" office:string-value="https://osm.org/relation/4815765" calcext:value-type="string">
            <text:p>https://osm.org/relation/48157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4815766" calcext:value-type="float">
            <text:p>4815766</text:p>
          </table:table-cell>
          <table:table-cell table:style-name="ce2" office:value-type="string" calcext:value-type="string">
            <text:p>Clos des Guinées</text:p>
          </table:table-cell>
          <table:table-cell table:style-name="ce2" office:value-type="string" calcext:value-type="string">
            <text:p>Guinea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14];&quot;/&quot;;[.B314])" office:value-type="string" office:string-value="https://osm.org/relation/4815766" calcext:value-type="string">
            <text:p>https://osm.org/relation/48157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6620744" calcext:value-type="float">
            <text:p>6620744</text:p>
          </table:table-cell>
          <table:table-cell table:style-name="ce2" office:value-type="string" calcext:value-type="string">
            <text:p>Rue de la Limite</text:p>
          </table:table-cell>
          <table:table-cell table:style-name="ce2" office:value-type="string" calcext:value-type="string">
            <text:p>Gren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15];&quot;/&quot;;[.B315])" office:value-type="string" office:string-value="https://osm.org/relation/6620744" calcext:value-type="string">
            <text:p>https://osm.org/relation/66207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6677719" calcext:value-type="float">
            <text:p>6677719</text:p>
          </table:table-cell>
          <table:table-cell table:style-name="ce2" office:value-type="string" calcext:value-type="string">
            <text:p>Avenue de Wezembeek</text:p>
          </table:table-cell>
          <table:table-cell table:style-name="ce2" office:value-type="string" calcext:value-type="string">
            <text:p>Wezembee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16];&quot;/&quot;;[.B316])" office:value-type="string" office:string-value="https://osm.org/relation/6677719" calcext:value-type="string">
            <text:p>https://osm.org/relation/66777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8079002" calcext:value-type="float">
            <text:p>8079002</text:p>
          </table:table-cell>
          <table:table-cell table:style-name="ce2" office:value-type="string" calcext:value-type="string">
            <text:p>Rue des Tulipes</text:p>
          </table:table-cell>
          <table:table-cell table:style-name="ce2" office:value-type="string" calcext:value-type="string">
            <text:p>Tulp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17];&quot;/&quot;;[.B317])" office:value-type="string" office:string-value="https://osm.org/relation/8079002" calcext:value-type="string">
            <text:p>https://osm.org/relation/80790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8079003" calcext:value-type="float">
            <text:p>8079003</text:p>
          </table:table-cell>
          <table:table-cell/>
          <table:table-cell table:style-name="ce2" office:value-type="string" calcext:value-type="string">
            <text:p>Sering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6" table:formula="of:=CONCATENATE(&quot;https://osm.org/&quot;;[.A318];&quot;/&quot;;[.B318])" office:value-type="string" office:string-value="https://osm.org/relation/8079003" calcext:value-type="string">
            <text:p>https://osm.org/relation/80790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llée de la Minerva</text:p>
          </table:table-cell>
          <table:table-cell table:style-name="ce2" office:value-type="string" calcext:value-type="string">
            <text:p>Minervalei</text:p>
          </table:table-cell>
          <table:table-cell table:style-name="ce3" office:value-type="string" calcext:value-type="string">
            <text:p>Q126916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7" table:formula="of:=HYPERLINK(CONCATENATE(&quot;https://osm.org/search?query=&quot;; [.C319];&quot;,woluwe-saint-pierre&quot;))" office:value-type="string" office:string-value="https://osm.org/search?query=Allée de la Minerva,woluwe-saint-pierre" calcext:value-type="string">
            <text:p>https://osm.org/search?query=Allée de la Minerva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Baron A. d'Huart</text:p>
          </table:table-cell>
          <table:table-cell table:style-name="ce2" office:value-type="string" calcext:value-type="string">
            <text:p>Baron A. d'Huartlaan</text:p>
          </table:table-cell>
          <table:table-cell table:style-name="ce3" office:value-type="string" calcext:value-type="string">
            <text:p>Q283165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20];&quot;,woluwe-saint-pierre&quot;))" office:value-type="string" office:string-value="https://osm.org/search?query=Avenue Baron A. d'Huart,woluwe-saint-pierre" calcext:value-type="string">
            <text:p>https://osm.org/search?query=Avenue Baron A. d'Huart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Cardinal Micara</text:p>
          </table:table-cell>
          <table:table-cell table:style-name="ce2" office:value-type="string" calcext:value-type="string">
            <text:p>Kardinaal Micara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two possibilities</text:p>
          </table:table-cell>
          <table:table-cell table:style-name="ce2" office:value-type="string" calcext:value-type="string">
            <text:p>https://www.wikidata.org/wiki/Q775088</text:p>
            <text:p>or </text:p>
            <text:p>https://www.wikidata.org/wiki/Q1100339</text:p>
          </table:table-cell>
          <table:table-cell table:style-name="ce7" table:formula="of:=HYPERLINK(CONCATENATE(&quot;https://osm.org/search?query=&quot;; [.C321];&quot;,woluwe-saint-pierre&quot;))" office:value-type="string" office:string-value="https://osm.org/search?query=Avenue Cardinal Micara,woluwe-saint-pierre" calcext:value-type="string">
            <text:p>https://osm.org/search?query=Avenue Cardinal Micara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Edmond Galoppin</text:p>
          </table:table-cell>
          <table:table-cell table:style-name="ce2" office:value-type="string" calcext:value-type="string">
            <text:p>Edmond Galoppinlaan</text:p>
          </table:table-cell>
          <table:table-cell table:style-name="ce3" office:value-type="string" calcext:value-type="string">
            <text:p>Q236354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22];&quot;,woluwe-saint-pierre&quot;))" office:value-type="string" office:string-value="https://osm.org/search?query=Avenue Edmond Galoppin,woluwe-saint-pierre" calcext:value-type="string">
            <text:p>https://osm.org/search?query=Avenue Edmond Galoppin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Edouard Keilig</text:p>
          </table:table-cell>
          <table:table-cell table:style-name="ce2" office:value-type="string" calcext:value-type="string">
            <text:p>Edouard Keiliglaan</text:p>
          </table:table-cell>
          <table:table-cell table:style-name="ce3" office:value-type="string" calcext:value-type="string">
            <text:p>Q1690507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23];&quot;,woluwe-saint-pierre&quot;))" office:value-type="string" office:string-value="https://osm.org/search?query=Avenue Edouard Keilig,woluwe-saint-pierre" calcext:value-type="string">
            <text:p>https://osm.org/search?query=Avenue Edouard Keilig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Emile Laine</text:p>
          </table:table-cell>
          <table:table-cell table:style-name="ce2" office:value-type="string" calcext:value-type="string">
            <text:p>Emile Lainelaan</text:p>
          </table:table-cell>
          <table:table-cell table:style-name="ce3" office:value-type="string" calcext:value-type="string">
            <text:p>Q358859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24];&quot;,woluwe-saint-pierre&quot;))" office:value-type="string" office:string-value="https://osm.org/search?query=Avenue Emile Laine,woluwe-saint-pierre" calcext:value-type="string">
            <text:p>https://osm.org/search?query=Avenue Emile Lain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Général de Longueville</text:p>
          </table:table-cell>
          <table:table-cell table:style-name="ce2" office:value-type="string" calcext:value-type="string">
            <text:p>Generaal de Longueville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no wikidata no wikipedia</text:p>
          </table:table-cell>
          <table:table-cell table:style-name="ce7" table:formula="of:=HYPERLINK(CONCATENATE(&quot;https://osm.org/search?query=&quot;; [.C325];&quot;,woluwe-saint-pierre&quot;))" office:value-type="string" office:string-value="https://osm.org/search?query=Avenue Général de Longueville,woluwe-saint-pierre" calcext:value-type="string">
            <text:p>https://osm.org/search?query=Avenue Général de Longuevill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ules Buyssens</text:p>
          </table:table-cell>
          <table:table-cell table:style-name="ce2" office:value-type="string" calcext:value-type="string">
            <text:p>Jules Buyssenslaan</text:p>
          </table:table-cell>
          <table:table-cell table:style-name="ce3" office:value-type="string" calcext:value-type="string">
            <text:p>Q246621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26];&quot;,woluwe-saint-pierre&quot;))" office:value-type="string" office:string-value="https://osm.org/search?query=Avenue Jules Buyssens,woluwe-saint-pierre" calcext:value-type="string">
            <text:p>https://osm.org/search?query=Avenue Jules Buyssens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ules de Trooz</text:p>
          </table:table-cell>
          <table:table-cell table:style-name="ce2" office:value-type="string" calcext:value-type="string">
            <text:p>Jules de Troozlaan</text:p>
          </table:table-cell>
          <table:table-cell table:style-name="ce3" office:value-type="string" calcext:value-type="string">
            <text:p>Q72179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27];&quot;,woluwe-saint-pierre&quot;))" office:value-type="string" office:string-value="https://osm.org/search?query=Avenue Jules de Trooz,woluwe-saint-pierre" calcext:value-type="string">
            <text:p>https://osm.org/search?query=Avenue Jules de Trooz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ouis Fuchs</text:p>
          </table:table-cell>
          <table:table-cell table:style-name="ce2" office:value-type="string" calcext:value-type="string">
            <text:p>Louis Fuchslaan</text:p>
          </table:table-cell>
          <table:table-cell table:style-name="ce3" office:value-type="string" calcext:value-type="string">
            <text:p>Q1310378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28];&quot;,woluwe-saint-pierre&quot;))" office:value-type="string" office:string-value="https://osm.org/search?query=Avenue Louis Fuchs,woluwe-saint-pierre" calcext:value-type="string">
            <text:p>https://osm.org/search?query=Avenue Louis Fuchs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Louis-Léopold Vander Swaelmen</text:p>
          </table:table-cell>
          <table:table-cell table:style-name="ce2" office:value-type="string" calcext:value-type="string">
            <text:p>Louis-Léopold Vander Swaelme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Louis-L%C3%A9opold_Van_der_Swaelmen" xlink:type="simple">https://fr.wikipedia.org/wiki/Louis-L%C3%A9opold_Van_der_Swaelmen</text:a></text:p>
          </table:table-cell>
          <table:table-cell/>
          <table:table-cell table:style-name="ce7" table:formula="of:=HYPERLINK(CONCATENATE(&quot;https://osm.org/search?query=&quot;; [.C329];&quot;,woluwe-saint-pierre&quot;))" office:value-type="string" office:string-value="https://osm.org/search?query=Avenue Louis-Léopold Vander Swaelmen,woluwe-saint-pierre" calcext:value-type="string">
            <text:p>https://osm.org/search?query=Avenue Louis-Léopold Vander Swaelmen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Madoux</text:p>
          </table:table-cell>
          <table:table-cell table:style-name="ce2" office:value-type="string" calcext:value-type="string">
            <text:p>Madoux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7" table:formula="of:=HYPERLINK(CONCATENATE(&quot;https://osm.org/search?query=&quot;; [.C330];&quot;,woluwe-saint-pierre&quot;))" office:value-type="string" office:string-value="https://osm.org/search?query=Avenue Madoux,woluwe-saint-pierre" calcext:value-type="string">
            <text:p>https://osm.org/search?query=Avenue Madoux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Roger Vandendriessche</text:p>
          </table:table-cell>
          <table:table-cell table:style-name="ce2" office:value-type="string" calcext:value-type="string">
            <text:p>Roger Vandendriesschelaan</text:p>
          </table:table-cell>
          <table:table-cell table:style-name="ce3" office:value-type="string" calcext:value-type="string">
            <text:p>Q6165383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31];&quot;,woluwe-saint-pierre&quot;))" office:value-type="string" office:string-value="https://osm.org/search?query=Avenue Roger Vandendriessche,woluwe-saint-pierre" calcext:value-type="string">
            <text:p>https://osm.org/search?query=Avenue Roger Vandendriessch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 l'Aviation</text:p>
          </table:table-cell>
          <table:table-cell table:style-name="ce2" office:value-type="string" calcext:value-type="string">
            <text:p>Luchtvaar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32];&quot;,woluwe-saint-pierre&quot;))" office:value-type="string" office:string-value="https://osm.org/search?query=Avenue de l'Aviation,woluwe-saint-pierre" calcext:value-type="string">
            <text:p>https://osm.org/search?query=Avenue de l'Aviation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Frères Legrain</text:p>
          </table:table-cell>
          <table:table-cell table:style-name="ce2" office:value-type="string" calcext:value-type="string">
            <text:p>Gebroeders Legrain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33];&quot;,woluwe-saint-pierre&quot;))" office:value-type="string" office:string-value="https://osm.org/search?query=Avenue des Frères Legrain,woluwe-saint-pierre" calcext:value-type="string">
            <text:p>https://osm.org/search?query=Avenue des Frères Legrain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Parc de Woluwe</text:p>
          </table:table-cell>
          <table:table-cell table:style-name="ce2" office:value-type="string" calcext:value-type="string">
            <text:p>Woluwepark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34];&quot;,woluwe-saint-pierre&quot;))" office:value-type="string" office:string-value="https://osm.org/search?query=Avenue du Parc de Woluwe,woluwe-saint-pierre" calcext:value-type="string">
            <text:p>https://osm.org/search?query=Avenue du Parc de Woluw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Baron Albert d'Huart</text:p>
          </table:table-cell>
          <table:table-cell table:style-name="ce2" office:value-type="string" calcext:value-type="string">
            <text:p>Baron Albert d'Huartlaan</text:p>
          </table:table-cell>
          <table:table-cell table:style-name="ce3" office:value-type="string" calcext:value-type="string">
            <text:p>Q283165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35];&quot;,woluwe-saint-pierre&quot;))" office:value-type="string" office:string-value="https://osm.org/search?query=Avenue Baron Albert d'Huart,woluwe-saint-pierre" calcext:value-type="string">
            <text:p>https://osm.org/search?query=Avenue Baron Albert d'Huart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e la Woluwe</text:p>
          </table:table-cell>
          <table:table-cell table:style-name="ce2" office:value-type="string" calcext:value-type="string">
            <text:p>Woluweda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36];&quot;,woluwe-saint-pierre&quot;))" office:value-type="string" office:string-value="https://osm.org/search?query=Boulevard de la Woluwe,woluwe-saint-pierre" calcext:value-type="string">
            <text:p>https://osm.org/search?query=Boulevard de la Woluw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arré aux Platanes</text:p>
          </table:table-cell>
          <table:table-cell table:style-name="ce2" office:value-type="string" calcext:value-type="string">
            <text:p>Platanenwijk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37];&quot;,woluwe-saint-pierre&quot;))" office:value-type="string" office:string-value="https://osm.org/search?query=Carré aux Platanes,woluwe-saint-pierre" calcext:value-type="string">
            <text:p>https://osm.org/search?query=Carré aux Platanes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Tervueren</text:p>
          </table:table-cell>
          <table:table-cell table:style-name="ce2" office:value-type="string" calcext:value-type="string">
            <text:p>Tervuursesteenweg</text:p>
          </table:table-cell>
          <table:table-cell table:style-name="ce2" office:value-type="string" calcext:value-type="string">
            <text:p>Q456544</text:p>
          </table:table-cell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38];&quot;,woluwe-saint-pierre&quot;))" office:value-type="string" office:string-value="https://osm.org/search?query=Chaussée de Tervueren,woluwe-saint-pierre" calcext:value-type="string">
            <text:p>https://osm.org/search?query=Chaussée de Tervueren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 Fer</text:p>
          </table:table-cell>
          <table:table-cell table:style-name="ce2" office:value-type="string" calcext:value-type="string">
            <text:p>IJzer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39];&quot;,woluwe-saint-pierre&quot;))" office:value-type="string" office:string-value="https://osm.org/search?query=Chemin de Fer,woluwe-saint-pierre" calcext:value-type="string">
            <text:p>https://osm.org/search?query=Chemin de Fer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 l'Etang Bemel</text:p>
          </table:table-cell>
          <table:table-cell table:style-name="ce2" office:value-type="string" calcext:value-type="string">
            <text:p>Bemel Vijver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40];&quot;,woluwe-saint-pierre&quot;))" office:value-type="string" office:string-value="https://osm.org/search?query=Chemin de l'Etang Bemel,woluwe-saint-pierre" calcext:value-type="string">
            <text:p>https://osm.org/search?query=Chemin de l'Etang Bemel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 la Dame d'Onze Heures</text:p>
          </table:table-cell>
          <table:table-cell table:style-name="ce2" office:value-type="string" calcext:value-type="string">
            <text:p>Elfurenvrouwweg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7" table:formula="of:=HYPERLINK(CONCATENATE(&quot;https://osm.org/search?query=&quot;; [.C341];&quot;,woluwe-saint-pierre&quot;))" office:value-type="string" office:string-value="https://osm.org/search?query=Chemin de la Dame d'Onze Heures,woluwe-saint-pierre" calcext:value-type="string">
            <text:p>https://osm.org/search?query=Chemin de la Dame d'Onze Heures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 la Luge</text:p>
          </table:table-cell>
          <table:table-cell table:style-name="ce2" office:value-type="string" calcext:value-type="string">
            <text:p>Slee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42];&quot;,woluwe-saint-pierre&quot;))" office:value-type="string" office:string-value="https://osm.org/search?query=Chemin de la Luge,woluwe-saint-pierre" calcext:value-type="string">
            <text:p>https://osm.org/search?query=Chemin de la Lug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es Amoureux</text:p>
          </table:table-cell>
          <table:table-cell table:style-name="ce2" office:value-type="string" calcext:value-type="string">
            <text:p>Verliefd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43];&quot;,woluwe-saint-pierre&quot;))" office:value-type="string" office:string-value="https://osm.org/search?query=Chemin des Amoureux,woluwe-saint-pierre" calcext:value-type="string">
            <text:p>https://osm.org/search?query=Chemin des Amoureux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Pont du Diable</text:p>
          </table:table-cell>
          <table:table-cell table:style-name="ce2" office:value-type="string" calcext:value-type="string">
            <text:p>Duivelsbrug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44];&quot;,woluwe-saint-pierre&quot;))" office:value-type="string" office:string-value="https://osm.org/search?query=Chemin du Pont du Diable,woluwe-saint-pierre" calcext:value-type="string">
            <text:p>https://osm.org/search?query=Chemin du Pont du Diabl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Saint-Georges</text:p>
          </table:table-cell>
          <table:table-cell table:style-name="ce2" office:value-type="string" calcext:value-type="string">
            <text:p>Sint-Georgiusgaarde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45];&quot;,woluwe-saint-pierre&quot;))" office:value-type="string" office:string-value="https://osm.org/search?query=Clos Saint-Georges,woluwe-saint-pierre" calcext:value-type="string">
            <text:p>https://osm.org/search?query=Clos Saint-Georges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los des Lipizzans</text:p>
          </table:table-cell>
          <table:table-cell table:style-name="ce2" office:value-type="string" calcext:value-type="string">
            <text:p>Lippizaner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46];&quot;,woluwe-saint-pierre&quot;))" office:value-type="string" office:string-value="https://osm.org/search?query=Clos des Lipizzans,woluwe-saint-pierre" calcext:value-type="string">
            <text:p>https://osm.org/search?query=Clos des Lipizzans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orniche des Etangs de Woluwe</text:p>
          </table:table-cell>
          <table:table-cell table:style-name="ce2" office:value-type="string" calcext:value-type="string">
            <text:p>Woluwevijvers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47];&quot;,woluwe-saint-pierre&quot;))" office:value-type="string" office:string-value="https://osm.org/search?query=Corniche des Etangs de Woluwe,woluwe-saint-pierre" calcext:value-type="string">
            <text:p>https://osm.org/search?query=Corniche des Etangs de Woluw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eve des Mustangs</text:p>
          </table:table-cell>
          <table:table-cell table:style-name="ce2" office:value-type="string" calcext:value-type="string">
            <text:p>Mustang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48];&quot;,woluwe-saint-pierre&quot;))" office:value-type="string" office:string-value="https://osm.org/search?query=Dreve des Mustangs,woluwe-saint-pierre" calcext:value-type="string">
            <text:p>https://osm.org/search?query=Dreve des Mustangs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e la Demi-Heure</text:p>
          </table:table-cell>
          <table:table-cell table:style-name="ce2" office:value-type="string" calcext:value-type="string">
            <text:p>Halfuur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49];&quot;,woluwe-saint-pierre&quot;))" office:value-type="string" office:string-value="https://osm.org/search?query=Drève de la Demi-Heure,woluwe-saint-pierre" calcext:value-type="string">
            <text:p>https://osm.org/search?query=Drève de la Demi-Heur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Drève du Prieure</text:p>
          </table:table-cell>
          <table:table-cell table:style-name="ce2" office:value-type="string" calcext:value-type="string">
            <text:p>Priorijdreef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50];&quot;,woluwe-saint-pierre&quot;))" office:value-type="string" office:string-value="https://osm.org/search?query=Drève du Prieure,woluwe-saint-pierre" calcext:value-type="string">
            <text:p>https://osm.org/search?query=Drève du Prieur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Esplanade Paul-Henri Spaak</text:p>
          </table:table-cell>
          <table:table-cell table:style-name="ce2" office:value-type="string" calcext:value-type="string">
            <text:p>Paul-Henri Spaakvoorplein</text:p>
          </table:table-cell>
          <table:table-cell table:style-name="ce3" office:value-type="string" calcext:value-type="string">
            <text:p>Q1556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51];&quot;,woluwe-saint-pierre&quot;))" office:value-type="string" office:string-value="https://osm.org/search?query=Esplanade Paul-Henri Spaak,woluwe-saint-pierre" calcext:value-type="string">
            <text:p>https://osm.org/search?query=Esplanade Paul-Henri Spaak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Ferdinand Kinnen</text:p>
          </table:table-cell>
          <table:table-cell table:style-name="ce2" office:value-type="string" calcext:value-type="string">
            <text:p>Ferdinand Kinn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7" table:formula="of:=HYPERLINK(CONCATENATE(&quot;https://osm.org/search?query=&quot;; [.C352];&quot;,woluwe-saint-pierre&quot;))" office:value-type="string" office:string-value="https://osm.org/search?query=Rue Ferdinand Kinnen,woluwe-saint-pierre" calcext:value-type="string">
            <text:p>https://osm.org/search?query=Rue Ferdinand Kinnen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Bruyères</text:p>
          </table:table-cell>
          <table:table-cell table:style-name="ce2" office:value-type="string" calcext:value-type="string">
            <text:p>Heidekrui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53];&quot;,woluwe-saint-pierre&quot;))" office:value-type="string" office:string-value="https://osm.org/search?query=Avenue des Bruyères,woluwe-saint-pierre" calcext:value-type="string">
            <text:p>https://osm.org/search?query=Avenue des Bruyères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Muguets</text:p>
          </table:table-cell>
          <table:table-cell table:style-name="ce2" office:value-type="string" calcext:value-type="string">
            <text:p>Meiklokje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54];&quot;,woluwe-saint-pierre&quot;))" office:value-type="string" office:string-value="https://osm.org/search?query=Avenue des Muguets,woluwe-saint-pierre" calcext:value-type="string">
            <text:p>https://osm.org/search?query=Avenue des Muguets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Ferme</text:p>
          </table:table-cell>
          <table:table-cell table:number-columns-repeated="2"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55];&quot;,woluwe-saint-pierre&quot;))" office:value-type="string" office:string-value="https://osm.org/search?query=Rue de la Ferme,woluwe-saint-pierre" calcext:value-type="string">
            <text:p>https://osm.org/search?query=Rue de la Ferm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arvis Saint-Pierre</text:p>
          </table:table-cell>
          <table:table-cell table:style-name="ce2" office:value-type="string" calcext:value-type="string">
            <text:p>Sint-Pietersvoor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56];&quot;,woluwe-saint-pierre&quot;))" office:value-type="string" office:string-value="https://osm.org/search?query=Parvis Saint-Pierre,woluwe-saint-pierre" calcext:value-type="string">
            <text:p>https://osm.org/search?query=Parvis Saint-Pierr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etite rue de l'hoptial</text:p>
          </table:table-cell>
          <table:table-cell table:style-name="ce2" office:value-type="string" calcext:value-type="string">
            <text:p>Kleine Gasth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57];&quot;,woluwe-saint-pierre&quot;))" office:value-type="string" office:string-value="https://osm.org/search?query=Petite rue de l'hoptial,woluwe-saint-pierre" calcext:value-type="string">
            <text:p>https://osm.org/search?query=Petite rue de l'hoptial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Place de l'Orée</text:p>
          </table:table-cell>
          <table:table-cell table:style-name="ce2" office:value-type="string" calcext:value-type="string">
            <text:p>Bosrand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58];&quot;,woluwe-saint-pierre&quot;))" office:value-type="string" office:string-value="https://osm.org/search?query=Place de l'Orée,woluwe-saint-pierre" calcext:value-type="string">
            <text:p>https://osm.org/search?query=Place de l'Oré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'Argile</text:p>
          </table:table-cell>
          <table:table-cell table:style-name="ce2" office:value-type="string" calcext:value-type="string">
            <text:p>Potaar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59];&quot;,woluwe-saint-pierre&quot;))" office:value-type="string" office:string-value="https://osm.org/search?query=Rue d'Argile,woluwe-saint-pierre" calcext:value-type="string">
            <text:p>https://osm.org/search?query=Rue d'Argil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oute Gouvernementale</text:p>
          </table:table-cell>
          <table:table-cell table:style-name="ce2" office:value-type="string" calcext:value-type="string">
            <text:p>Gouvernementsweg / Goevernements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60];&quot;,woluwe-saint-pierre&quot;))" office:value-type="string" office:string-value="https://osm.org/search?query=Route Gouvernementale,woluwe-saint-pierre" calcext:value-type="string">
            <text:p>https://osm.org/search?query=Route Gouvernemental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ndré Fauchille</text:p>
          </table:table-cell>
          <table:table-cell table:style-name="ce2" office:value-type="string" calcext:value-type="string">
            <text:p>André Fauchill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7" table:formula="of:=HYPERLINK(CONCATENATE(&quot;https://osm.org/search?query=&quot;; [.C361];&quot;,woluwe-saint-pierre&quot;))" office:value-type="string" office:string-value="https://osm.org/search?query=Rue André Fauchille,woluwe-saint-pierre" calcext:value-type="string">
            <text:p>https://osm.org/search?query=Rue André Fauchill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enrotte</text:p>
          </table:table-cell>
          <table:table-cell table:style-name="ce2" office:value-type="string" calcext:value-type="string">
            <text:p>Henrottelaan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7" table:formula="of:=HYPERLINK(CONCATENATE(&quot;https://osm.org/search?query=&quot;; [.C362];&quot;,woluwe-saint-pierre&quot;))" office:value-type="string" office:string-value="https://osm.org/search?query=Rue Henrotte,woluwe-saint-pierre" calcext:value-type="string">
            <text:p>https://osm.org/search?query=Rue Henrott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J.B. Lepage</text:p>
          </table:table-cell>
          <table:table-cell table:style-name="ce2" office:value-type="string" calcext:value-type="string">
            <text:p>J.B. Lepagestraat</text:p>
          </table:table-cell>
          <table:table-cell table:style-name="ce3" office:value-type="string" calcext:value-type="string">
            <text:p>Q54185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63];&quot;,woluwe-saint-pierre&quot;))" office:value-type="string" office:string-value="https://osm.org/search?query=Rue J.B. Lepage,woluwe-saint-pierre" calcext:value-type="string">
            <text:p>https://osm.org/search?query=Rue J.B. Lepag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Maurice Liétart</text:p>
          </table:table-cell>
          <table:table-cell table:style-name="ce2" office:value-type="string" calcext:value-type="string">
            <text:p>Maurice Liéta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page Wikidata ni WikiPedia</text:p>
          </table:table-cell>
          <table:table-cell/>
          <table:table-cell table:style-name="ce7" table:formula="of:=HYPERLINK(CONCATENATE(&quot;https://osm.org/search?query=&quot;; [.C364];&quot;,woluwe-saint-pierre&quot;))" office:value-type="string" office:string-value="https://osm.org/search?query=Rue Maurice Liétart,woluwe-saint-pierre" calcext:value-type="string">
            <text:p>https://osm.org/search?query=Rue Maurice Liétart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Père Eudore Devroye</text:p>
          </table:table-cell>
          <table:table-cell table:style-name="ce2" office:value-type="string" calcext:value-type="string">
            <text:p>Pater Eudore Devroyestraat</text:p>
          </table:table-cell>
          <table:table-cell table:style-name="ce2" office:value-type="string" calcext:value-type="string">
            <text:p>-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Eudore_Devroye" xlink:type="simple">https://fr.wikipedia.org/wiki/Eudore_Devroye</text:a></text:p>
          </table:table-cell>
          <table:table-cell/>
          <table:table-cell table:style-name="ce7" table:formula="of:=HYPERLINK(CONCATENATE(&quot;https://osm.org/search?query=&quot;; [.C365];&quot;,woluwe-saint-pierre&quot;))" office:value-type="string" office:string-value="https://osm.org/search?query=Rue Père Eudore Devroye,woluwe-saint-pierre" calcext:value-type="string">
            <text:p>https://osm.org/search?query=Rue Père Eudore Devroy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aint-Hubert</text:p>
          </table:table-cell>
          <table:table-cell table:style-name="ce2" office:value-type="string" calcext:value-type="string">
            <text:p>Sint-Huibrechtsstraat</text:p>
          </table:table-cell>
          <table:table-cell table:style-name="ce3" office:value-type="string" calcext:value-type="string">
            <text:p>Q15983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66];&quot;,woluwe-saint-pierre&quot;))" office:value-type="string" office:string-value="https://osm.org/search?query=Rue Saint-Hubert,woluwe-saint-pierre" calcext:value-type="string">
            <text:p>https://osm.org/search?query=Rue Saint-Hubert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Alexandre</text:p>
          </table:table-cell>
          <table:table-cell table:style-name="ce2" office:value-type="string" calcext:value-type="string">
            <text:p>Alexandreplei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67];&quot;,woluwe-saint-pierre&quot;))" office:value-type="string" office:string-value="https://osm.org/search?query=Square Alexandre,woluwe-saint-pierre" calcext:value-type="string">
            <text:p>https://osm.org/search?query=Square Alexandr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Léopold II</text:p>
          </table:table-cell>
          <table:table-cell table:style-name="ce2" office:value-type="string" calcext:value-type="string">
            <text:p>Leopold II Plein</text:p>
          </table:table-cell>
          <table:table-cell table:style-name="ce3" office:value-type="string" calcext:value-type="string">
            <text:p>Q129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68];&quot;,woluwe-saint-pierre&quot;))" office:value-type="string" office:string-value="https://osm.org/search?query=Square Léopold II,woluwe-saint-pierre" calcext:value-type="string">
            <text:p>https://osm.org/search?query=Square Léopold II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Square Maréchal Montgomery</text:p>
          </table:table-cell>
          <table:table-cell table:style-name="ce2" office:value-type="string" calcext:value-type="string">
            <text:p>Maarschalk Montgomeryplein</text:p>
          </table:table-cell>
          <table:table-cell table:style-name="ce3" office:value-type="string" calcext:value-type="string">
            <text:p>Q15202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69];&quot;,woluwe-saint-pierre&quot;))" office:value-type="string" office:string-value="https://osm.org/search?query=Square Maréchal Montgomery,woluwe-saint-pierre" calcext:value-type="string">
            <text:p>https://osm.org/search?query=Square Maréchal Montgomery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Montgomery</text:p>
          </table:table-cell>
          <table:table-cell table:style-name="ce2" office:value-type="string" calcext:value-type="string">
            <text:p>Montgomerytunnel</text:p>
          </table:table-cell>
          <table:table-cell table:style-name="ce3" office:value-type="string" calcext:value-type="string">
            <text:p>Q15202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7" table:formula="of:=HYPERLINK(CONCATENATE(&quot;https://osm.org/search?query=&quot;; [.C370];&quot;,woluwe-saint-pierre&quot;))" office:value-type="string" office:string-value="https://osm.org/search?query=Tunnel Montgomery,woluwe-saint-pierre" calcext:value-type="string">
            <text:p>https://osm.org/search?query=Tunnel Montgomery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Tervuren</text:p>
          </table:table-cell>
          <table:table-cell table:style-name="ce2" office:value-type="string" calcext:value-type="string">
            <text:p>Tervurentunnel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71];&quot;,woluwe-saint-pierre&quot;))" office:value-type="string" office:string-value="https://osm.org/search?query=Tunnel Tervuren,woluwe-saint-pierre" calcext:value-type="string">
            <text:p>https://osm.org/search?query=Tunnel Tervuren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Venelle Bleue</text:p>
          </table:table-cell>
          <table:table-cell table:style-name="ce2" office:value-type="string" calcext:value-type="string">
            <text:p>Blauw Dreveke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72];&quot;,woluwe-saint-pierre&quot;))" office:value-type="string" office:string-value="https://osm.org/search?query=Venelle Bleue,woluwe-saint-pierre" calcext:value-type="string">
            <text:p>https://osm.org/search?query=Venelle Bleue,woluwe-saint-pierr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es Pins Noirs</text:p>
          </table:table-cell>
          <table:table-cell table:number-columns-repeated="2"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7" table:formula="of:=HYPERLINK(CONCATENATE(&quot;https://osm.org/search?query=&quot;; [.C373];&quot;,woluwe-saint-pierre&quot;))" office:value-type="string" office:string-value="https://osm.org/search?query=Avenue des Pins Noirs,woluwe-saint-pierre" calcext:value-type="string">
            <text:p>https://osm.org/search?query=Avenue des Pins Noirs,woluwe-saint-pierre</text:p>
          </table:table-cell>
          <table:table-cell table:number-columns-repeated="1015"/>
        </table:table-row>
        <table:table-row table:style-name="ro2">
          <table:table-cell table:number-columns-repeated="5"/>
          <table:table-cell table:content-validation-name="val1"/>
          <table:table-cell table:number-columns-repeated="1018"/>
        </table:table-row>
        <table:table-row table:style-name="ro2" table:number-rows-repeated="104820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BA6BCDCE_5CE4_48E6_9C43_3C3DB67201B9_.wvu.FilterData" table:base-cell-address="$'woluwe-saint-pierre'.$A$1" table:cell-range-address="$'woluwe-saint-pierre'.$A$1:.$I$373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woluwe-saint-pierre" style:display-name="PageStyle_woluwe-saint-pierr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68" meta:object-count="0"/>
    <meta:generator>LibreOfficeDev/6.0.5.2$Linux_X86_64 LibreOffice_project/</meta:generator>
  </office:meta>
</office:document-meta>
</file>